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1cm"/>
    </style:style>
    <style:style style:name="co2" style:family="table-column">
      <style:table-column-properties fo:break-before="auto" style:column-width="5.749cm"/>
    </style:style>
    <style:style style:name="co3" style:family="table-column">
      <style:table-column-properties fo:break-before="auto" style:column-width="14.596cm"/>
    </style:style>
    <style:style style:name="co4" style:family="table-column">
      <style:table-column-properties fo:break-before="auto" style:column-width="4.577cm"/>
    </style:style>
    <style:style style:name="co5" style:family="table-column">
      <style:table-column-properties fo:break-before="auto" style:column-width="10.881cm"/>
    </style:style>
    <style:style style:name="co6" style:family="table-column">
      <style:table-column-properties fo:break-before="auto" style:column-width="7.719cm"/>
    </style:style>
    <style:style style:name="co7" style:family="table-column">
      <style:table-column-properties fo:break-before="auto" style:column-width="13.935cm"/>
    </style:style>
    <style:style style:name="co8" style:family="table-column">
      <style:table-column-properties fo:break-before="auto" style:column-width="17.542cm"/>
    </style:style>
    <style:style style:name="co9"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6.369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5.95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5.106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4.685cm" fo:break-before="auto" style:use-optimal-row-height="true"/>
    </style:style>
    <style:style style:name="ro13" style:family="table-row">
      <style:table-row-properties style:row-height="10.162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5.528cm" fo:break-before="auto" style:use-optimal-row-height="true"/>
    </style:style>
    <style:style style:name="ro16" style:family="table-row">
      <style:table-row-properties style:row-height="7.213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7.634cm" fo:break-before="auto" style:use-optimal-row-height="true"/>
    </style:style>
    <style:style style:name="ro19" style:family="table-row">
      <style:table-row-properties style:row-height="9.74cm" fo:break-before="auto" style:use-optimal-row-height="true"/>
    </style:style>
    <style:style style:name="ro20" style:family="table-row">
      <style:table-row-properties style:row-height="6.791cm" fo:break-before="auto" style:use-optimal-row-height="true"/>
    </style:style>
    <style:style style:name="ro21" style:family="table-row">
      <style:table-row-properties style:row-height="8.897cm" fo:break-before="auto" style:use-optimal-row-height="true"/>
    </style:style>
    <style:style style:name="ro22" style:family="table-row">
      <style:table-row-properties style:row-height="8.056cm" fo:break-before="auto" style:use-optimal-row-height="true"/>
    </style:style>
    <style:style style:name="ro23" style:family="table-row">
      <style:table-row-properties style:row-height="12.26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background-color="#ff3333" style:vertical-align="top"/>
    </style:style>
    <style:style style:name="ce3" style:family="table-cell" style:parent-style-name="Default">
      <style:table-cell-properties fo:background-color="#00cc00" style:vertical-align="top"/>
    </style:style>
    <style:style style:name="ce4" style:family="table-cell" style:parent-style-name="Default">
      <style:table-cell-properties fo:background-color="#00cc33" style:vertical-align="top"/>
    </style:style>
    <style:style style:name="ce5" style:family="table-cell" style:parent-style-name="Default">
      <style:table-cell-properties fo:wrap-option="wrap" style:vertical-align="top"/>
    </style:style>
    <style:style style:name="ce6" style:family="table-cell" style:parent-style-name="Default">
      <style:table-cell-properties fo:background-color="#ff3333" fo:wrap-option="wrap" style:vertical-align="top"/>
    </style:style>
    <style:style style:name="ce7" style:family="table-cell" style:parent-style-name="Default">
      <style:table-cell-properties fo:background-color="#00cc00" fo:wrap-option="wrap" style:vertical-align="top"/>
    </style:style>
    <style:style style:name="ce8" style:family="table-cell" style:parent-style-name="Default">
      <style:table-cell-properties fo:background-color="#00cc33" fo:wrap-option="wrap" style:vertical-align="top"/>
    </style:style>
    <style:style style:name="ce9" style:family="table-cell" style:parent-style-name="Default">
      <style:table-cell-properties fo:background-color="#ff3333"/>
    </style:style>
    <style:style style:name="ce10" style:family="table-cell" style:parent-style-name="Default">
      <style:table-cell-properties fo:background-color="#00cc00"/>
    </style:style>
    <style:style style:name="ce11" style:family="table-cell" style:parent-style-name="Default">
      <style:table-cell-properties fo:background-color="#00cc33"/>
    </style:style>
  </office:automatic-styles>
  <office:body>
    <office:spreadsheet>
      <table:table table:name="labels" table:style-name="ta1">
        <table:table-column table:style-name="co1" table:default-cell-style-name="ce1"/>
        <table:table-column table:style-name="co2" table:default-cell-style-name="ce1"/>
        <table:table-column table:style-name="co3" table:default-cell-style-name="ce5"/>
        <table:table-column table:style-name="co4" table:default-cell-style-name="ce5"/>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5" table:default-cell-style-name="ce1"/>
        <table:table-column table:style-name="co9" table:default-cell-style-name="Default"/>
        <table:table-row table:style-name="ro1">
          <table:table-cell office:value-type="string">
            <text:p>ra_id</text:p>
          </table:table-cell>
          <table:table-cell office:value-type="string">
            <text:p>label_name</text:p>
          </table:table-cell>
          <table:table-cell office:value-type="string">
            <text:p>label_descr</text:p>
          </table:table-cell>
          <table:table-cell office:value-type="string">
            <text:p>location</text:p>
          </table:table-cell>
          <table:table-cell office:value-type="string">
            <text:p>soundcloud</text:p>
          </table:table-cell>
          <table:table-cell office:value-type="string">
            <text:p>email</text:p>
          </table:table-cell>
          <table:table-cell office:value-type="string">
            <text:p>website</text:p>
          </table:table-cell>
          <table:table-cell office:value-type="string">
            <text:p>facebook</text:p>
          </table:table-cell>
          <table:table-cell table:number-columns-repeated="1016"/>
        </table:table-row>
        <table:table-row table:style-name="ro2">
          <table:table-cell table:style-name="ce2" office:value-type="float" office:value="12482">
            <text:p>12482</text:p>
          </table:table-cell>
          <table:table-cell table:style-name="ce2" office:value-type="string">
            <text:p>North Of Nowhere Records</text:p>
          </table:table-cell>
          <table:table-cell table:style-name="ce6" office:value-type="string">
            <text:p>Techno/Experimental oriented label based out of Montreal, Quebec. View all charted tracks on North Of Nowhere Records</text:p>
          </table:table-cell>
          <table:table-cell table:style-name="ce6" office:value-type="string">
            <text:p>Montreal, Canada</text:p>
          </table:table-cell>
          <table:table-cell table:style-name="ce2" office:value-type="string">
            <text:p>http://www.soundcloud.com/north-of-nowhere-records</text:p>
          </table:table-cell>
          <table:table-cell table:style-name="ce2" office:value-type="string">
            <text:p>NULL</text:p>
          </table:table-cell>
          <table:table-cell table:style-name="ce2" office:value-type="string">
            <text:p>http://northofnowhererecords.bandcamp.com/</text:p>
          </table:table-cell>
          <table:table-cell table:style-name="ce2" office:value-type="string">
            <text:p>http://www.facebook.com/northofnowhererecords</text:p>
          </table:table-cell>
          <table:table-cell table:style-name="ce2" table:number-columns-repeated="1015"/>
          <table:table-cell table:style-name="ce9"/>
        </table:table-row>
        <table:table-row table:style-name="ro3">
          <table:table-cell table:style-name="ce2" office:value-type="float" office:value="12464">
            <text:p>12464</text:p>
          </table:table-cell>
          <table:table-cell table:style-name="ce2" office:value-type="string">
            <text:p>Linda Records</text:p>
          </table:table-cell>
          <table:table-cell table:style-name="ce6" office:value-type="string">
            <text:p>Linda Records - Vinyl only label - Techno - Experimental - Techno Punk Linda Records releases have been charted by Ancient Methods and 6 others. View all charted tracks on Linda Records</text:p>
          </table:table-cell>
          <table:table-cell table:style-name="ce6" office:value-type="string">
            <text:p>384A Hale End Road,</text:p>
          </table:table-cell>
          <table:table-cell table:style-name="ce2" office:value-type="string">
            <text:p>http://www.soundcloud.com/linda-records</text:p>
          </table:table-cell>
          <table:table-cell table:style-name="ce2" office:value-type="string">
            <text:p>lindarecords2015@gmail.com</text:p>
          </table:table-cell>
          <table:table-cell table:style-name="ce2" office:value-type="string">
            <text:p>http://www.lindarecords.co.uk</text:p>
          </table:table-cell>
          <table:table-cell table:style-name="ce2" office:value-type="string">
            <text:p>http://www.facebook.com/Lindarecs?fref=nf</text:p>
          </table:table-cell>
          <table:table-cell table:style-name="ce2" table:number-columns-repeated="1015"/>
          <table:table-cell table:style-name="ce9"/>
        </table:table-row>
        <table:table-row table:style-name="ro4">
          <table:table-cell table:style-name="ce2" office:value-type="float" office:value="12453">
            <text:p>12453</text:p>
          </table:table-cell>
          <table:table-cell table:style-name="ce2" office:value-type="string">
            <text:p>Stellar Remnant</text:p>
          </table:table-cell>
          <table:table-cell table:style-name="ce6" office:value-type="string">
            <text:p>Stellar Remnant is a Record a Label and an Online Record shop heavily curated by Ed Vertov of Pro-Tez records/Kompakt Family and Lena Deen - the recording artist for Prologue music record label . It is based in LA and is set to release exclusive Vinyl only series of records and represent several Exclusive Labels for Distribution Worldwide . Having experience in the record industry for about 10 years Ed Vertov has worked in the records shops since 2005 .Starting at Virgin Megastore, then moving on to Amoeba Hollywood and eventually landing at Mount Analog in 2012 as on of the buyers and curators until march 2015. Stellar Remnant is a new record label that will reflect the fascination with Techno,Ambient, Experimental music and will be curated by Ed and Lena . Lena has been producing music for several years and her music could be found on Germany's leading techno label Prologue. Stellar Remnant record shop will have new releases and also classics and records that are played in Dj sets/podcasts by Ed and Lena as EVLD outfit and of small amount pf out of print and hard to find records. Eventually the goal of SR is to grow in to a store front which will include Analog Modular Gear and a Small Vinyl Distribution company. View all charted tracks on Stellar Remnant</text:p>
          </table:table-cell>
          <table:table-cell table:style-name="ce6" office:value-type="string">
            <text:p>Los Angeles, USA</text:p>
          </table:table-cell>
          <table:table-cell table:style-name="ce2" office:value-type="string">
            <text:p>http://www.soundcloud.com/stellaremnant</text:p>
          </table:table-cell>
          <table:table-cell table:style-name="ce2" office:value-type="string">
            <text:p>info@stellaremnant.com</text:p>
          </table:table-cell>
          <table:table-cell table:style-name="ce2" office:value-type="string">
            <text:p>http://www.stellaremnant.com/</text:p>
          </table:table-cell>
          <table:table-cell table:style-name="ce2" office:value-type="string">
            <text:p>http://www.facebook.com/pages/Stellar-Remnant/741332559317439</text:p>
          </table:table-cell>
          <table:table-cell table:style-name="ce2" table:number-columns-repeated="1015"/>
          <table:table-cell table:style-name="ce9"/>
        </table:table-row>
        <table:table-row table:style-name="ro5">
          <table:table-cell table:style-name="ce2" office:value-type="float" office:value="12389">
            <text:p>12389</text:p>
          </table:table-cell>
          <table:table-cell table:style-name="ce2" office:value-type="string">
            <text:p>EWM</text:p>
          </table:table-cell>
          <table:table-cell table:style-name="ce6" office:value-type="string">
            <text:p>An experimental environment of electronic music based on Techno. EWM Label (ENTER WHISPER MUSIC), founded by dj &amp; producer Artem Yavnikov (ENTER) / Based in Moscow, Russia. "Try to feel the whisper of music, enter into your mind and feel the strong vibes of sound, that's what EWM Label talks about" (Artem Yavnikov) ///Send your Demos: ewmlabel@inbox.ru View all charted tracks on EWM</text:p>
          </table:table-cell>
          <table:table-cell table:style-name="ce6" office:value-type="string">
            <text:p>Moscow, Russia</text:p>
          </table:table-cell>
          <table:table-cell table:style-name="ce2" office:value-type="string">
            <text:p>http://www.soundcloud.com/enterwhispermusic</text:p>
          </table:table-cell>
          <table:table-cell table:style-name="ce2" office:value-type="string">
            <text:p>ewmlabel@inbox.ru</text:p>
          </table:table-cell>
          <table:table-cell table:style-name="ce2" office:value-type="string">
            <text:p>NULL</text:p>
          </table:table-cell>
          <table:table-cell table:style-name="ce2" office:value-type="string">
            <text:p>http://www.facebook.com/enterwhispermusic</text:p>
          </table:table-cell>
          <table:table-cell table:style-name="ce2" table:number-columns-repeated="1015"/>
          <table:table-cell table:style-name="ce9"/>
        </table:table-row>
        <table:table-row table:style-name="ro6">
          <table:table-cell table:style-name="ce2" office:value-type="float" office:value="12379">
            <text:p>12379</text:p>
          </table:table-cell>
          <table:table-cell table:style-name="ce2" office:value-type="string">
            <text:p>Dysfunction Recordings</text:p>
          </table:table-cell>
          <table:table-cell table:style-name="ce6" office:value-type="string">
            <text:p>Dysfunction Recordings is a fresh new label created by the DJ &amp; Producer Simon Raw,which is based on the magic island and electronic music mekka Ibiza.Focused on representing and supporting of artist in the international electronic scene with a creativ unique sound.Particularly from the music direction : Techno, Electronic, Experimental and Ambient. he message is "Be different,be yourself and live your passion". In one kind you can see techno also as a dysfunction.Because for a non techno loving persons it sound like a huge dysfunction of sounds and thats the difference to us. The dysfunction of unexplainable love and feeling to this music even more like a addiction.Lost in dancing tones,sounds,lights and frequencies over night and day and that the point.We are all different.We are all just a Dysfunction of the life what we choose but nobody can understand the point of view ,when he is not a part of it.So what to say more than "Just be your own Dysfunction and get lost in Techno“. Artist´s: Simon Raw JustJ ohsen 742D Rowsky Senal Analogica Send demo´s please to: info@dysfunctionrecordings.com View all charted tracks on Dysfunction Recordings</text:p>
          </table:table-cell>
          <table:table-cell table:style-name="ce6" office:value-type="string">
            <text:p>Ibiza</text:p>
          </table:table-cell>
          <table:table-cell table:style-name="ce2" office:value-type="string">
            <text:p>http://www.soundcloud.com/dysfunction-recordings</text:p>
          </table:table-cell>
          <table:table-cell table:style-name="ce2" office:value-type="string">
            <text:p>info@dysfunctionrecordings,com</text:p>
          </table:table-cell>
          <table:table-cell table:style-name="ce2" office:value-type="string">
            <text:p>http://www.dysfunctionrecordings.com</text:p>
          </table:table-cell>
          <table:table-cell table:style-name="ce2" office:value-type="string">
            <text:p>http://www.facebook.com/dysfunction.recordings</text:p>
          </table:table-cell>
          <table:table-cell table:style-name="ce2" table:number-columns-repeated="1015"/>
          <table:table-cell table:style-name="ce9"/>
        </table:table-row>
        <table:table-row table:style-name="ro2">
          <table:table-cell table:style-name="ce2" office:value-type="float" office:value="12363">
            <text:p>12363</text:p>
          </table:table-cell>
          <table:table-cell table:style-name="ce2" office:value-type="string">
            <text:p>Temporal Cast</text:p>
          </table:table-cell>
          <table:table-cell table:style-name="ce6" office:value-type="string">
            <text:p>Melbourne-based label, committed to providing a platform for the more experimental takes on house and techno. View all charted tracks on Temporal Cast</text:p>
          </table:table-cell>
          <table:table-cell table:style-name="ce6" office:value-type="string">
            <text:p>Carlton</text:p>
          </table:table-cell>
          <table:table-cell table:style-name="ce2" office:value-type="string">
            <text:p>http://www.soundcloud.com/temporal-cast</text:p>
          </table:table-cell>
          <table:table-cell table:style-name="ce2" office:value-type="string">
            <text:p>temporalcastmelbourne@gmail.com</text:p>
          </table:table-cell>
          <table:table-cell table:style-name="ce2" office:value-type="string">
            <text:p>http://soundcloud.com/temporal-cast</text:p>
          </table:table-cell>
          <table:table-cell table:style-name="ce2" office:value-type="string">
            <text:p>NULL</text:p>
          </table:table-cell>
          <table:table-cell table:style-name="ce2" table:number-columns-repeated="1015"/>
          <table:table-cell table:style-name="ce9"/>
        </table:table-row>
        <table:table-row table:style-name="ro3">
          <table:table-cell table:style-name="ce3" office:value-type="float" office:value="12336">
            <text:p>12336</text:p>
          </table:table-cell>
          <table:table-cell table:style-name="ce3" office:value-type="string">
            <text:p>Tripalium Records</text:p>
          </table:table-cell>
          <table:table-cell table:style-name="ce7" office:value-type="string">
            <text:p>Home Record Label of : Digital Mutant Series Tripalium Rave Series Acid Avengers Records Not only music to dance. Not only music to think. Techno, Acid, Experimental, Rave, Industrial, Braindance, Breaks. View all charted tracks on Tripalium Records</text:p>
          </table:table-cell>
          <table:table-cell table:style-name="ce7" office:value-type="string">
            <text:p>30, boulevard de Rochechouart</text:p>
          </table:table-cell>
          <table:table-cell table:style-name="ce3" office:value-type="string">
            <text:p>http://www.soundcloud.com/tripalium-corp</text:p>
          </table:table-cell>
          <table:table-cell table:style-name="ce3" office:value-type="string">
            <text:p>benjamin@tripaliumcorp.com</text:p>
          </table:table-cell>
          <table:table-cell table:style-name="ce3" office:value-type="string">
            <text:p>http://www.tripaliumcorp.com</text:p>
          </table:table-cell>
          <table:table-cell table:style-name="ce3" office:value-type="string">
            <text:p>http://www.facebook.com/tripaliumcorp</text:p>
          </table:table-cell>
          <table:table-cell table:style-name="ce3" table:number-columns-repeated="1015"/>
          <table:table-cell table:style-name="ce10"/>
        </table:table-row>
        <table:table-row table:style-name="ro7">
          <table:table-cell table:style-name="ce2" office:value-type="float" office:value="12154">
            <text:p>12154</text:p>
          </table:table-cell>
          <table:table-cell table:style-name="ce2" office:value-type="string">
            <text:p>Soupherb Records</text:p>
          </table:table-cell>
          <table:table-cell table:style-name="ce6" office:value-type="string">
            <text:p>Soupherb Records an imprint of Ash Roy and Ashvin Mani Sharma aka Calm Chor, co-founders of the erstwhile Jalebee Cartel. The aim of the label is to provide an outlet for forward thinking and experimental music producers in the genres of Techno, Minimal, House and all the sub genres that go with it. View all charted tracks on Soupherb Records</text:p>
          </table:table-cell>
          <table:table-cell table:style-name="ce6" office:value-type="string">
            <text:p>403, Tower-9, Fresco, Nirvana Country, Gurgaon - 122001</text:p>
          </table:table-cell>
          <table:table-cell table:style-name="ce2" office:value-type="string">
            <text:p>http://www.soundcloud.com/soupherb-records</text:p>
          </table:table-cell>
          <table:table-cell table:style-name="ce2" office:value-type="string">
            <text:p>info@soupherb.in</text:p>
          </table:table-cell>
          <table:table-cell table:style-name="ce2" office:value-type="string">
            <text:p>NULL</text:p>
          </table:table-cell>
          <table:table-cell table:style-name="ce2" office:value-type="string">
            <text:p>http://www.facebook.com/SoupherbRecords</text:p>
          </table:table-cell>
          <table:table-cell table:style-name="ce2" table:number-columns-repeated="1015"/>
          <table:table-cell table:style-name="ce9"/>
        </table:table-row>
        <table:table-row table:style-name="ro5">
          <table:table-cell table:style-name="ce2" office:value-type="float" office:value="12130">
            <text:p>12130</text:p>
          </table:table-cell>
          <table:table-cell table:style-name="ce2" office:value-type="string">
            <text:p>made of CONCRETE</text:p>
          </table:table-cell>
          <table:table-cell table:style-name="ce6" office:value-type="string">
            <text:p>"made of CONCRETE" is a record label run by the Berlin- and Dresden-based DJ's fumée grise and Andreas Pionty. "made of CONCRETE" is a platform for records shaped by the aesthetic of Techno, House, Ambient and Experimental music. BOOKING: booking@made-of-concrete.com made of CONCRETE releases have been charted by Okain and 19 others. View all charted tracks on made of CONCRETE</text:p>
          </table:table-cell>
          <table:table-cell table:style-name="ce6" office:value-type="string">
            <text:p>Berlin, Germany</text:p>
          </table:table-cell>
          <table:table-cell table:style-name="ce2" office:value-type="string">
            <text:p>http://www.soundcloud.com/made-of-concrete</text:p>
          </table:table-cell>
          <table:table-cell table:style-name="ce2" office:value-type="string">
            <text:p>contact@made-of-concrete.com</text:p>
          </table:table-cell>
          <table:table-cell table:style-name="ce2" office:value-type="string">
            <text:p>http://www.made-of-concrete.com</text:p>
          </table:table-cell>
          <table:table-cell table:style-name="ce2" office:value-type="string">
            <text:p>http://www.facebook.com/madeofconcrete</text:p>
          </table:table-cell>
          <table:table-cell table:style-name="ce2" table:number-columns-repeated="1015"/>
          <table:table-cell table:style-name="ce9"/>
        </table:table-row>
        <table:table-row table:style-name="ro8">
          <table:table-cell table:style-name="ce2" office:value-type="float" office:value="12113">
            <text:p>12113</text:p>
          </table:table-cell>
          <table:table-cell table:style-name="ce2" office:value-type="string">
            <text:p>Maelstrom Remake</text:p>
          </table:table-cell>
          <table:table-cell table:style-name="ce6" office:value-type="string">
            <text:p>Maelstrom Remake is the digital only successor of Maelstrom Recordings. Established in 1994, the label was well known for its deep and experimental sound. Today, Maelstrom Remake comes in two flavours: M/R Shake (House) M/R Move (Techno, Electro) Within these genre borders, Maelstrom Remake delivers a unique musical standpoint that is defined by 20 years of electronic music evolution. View all charted tracks on Maelstrom Remake</text:p>
          </table:table-cell>
          <table:table-cell table:style-name="ce6" office:value-type="string">
            <text:p>Kassel, Germany</text:p>
          </table:table-cell>
          <table:table-cell table:style-name="ce2" office:value-type="string">
            <text:p>http://www.soundcloud.com/maelstrom-remake</text:p>
          </table:table-cell>
          <table:table-cell table:style-name="ce2" office:value-type="string">
            <text:p>hello@maelstrom-remake.de</text:p>
          </table:table-cell>
          <table:table-cell table:style-name="ce2" office:value-type="string">
            <text:p>http://maelstrom-remake.de/</text:p>
          </table:table-cell>
          <table:table-cell table:style-name="ce2" office:value-type="string">
            <text:p>http://www.facebook.com/maelstromremake</text:p>
          </table:table-cell>
          <table:table-cell table:style-name="ce2" table:number-columns-repeated="1015"/>
          <table:table-cell table:style-name="ce9"/>
        </table:table-row>
        <table:table-row table:style-name="ro9">
          <table:table-cell table:style-name="ce2" office:value-type="float" office:value="12096">
            <text:p>12096</text:p>
          </table:table-cell>
          <table:table-cell table:style-name="ce2" office:value-type="string">
            <text:p>SprÃ«e Factory</text:p>
          </table:table-cell>
          <table:table-cell table:style-name="ce6" office:value-type="string">
            <text:p>Soulful musical stories Vinyl &amp; digital label since 2014 The label aims to grow side by side with electronic music and the culture that it represents today. We wish to translate our passion for the pionneers of the genre into an art form, and a mean of expression. we find ourselves equally in jazz, disco and more experimental concrete music, as well as their influences in the creation of a genre of its own. SprÃ«e ? Berlin. A shrine for house music and techno, cosmopolite city at the origin of our artistic process and the musical genres that we wish to produce. Factory ? As a testimony to Pink Floydâ€™s Â« Animals Â» cover album, the 90s raves and the independent spirit of the eponymous Manchester label. It was founded by a group of friends with passion for electronic music and the will to work close to it. SprÃ«e Factory aims to accompagny young artists starting from scratch, chosen for their originality and talent. We want to see their work as producers and djs recognised.</text:p>
          </table:table-cell>
          <table:table-cell table:style-name="ce6" office:value-type="string">
            <text:p>Paris, France</text:p>
          </table:table-cell>
          <table:table-cell table:style-name="ce2" office:value-type="string">
            <text:p>http://www.soundcloud.com/spree-factory</text:p>
          </table:table-cell>
          <table:table-cell table:style-name="ce2" office:value-type="string">
            <text:p>contact@spreefactoryrecords.com</text:p>
          </table:table-cell>
          <table:table-cell table:style-name="ce2" office:value-type="string">
            <text:p>http://spreefactoryrecords.com/home</text:p>
          </table:table-cell>
          <table:table-cell table:style-name="ce2" office:value-type="string">
            <text:p>http://www.facebook.com/spreefactoryrecords/</text:p>
          </table:table-cell>
          <table:table-cell table:style-name="ce2" table:number-columns-repeated="1015"/>
          <table:table-cell table:style-name="ce9"/>
        </table:table-row>
        <table:table-row table:style-name="ro8">
          <table:table-cell table:style-name="ce2" office:value-type="float" office:value="12062">
            <text:p>12062</text:p>
          </table:table-cell>
          <table:table-cell table:style-name="ce2" office:value-type="string">
            <text:p>Kebko Music</text:p>
          </table:table-cell>
          <table:table-cell table:style-name="ce6" office:value-type="string">
            <text:p>Tokyo-based Kebko Music focuses on releasing avant-garde music which is not bounded by any specific genres but embraces the whole range of techno, experimental music, field- &amp;live- recordings and classic music. The core parts of the label are based on small handcrafted editions of cassette tapes. We aim to give a chance for all of artists and listeners to explore their musical experience and creativity. View all charted tracks on Kebko Music</text:p>
          </table:table-cell>
          <table:table-cell table:style-name="ce6" office:value-type="string">
            <text:p>Tokyo, Japan</text:p>
          </table:table-cell>
          <table:table-cell table:style-name="ce2" office:value-type="string">
            <text:p>http://www.soundcloud.com/kebkomusic</text:p>
          </table:table-cell>
          <table:table-cell table:number-columns-repeated="2" table:style-name="ce2" office:value-type="string">
            <text:p>NULL</text:p>
          </table:table-cell>
          <table:table-cell table:style-name="ce2" office:value-type="string">
            <text:p>http://www.facebook.com/kebkomusic</text:p>
          </table:table-cell>
          <table:table-cell table:style-name="ce2" table:number-columns-repeated="1015"/>
          <table:table-cell table:style-name="ce9"/>
        </table:table-row>
        <table:table-row table:style-name="ro8">
          <table:table-cell table:style-name="ce2" office:value-type="float" office:value="12036">
            <text:p>12036</text:p>
          </table:table-cell>
          <table:table-cell table:style-name="ce2" office:value-type="string">
            <text:p>Eye Teeth</text:p>
          </table:table-cell>
          <table:table-cell table:style-name="ce6" office:value-type="string">
            <text:p>Eye Teeth, the new techno sublabel of Interdimensional Transmissions, launches with an EP from Israel Vines. We started this sublabel as way of exploring pure and experimental techno in an entirely contemporary context (where IT often uses historical lenses and a wider musical context). This is Techno from Detroit and America, not Detroit Techno. We would like to see American Techno evolve, and this new imprint is an attempt to be a catalyst in that arena. View all charted tracks on Eye Teeth</text:p>
          </table:table-cell>
          <table:table-cell table:style-name="ce6" office:value-type="string">
            <text:p>Detroit</text:p>
          </table:table-cell>
          <table:table-cell table:style-name="ce2" office:value-type="string">
            <text:p>NULL</text:p>
          </table:table-cell>
          <table:table-cell table:style-name="ce2" office:value-type="string">
            <text:p>eyeteeth@interdimensionaltransmissions.com</text:p>
          </table:table-cell>
          <table:table-cell table:number-columns-repeated="2" table:style-name="ce2" office:value-type="string">
            <text:p>NULL</text:p>
          </table:table-cell>
          <table:table-cell table:style-name="ce2" table:number-columns-repeated="1015"/>
          <table:table-cell table:style-name="ce9"/>
        </table:table-row>
        <table:table-row table:style-name="ro3">
          <table:table-cell table:style-name="ce2" office:value-type="float" office:value="12024">
            <text:p>12024</text:p>
          </table:table-cell>
          <table:table-cell table:style-name="ce2" office:value-type="string">
            <text:p>HDR Limit</text:p>
          </table:table-cell>
          <table:table-cell table:style-name="ce6" office:value-type="string">
            <text:p>HDR Limit is Records Label,focused on quality music, Techno,Dub,Dubby,Minimal,Micro, Electronica and Dark Experimental Emotionally Sound. View all charted tracks on HDR Limit</text:p>
          </table:table-cell>
          <table:table-cell table:style-name="ce6" office:value-type="string">
            <text:p>Aranji Janosa 11</text:p>
          </table:table-cell>
          <table:table-cell table:style-name="ce2" office:value-type="string">
            <text:p>http://www.soundcloud.com/hdr-limit</text:p>
          </table:table-cell>
          <table:table-cell table:style-name="ce2" office:value-type="string">
            <text:p>hdrlimit@gmail.com</text:p>
          </table:table-cell>
          <table:table-cell table:style-name="ce2" office:value-type="string">
            <text:p>NULL</text:p>
          </table:table-cell>
          <table:table-cell table:style-name="ce2" office:value-type="string">
            <text:p>http://www.facebook.com/pages/HDR-Limit/199127646898402</text:p>
          </table:table-cell>
          <table:table-cell table:style-name="ce2" table:number-columns-repeated="1015"/>
          <table:table-cell table:style-name="ce9"/>
        </table:table-row>
        <table:table-row table:style-name="ro3">
          <table:table-cell table:style-name="ce3" office:value-type="float" office:value="11914">
            <text:p>11914</text:p>
          </table:table-cell>
          <table:table-cell table:style-name="ce3" office:value-type="string">
            <text:p>Quiet Strength Records</text:p>
          </table:table-cell>
          <table:table-cell table:style-name="ce7" office:value-type="string">
            <text:p>Quiet Strength Records French label dedicated at the Techno Music (Electronic-Deep-Dub-Dark-Experimental-Mental) Send your demo at: quietstrengthrecords@gmail.com View all charted tracks on Quiet Strength Records</text:p>
          </table:table-cell>
          <table:table-cell table:style-name="ce7" office:value-type="string">
            <text:p>Déville-les-Rouen</text:p>
          </table:table-cell>
          <table:table-cell table:style-name="ce3" office:value-type="string">
            <text:p>http://www.soundcloud.com/quiet-strength-records</text:p>
          </table:table-cell>
          <table:table-cell table:style-name="ce3" office:value-type="string">
            <text:p>quietstrengthrecords@gmail.com</text:p>
          </table:table-cell>
          <table:table-cell table:style-name="ce3" office:value-type="string">
            <text:p>http://quietstrengthrecor.wix.com/qstr</text:p>
          </table:table-cell>
          <table:table-cell table:style-name="ce3" office:value-type="string">
            <text:p>http://www.facebook.com/QuietStrengthRecords</text:p>
          </table:table-cell>
          <table:table-cell table:style-name="ce3" table:number-columns-repeated="1015"/>
          <table:table-cell table:style-name="ce10"/>
        </table:table-row>
        <table:table-row table:style-name="ro9">
          <table:table-cell table:style-name="ce2" office:value-type="float" office:value="11733">
            <text:p>11733</text:p>
          </table:table-cell>
          <table:table-cell table:style-name="ce2" office:value-type="string">
            <text:p>Cavern</text:p>
          </table:table-cell>
          <table:table-cell table:style-name="ce6" office:value-type="string">
            <text:p>Cavern, an exclusive record label focused on the dark sound, keeping main character a minimalist style, experimental sounds and immersive atmospheres. Techno style is also part of this dark family, always maintaining the elegant minimalist concept. Formed by a small group of talented producers who, with his distinctive sound, will introduce us to their abstract musical world presenting us their best masterpieces. Each release will have a special character, where we will see the different ways to create great music, always with different elements within the same idea and with the unique touch that can give each one of our artists. The kind of music you will find here, will not be the most popular, will be a dark minimal techno for demanding people, techno for underground dancefloors, and experimental music to be transported to another world. Cavern will maintain a dark line that only those with a fine ear will be able to understand the concept. View all charted tracks on Cavern</text:p>
          </table:table-cell>
          <table:table-cell table:style-name="ce6" office:value-type="string">
            <text:p>Argentina</text:p>
          </table:table-cell>
          <table:table-cell table:style-name="ce2" office:value-type="string">
            <text:p>http://www.soundcloud.com/cavernlabel</text:p>
          </table:table-cell>
          <table:table-cell table:style-name="ce2" office:value-type="string">
            <text:p>info@cavernlabel.com</text:p>
          </table:table-cell>
          <table:table-cell table:style-name="ce2" office:value-type="string">
            <text:p>http://cavernlabel.com</text:p>
          </table:table-cell>
          <table:table-cell table:style-name="ce2" office:value-type="string">
            <text:p>http://www.facebook.com/cavernlabel</text:p>
          </table:table-cell>
          <table:table-cell table:style-name="ce2" table:number-columns-repeated="1015"/>
          <table:table-cell table:style-name="ce9"/>
        </table:table-row>
        <table:table-row table:style-name="ro8">
          <table:table-cell table:style-name="ce2" office:value-type="float" office:value="11712">
            <text:p>11712</text:p>
          </table:table-cell>
          <table:table-cell table:style-name="ce2" office:value-type="string">
            <text:p>Enfant Records</text:p>
          </table:table-cell>
          <table:table-cell table:style-name="ce6" office:value-type="string">
            <text:p>Enfant Records is born in order to present and select underground music from all over the world. Love and passion are at the base of its philosophy. its approach is to deliver professionality in the sector selecting and promoting only quality music. It's eclecticism involves many of different sounds : Techno, Deep, House , Experimental , Organic , Minimal. Enfant records is ready to step up a new audience ,creating a new "collective" in the underground movement. View all charted tracks on Enfant Records</text:p>
          </table:table-cell>
          <table:table-cell table:style-name="ce6" office:value-type="string">
            <text:p>North, Italy</text:p>
          </table:table-cell>
          <table:table-cell table:style-name="ce2" office:value-type="string">
            <text:p>http://www.soundcloud.com/enfantrecords</text:p>
          </table:table-cell>
          <table:table-cell table:style-name="ce2" office:value-type="string">
            <text:p>enfantrecords@gmail.com</text:p>
          </table:table-cell>
          <table:table-cell table:style-name="ce2" office:value-type="string">
            <text:p>NULL</text:p>
          </table:table-cell>
          <table:table-cell table:style-name="ce2" office:value-type="string">
            <text:p>http://www.facebook.com/enfantrecords</text:p>
          </table:table-cell>
          <table:table-cell table:style-name="ce2" table:number-columns-repeated="1015"/>
          <table:table-cell table:style-name="ce9"/>
        </table:table-row>
        <table:table-row table:style-name="ro8">
          <table:table-cell table:style-name="ce2" office:value-type="float" office:value="11433">
            <text:p>11433</text:p>
          </table:table-cell>
          <table:table-cell table:style-name="ce2" office:value-type="string">
            <text:p>Cuboid</text:p>
          </table:table-cell>
          <table:table-cell table:style-name="ce6" office:value-type="string">
            <text:p>Record Label based in Bangalore, India. In geometry, a cuboid is a convex polyhedron bounded by six quadrilateral faces, whose polyhedral graph is the same as that of a cube. The union between a physically, mathematically correct element and an unstable disturbance capable of creating dynamism and movement.Cuboid is a Bangalore based Techno label. Always keen on searching new raw experimental music. Hear the unthinkable, unimaginable techno sounds. View all charted tracks on Cuboid</text:p>
          </table:table-cell>
          <table:table-cell table:style-name="ce6" office:value-type="string">
            <text:p>#203, Sapthagiri Hills, Banshankari, Bangalore - 560087</text:p>
          </table:table-cell>
          <table:table-cell table:style-name="ce2" office:value-type="string">
            <text:p>http://www.soundcloud.com/cuboidmusic</text:p>
          </table:table-cell>
          <table:table-cell table:style-name="ce2" office:value-type="string">
            <text:p>cuboidmusic@gmail.com</text:p>
          </table:table-cell>
          <table:table-cell table:style-name="ce2" office:value-type="string">
            <text:p>http://www.cuboid.flavors.me/</text:p>
          </table:table-cell>
          <table:table-cell table:style-name="ce2" office:value-type="string">
            <text:p>http://www.facebook.com/therealcuboidmusic</text:p>
          </table:table-cell>
          <table:table-cell table:style-name="ce2" table:number-columns-repeated="1015"/>
          <table:table-cell table:style-name="ce9"/>
        </table:table-row>
        <table:table-row table:style-name="ro10">
          <table:table-cell table:style-name="ce2" office:value-type="float" office:value="11402">
            <text:p>11402</text:p>
          </table:table-cell>
          <table:table-cell table:style-name="ce2" office:value-type="string">
            <text:p>Onnset Records</text:p>
          </table:table-cell>
          <table:table-cell table:style-name="ce6" office:value-type="string">
            <text:p>Onnset Records is a UK based record label focusing primarily on techno whilst exploring experimental sounds and ideas. Created by four artists, Onnset signifies the start of a new project allowing them to have full creative control, managing the process from beginning to end. Onnset will be inviting some of their most respected peers to provide their interpretations of both past and future projects. Onnsetâ€™s first release by Jamie Curnock begins the project with an introduction into the tougher sounds from the label accompanied by a brutal remix from Truss. View all charted tracks on Onnset Records</text:p>
          </table:table-cell>
          <table:table-cell table:style-name="ce6" office:value-type="string">
            <text:p>Bristol</text:p>
          </table:table-cell>
          <table:table-cell table:style-name="ce2" office:value-type="string">
            <text:p>http://www.soundcloud.com/onnset</text:p>
          </table:table-cell>
          <table:table-cell table:style-name="ce2" office:value-type="string">
            <text:p>hello@onnset.co.uk</text:p>
          </table:table-cell>
          <table:table-cell table:style-name="ce2" office:value-type="string">
            <text:p>http://www.onnset.co.uk</text:p>
          </table:table-cell>
          <table:table-cell table:style-name="ce2" office:value-type="string">
            <text:p>http://www.facebook.com/onnset</text:p>
          </table:table-cell>
          <table:table-cell table:style-name="ce2" table:number-columns-repeated="1015"/>
          <table:table-cell table:style-name="ce9"/>
        </table:table-row>
        <table:table-row table:style-name="ro10">
          <table:table-cell table:style-name="ce2" office:value-type="float" office:value="11297">
            <text:p>11297</text:p>
          </table:table-cell>
          <table:table-cell table:style-name="ce2" office:value-type="string">
            <text:p>Sonore Music</text:p>
          </table:table-cell>
          <table:table-cell table:style-name="ce6" office:value-type="string">
            <text:p>SONORE MUSIC is a New York based label. The label was founded in early 2012 by Cylo as a platform for international artists to release quality music over the internet and occasionally vinyl. We always try to support new and upcoming artists, as well as established producers. Our focus lies mainly on minimal techno, dub and experimental electronic music. We are starving for a fresh, innovative and timeless sound. The result is a perfect mix between floor filling, subtle minimal techno, and deep, slow experimental tracks. View all charted tracks on Sonore Music</text:p>
          </table:table-cell>
          <table:table-cell table:style-name="ce6" office:value-type="string">
            <text:p>New York, USA</text:p>
          </table:table-cell>
          <table:table-cell table:style-name="ce2" office:value-type="string">
            <text:p>http://www.soundcloud.com/sonorerecords</text:p>
          </table:table-cell>
          <table:table-cell table:style-name="ce2" office:value-type="string">
            <text:p>sonore@sonoremusic.com</text:p>
          </table:table-cell>
          <table:table-cell table:style-name="ce2" office:value-type="string">
            <text:p>http://www.sonoremusic.com</text:p>
          </table:table-cell>
          <table:table-cell table:style-name="ce2" office:value-type="string">
            <text:p>http://www.facebook.com/SonoreMusic</text:p>
          </table:table-cell>
          <table:table-cell table:style-name="ce2" table:number-columns-repeated="1015"/>
          <table:table-cell table:style-name="ce9"/>
        </table:table-row>
        <table:table-row table:style-name="ro11">
          <table:table-cell table:style-name="ce2" office:value-type="float" office:value="11286">
            <text:p>11286</text:p>
          </table:table-cell>
          <table:table-cell table:style-name="ce2" office:value-type="string">
            <text:p>Motor</text:p>
          </table:table-cell>
          <table:table-cell table:style-name="ce6" office:value-type="string">
            <text:p>ABOUT THE MOTOR COLLECTIVE An emerging movement of Pacific Northwest underground techno, MOTOR is bringing together similarly minded producers and DJs from Seattle and beyond, creating a burgeoning wake in the local scene and helping put the region on the experimental dance radar. Kicked off in 2012 as a party series loosely focused on local analog synth and hardware artists, it has since hosted live sets from such acts as Powell, Container, Pete Swanson, Hieroglyphic Being, Moon Pool and Dead Band, Prostitutes, and Strategy alongside the collective's main core. Debacle Records launched MOTOR soon after as a sister label to release 12Ã¢â‚¬Â? singles, recognizing a demand for representation of the new swell of producers. View all charted tracks on Motor</text:p>
          </table:table-cell>
          <table:table-cell table:style-name="ce6" office:value-type="string">
            <text:p>Seattle</text:p>
          </table:table-cell>
          <table:table-cell table:style-name="ce2" office:value-type="string">
            <text:p>http://www.soundcloud.com/motorcollective</text:p>
          </table:table-cell>
          <table:table-cell table:style-name="ce2" office:value-type="string">
            <text:p>sam@debaclerecords.com</text:p>
          </table:table-cell>
          <table:table-cell table:style-name="ce2" office:value-type="string">
            <text:p>http://motorcollective.com</text:p>
          </table:table-cell>
          <table:table-cell table:style-name="ce2" office:value-type="string">
            <text:p>http://www.facebook.com/motorcollective</text:p>
          </table:table-cell>
          <table:table-cell table:style-name="ce2" table:number-columns-repeated="1015"/>
          <table:table-cell table:style-name="ce9"/>
        </table:table-row>
        <table:table-row table:style-name="ro12">
          <table:table-cell table:style-name="ce2" office:value-type="float" office:value="11246">
            <text:p>11246</text:p>
          </table:table-cell>
          <table:table-cell table:style-name="ce2" office:value-type="string">
            <text:p>District Facility</text:p>
          </table:table-cell>
          <table:table-cell table:style-name="ce6" office:value-type="string">
            <text:p>District Facility is a digital TECHNO music label based in Lithuania. District Facility label has a vast range of Techno music sub-genres from deep, underground and old school minimal to experimental Techno. Goal of our Disctrict Facility label is to push Techno DJs, Techno Producers and Techno Music further into the world. Just in three years District Facility has made new contracts with many talented and passionate, about Techno music, artists. We gathered the most perspective underground Techno artists. Our label has a podcast, which is called District Facility Radio. Tune into District Facility Radio Podcast on Techno channel Sundays 4PM Ã¢â‚¬â€œ 6PM UTC @ Techno.fm. Search for District Facility on fnoob.com and techno.fm to find out more details. On District Facility Radio we put out even more Techno from such artists as: AgonyForces, Liss C., Drugstore, Hallucin. View all charted tracks on District Facility</text:p>
          </table:table-cell>
          <table:table-cell table:style-name="ce6" office:value-type="string">
            <text:p>Lithuania</text:p>
          </table:table-cell>
          <table:table-cell table:style-name="ce2" office:value-type="string">
            <text:p>http://www.soundcloud.com/districtfacility</text:p>
          </table:table-cell>
          <table:table-cell table:style-name="ce2" office:value-type="string">
            <text:p>districtfacility@gmail.com</text:p>
          </table:table-cell>
          <table:table-cell table:style-name="ce2" office:value-type="string">
            <text:p>http://www.districtfacility.eu</text:p>
          </table:table-cell>
          <table:table-cell table:style-name="ce2" office:value-type="string">
            <text:p>http://www.facebook.com/DistrictFacility</text:p>
          </table:table-cell>
          <table:table-cell table:style-name="ce2" table:number-columns-repeated="1015"/>
          <table:table-cell table:style-name="ce9"/>
        </table:table-row>
        <table:table-row table:style-name="ro13">
          <table:table-cell office:value-type="float" office:value="11115">
            <text:p>11115</text:p>
          </table:table-cell>
          <table:table-cell office:value-type="string">
            <text:p>Advanced</text:p>
          </table:table-cell>
          <table:table-cell office:value-type="string">
            <text:p>Advanced (Black) - Industrial, Dark, Experimental Techno Advanced (White) - Big Room, Powerful Techno Advanced is a Berlin-based futuristing dark/industrial/experimental record label and a music management company/booking agency representing some of the most important artists and record labels in the techno music industry, founded in 2013 by Alex Varveris. Our mission is to develop the sound of the pure underground techno, spread it to the masses and guide our techno artists &amp; labels to the musical future. From USA to Australia, from Europe to Asia and from South America to India we offer the finest label promotion, label distribution, label management, artist management, booking agency, events, radio, audio mastering studio, press &amp; P.R. From industrial to acid and from dark to big room, it is all about techno. ADVANCED TECHNO !!! For general inquiries, please email us at: alex@advanced-music.com For management inquiries/requests concerning our labels/artists, please email us at: info@advanced-music.com For booking inquiries/requests concerning the artists of our roster, please email us at: bookings@advanced-music.com For Advanced events or label nights of the labels we represent, email us at: events@advanced-music.com For audio mastering/sound engineering, email us at: studios@advanced-music.com For demo submissions to Advanced and the rest of the labels we represent, please email us at: demos@advanced-music.com (ONLY PRIVATE DOWNLOADABLE SOUNDCLOUD LINKS - 320kbps) Website: http://bit.ly/1yMq6sX Facebook: http://on.fb.me/1xCy7hv Soundcloud: http://bit.ly/15x15pY Youtube: http://bit.ly/1E9KU0q Twitter: https://twitter.com/AdvancedPR RA Management: http://bit.ly/1EAZc7E RA Label: http://bit.ly/1EAW23U Beatport: http://btprt.dj/1ClDSUl Beatport (White): http://btprt.dj/1uCcgcH Advanced releases have been charted by Marco Bailey, Dave Clarke and 20 others. View all charted tracks on Advanced</text:p>
          </table:table-cell>
          <table:table-cell office:value-type="string">
            <text:p>Danziger Str. 199, 10407, Berlin</text:p>
          </table:table-cell>
          <table:table-cell office:value-type="string">
            <text:p>http://www.soundcloud.com/advanced-official</text:p>
          </table:table-cell>
          <table:table-cell office:value-type="string">
            <text:p>info@advanced-music.com</text:p>
          </table:table-cell>
          <table:table-cell office:value-type="string">
            <text:p>http://www.advanced-music.com</text:p>
          </table:table-cell>
          <table:table-cell office:value-type="string">
            <text:p>http://www.facebook.com/advancedPR</text:p>
          </table:table-cell>
          <table:table-cell table:number-columns-repeated="1016"/>
        </table:table-row>
        <table:table-row table:style-name="ro3">
          <table:table-cell table:style-name="ce2" office:value-type="float" office:value="11016">
            <text:p>11016</text:p>
          </table:table-cell>
          <table:table-cell table:style-name="ce2" office:value-type="string">
            <text:p>Koukotsu</text:p>
          </table:table-cell>
          <table:table-cell table:style-name="ce6" office:value-type="string">
            <text:p>Experimental electronic label since 2005, currently based in London. Releasing deep house, techno, industrial, electro pop, ambient and harsh Japanese noise. View all charted tracks on Koukotsu</text:p>
          </table:table-cell>
          <table:table-cell table:style-name="ce6" office:value-type="string">
            <text:p>London, United Kingdom</text:p>
          </table:table-cell>
          <table:table-cell table:style-name="ce2" office:value-type="string">
            <text:p>NULL</text:p>
          </table:table-cell>
          <table:table-cell table:style-name="ce2" office:value-type="string">
            <text:p>info@koukotsurecords.com</text:p>
          </table:table-cell>
          <table:table-cell table:style-name="ce2" office:value-type="string">
            <text:p>http://www.koukotsurecords.com</text:p>
          </table:table-cell>
          <table:table-cell table:style-name="ce2" office:value-type="string">
            <text:p>NULL</text:p>
          </table:table-cell>
          <table:table-cell table:style-name="ce2" table:number-columns-repeated="1015"/>
          <table:table-cell table:style-name="ce9"/>
        </table:table-row>
        <table:table-row table:style-name="ro10">
          <table:table-cell table:style-name="ce2" office:value-type="float" office:value="10999">
            <text:p>10999</text:p>
          </table:table-cell>
          <table:table-cell table:style-name="ce2" office:value-type="string">
            <text:p>Concealed Sounds</text:p>
          </table:table-cell>
          <table:table-cell table:style-name="ce6" office:value-type="string">
            <text:p>Concealed Sounds is an underground vinyl only label from Copenhagen, Denmark. Its run by the DJ &amp; Producer, Martinez, and is set up as a platform for the more deeper and experimental sides of Techno and House Music. Each release include a hidden sound, beat, groove or ambient piece. Concealed Sounds releases have been charted by Livio &amp; Roby, Alex Celler, Livio &amp; Roby, Martinez, Nima Gorji, Shlomi Aber, Martinez, Enzo Siragusa, Martinez, Nima Gorji, Martinez, Gregor Tresher and 72 others. View all charted tracks on Concealed Sounds</text:p>
          </table:table-cell>
          <table:table-cell table:style-name="ce6" office:value-type="string">
            <text:p>Copenhagen</text:p>
          </table:table-cell>
          <table:table-cell table:style-name="ce2" office:value-type="string">
            <text:p>http://www.soundcloud.com/martinswanstein</text:p>
          </table:table-cell>
          <table:table-cell table:style-name="ce2" office:value-type="string">
            <text:p>concealedsounds@gmail.com</text:p>
          </table:table-cell>
          <table:table-cell table:style-name="ce2" office:value-type="string">
            <text:p>NULL</text:p>
          </table:table-cell>
          <table:table-cell table:style-name="ce2" office:value-type="string">
            <text:p>http://www.facebook.com/concealedsounds</text:p>
          </table:table-cell>
          <table:table-cell table:style-name="ce2" table:number-columns-repeated="1015"/>
          <table:table-cell table:style-name="ce9"/>
        </table:table-row>
        <table:table-row table:style-name="ro11">
          <table:table-cell table:style-name="ce2" office:value-type="float" office:value="10966">
            <text:p>10966</text:p>
          </table:table-cell>
          <table:table-cell table:style-name="ce2" office:value-type="string">
            <text:p>Audio Borderline</text:p>
          </table:table-cell>
          <table:table-cell table:style-name="ce6" office:value-type="string">
            <text:p>Audio Borderline records is an underground record label that aims to release the best music in the underground techno scene around the world and to give producers who have minimal or no exposure an opportunity to release their own music. The project is a collaboration of two Djs, producers and promotors (Paul Domanski and Pawel Dobrowolski) who have gained ther knowledge and experience in the industry for the past 13 years. Focusing on quality underground sounds with a mix of Techno, Dub-Techno, Detroit and Experimental, it is a fresh new label which will work towards hosting nights in countries such as Poland , Germany , United Kingdom and many more. View all charted tracks on Audio Borderline</text:p>
          </table:table-cell>
          <table:table-cell table:style-name="ce6" office:value-type="string">
            <text:p>Poland</text:p>
          </table:table-cell>
          <table:table-cell table:style-name="ce2" office:value-type="string">
            <text:p>http://www.soundcloud.com/audio-borderline</text:p>
          </table:table-cell>
          <table:table-cell table:style-name="ce2" office:value-type="string">
            <text:p>audioborderline@yahoo.com</text:p>
          </table:table-cell>
          <table:table-cell table:style-name="ce2" office:value-type="string">
            <text:p>NULL</text:p>
          </table:table-cell>
          <table:table-cell table:style-name="ce2" office:value-type="string">
            <text:p>http://www.facebook.com/AudioBorderline?</text:p>
          </table:table-cell>
          <table:table-cell table:style-name="ce2" table:number-columns-repeated="1015"/>
          <table:table-cell table:style-name="ce9"/>
        </table:table-row>
        <table:table-row table:style-name="ro11">
          <table:table-cell table:style-name="ce2" office:value-type="float" office:value="10915">
            <text:p>10915</text:p>
          </table:table-cell>
          <table:table-cell table:style-name="ce2" office:value-type="string">
            <text:p>Analytical Technology</text:p>
          </table:table-cell>
          <table:table-cell table:style-name="ce6" office:value-type="string">
            <text:p>LABEL / PODCAST / MASTERING SERVICE / GRAPHIC DESIGN ATR IS AN EXPERIMENTAL CONCEPT LABEL WHICH AIM IS TO BRING BACK THE ESSENCE OF INDUSTRIAL\DETROIT\OLD SCHOOL TECHNO OF THE PAST TO OUR DAYS IN A VISIONARY AND FUTURISTIC WAY, SUITING IT TO THE WORLDWIDE TECHNOLOGICAL DEVELOPMENTS, WHICH HAS INVADED OUR CIVILITY. ANALYSING ,RIFORMULATING AND JOINING MUSIC AND SOUNDS OF THE PAST TO ALL RECENT STYLES, A-TECHNOLOGY TRIES TO DISTRIBUTE A RESEARCHED AND CREATIVE SOUND, WITH PASSION, PROFESSIONALITY AND DAILY DEDICATION. View all charted tracks on Analytical Technology</text:p>
          </table:table-cell>
          <table:table-cell table:style-name="ce6" office:value-type="string">
            <text:p>Berlin, Germany</text:p>
          </table:table-cell>
          <table:table-cell table:style-name="ce2" office:value-type="string">
            <text:p>http://www.soundcloud.com/analytical-technology</text:p>
          </table:table-cell>
          <table:table-cell table:style-name="ce2" office:value-type="string">
            <text:p>analyticaltechnologyrecords@gmail.com</text:p>
          </table:table-cell>
          <table:table-cell table:style-name="ce2" office:value-type="string">
            <text:p>http://www.atechnology.bandcamp.com</text:p>
          </table:table-cell>
          <table:table-cell table:style-name="ce2" office:value-type="string">
            <text:p>http://www.facebook.com/pages/ATR/144686365618748</text:p>
          </table:table-cell>
          <table:table-cell table:style-name="ce2" table:number-columns-repeated="1015"/>
          <table:table-cell table:style-name="ce9"/>
        </table:table-row>
        <table:table-row table:style-name="ro5">
          <table:table-cell table:style-name="ce4" office:value-type="float" office:value="10900">
            <text:p>10900</text:p>
          </table:table-cell>
          <table:table-cell table:style-name="ce4" office:value-type="string">
            <text:p>Suck House Lovers</text:p>
          </table:table-cell>
          <table:table-cell table:style-name="ce8" office:value-type="string">
            <text:p>Established with the aim of exploring the border line between techno and experimental dance music, we try to support artists and productions with eclectic touch, bold and able to renew itself cyclically, without locking into a single genre. Our motto is: Discovering spaces to fill gaps between 20hz TO 20khz. View all charted tracks on Suck House Lovers</text:p>
          </table:table-cell>
          <table:table-cell table:style-name="ce8" office:value-type="string">
            <text:p>Central, Italy</text:p>
          </table:table-cell>
          <table:table-cell table:style-name="ce4" office:value-type="string">
            <text:p>http://www.soundcloud.com/suck-house-lovers</text:p>
          </table:table-cell>
          <table:table-cell table:style-name="ce4" office:value-type="string">
            <text:p>contact@suckhouselovers.com</text:p>
          </table:table-cell>
          <table:table-cell table:style-name="ce4" office:value-type="string">
            <text:p>http://www.suckhouselovers.com</text:p>
          </table:table-cell>
          <table:table-cell table:style-name="ce4" office:value-type="string">
            <text:p>http://www.facebook.com/pages/Suck-House-Lovers/60283802279</text:p>
          </table:table-cell>
          <table:table-cell table:style-name="ce4" table:number-columns-repeated="1015"/>
          <table:table-cell table:style-name="ce11"/>
        </table:table-row>
        <table:table-row table:style-name="ro2">
          <table:table-cell table:style-name="ce2" office:value-type="float" office:value="10844">
            <text:p>10844</text:p>
          </table:table-cell>
          <table:table-cell table:style-name="ce2" office:value-type="string">
            <text:p>Patagonia Label</text:p>
          </table:table-cell>
          <table:table-cell table:style-name="ce6" office:value-type="string">
            <text:p>Patagonia Label was started in February 2014 by Eban Krocher, releasing Ambient , Chill Out , Experimental , Minimal &amp; Dub Techno View all charted tracks on Patagonia Label</text:p>
          </table:table-cell>
          <table:table-cell table:style-name="ce6" office:value-type="string">
            <text:p>San Bernardo - Santiago de Chile</text:p>
          </table:table-cell>
          <table:table-cell table:style-name="ce2" office:value-type="string">
            <text:p>http://www.soundcloud.com/patagonia-label</text:p>
          </table:table-cell>
          <table:table-cell table:style-name="ce2" office:value-type="string">
            <text:p>Patagonia.label@gmail.com</text:p>
          </table:table-cell>
          <table:table-cell table:style-name="ce2" office:value-type="string">
            <text:p>NULL</text:p>
          </table:table-cell>
          <table:table-cell table:style-name="ce2" office:value-type="string">
            <text:p>http://www.facebook.com/pages/Patagonia-Label/745161892160971</text:p>
          </table:table-cell>
          <table:table-cell table:style-name="ce2" table:number-columns-repeated="1015"/>
          <table:table-cell table:style-name="ce9"/>
        </table:table-row>
        <table:table-row table:style-name="ro3">
          <table:table-cell table:style-name="ce2" office:value-type="float" office:value="10763">
            <text:p>10763</text:p>
          </table:table-cell>
          <table:table-cell table:style-name="ce2" office:value-type="string">
            <text:p>6913 Digital</text:p>
          </table:table-cell>
          <table:table-cell table:style-name="ce6" office:value-type="string">
            <text:p>6913 Digital is a sub-label of Proton Music, managed by Robbie Fithon. Releasing underground music, mainly in the Progressive House and Techno genres, with a strong emphasis on avant grade/experimental styles. View all charted tracks on 6913 Digital</text:p>
          </table:table-cell>
          <table:table-cell table:style-name="ce6" office:value-type="string">
            <text:p>North, United Kingdom</text:p>
          </table:table-cell>
          <table:table-cell table:style-name="ce2" office:value-type="string">
            <text:p>http://www.soundcloud.com/6913digital</text:p>
          </table:table-cell>
          <table:table-cell table:style-name="ce2" office:value-type="string">
            <text:p>label@6913digital.com</text:p>
          </table:table-cell>
          <table:table-cell table:style-name="ce2" office:value-type="string">
            <text:p>http://www.6913digital.com</text:p>
          </table:table-cell>
          <table:table-cell table:style-name="ce2" office:value-type="string">
            <text:p>http://www.facebook.com/6913Digital</text:p>
          </table:table-cell>
          <table:table-cell table:style-name="ce2" table:number-columns-repeated="1015"/>
          <table:table-cell table:style-name="ce9"/>
        </table:table-row>
        <table:table-row table:style-name="ro3">
          <table:table-cell table:style-name="ce2" office:value-type="float" office:value="10703">
            <text:p>10703</text:p>
          </table:table-cell>
          <table:table-cell table:style-name="ce2" office:value-type="string">
            <text:p>40% Foda/Maneirissimo</text:p>
          </table:table-cell>
          <table:table-cell table:style-name="ce6" office:value-type="string">
            <text:p>40% Foda/Maneirissimo is a experimental house/techno label from Rio de Janeiro, and the home of the jam duo Epicentro do Bloquinho. View all charted tracks on 40% Foda/Maneirissimo</text:p>
          </table:table-cell>
          <table:table-cell table:style-name="ce6" office:value-type="string">
            <text:p>Rua Voluntários da Patria 41, 501B, 22270-000 Rio de Janeiro, Brasil</text:p>
          </table:table-cell>
          <table:table-cell table:style-name="ce2" office:value-type="string">
            <text:p>http://www.soundcloud.com/40fodamaneirissimo</text:p>
          </table:table-cell>
          <table:table-cell table:style-name="ce2" office:value-type="string">
            <text:p>40porcentofodamaneirissimo@gmail.com</text:p>
          </table:table-cell>
          <table:table-cell table:style-name="ce2" office:value-type="string">
            <text:p>http://40porcentofodamaneirissimo.bandcamp.com</text:p>
          </table:table-cell>
          <table:table-cell table:style-name="ce2" office:value-type="string">
            <text:p>http://www.facebook.com/40porcentofodabarramaneirissimo</text:p>
          </table:table-cell>
          <table:table-cell table:style-name="ce2" table:number-columns-repeated="1015"/>
          <table:table-cell table:style-name="ce9"/>
        </table:table-row>
        <table:table-row table:style-name="ro14">
          <table:table-cell table:style-name="ce2" office:value-type="float" office:value="10677">
            <text:p>10677</text:p>
          </table:table-cell>
          <table:table-cell table:style-name="ce2" office:value-type="string">
            <text:p>Nightdrivers</text:p>
          </table:table-cell>
          <table:table-cell table:style-name="ce6" office:value-type="string">
            <text:p>Project born in Berlin from the studio partnership between Mass Prod and Rufus Two friends, two strong musical characters complementing each other, Nightdrivers published their first track, â€œQuanto Tempo Ci Rimaneâ€? (Fabio's Consolation edit), in early summer 2013 on the Bosconi Stallions compilation series of 12-inches, where adventurous night visions meet garage-house classicism After founding together (and with Herve Corti) the pre-apocalyptic experimental project Tru West for Marmo Music Recordings, it`s now time for Nightdrivers, a mix of house and techno characterized by quirky sound effects, mysterious and spooky melodic parts and striking 909/808 rhythm programming. Nightdrivers releases have been charted by Boris Werner, Laura Jones and 12 others. View all charted tracks on Nightdrivers</text:p>
          </table:table-cell>
          <table:table-cell table:style-name="ce6" office:value-type="string">
            <text:p>Belarus</text:p>
          </table:table-cell>
          <table:table-cell table:style-name="ce2" office:value-type="string">
            <text:p>http://www.soundcloud.com/nightdrivers</text:p>
          </table:table-cell>
          <table:table-cell table:style-name="ce2" office:value-type="string">
            <text:p>nightdrivings@gmail.com</text:p>
          </table:table-cell>
          <table:table-cell table:style-name="ce2" office:value-type="string">
            <text:p>NULL</text:p>
          </table:table-cell>
          <table:table-cell table:style-name="ce2" office:value-type="string">
            <text:p>http://www.facebook.com/nightdrivings</text:p>
          </table:table-cell>
          <table:table-cell table:style-name="ce2" table:number-columns-repeated="1015"/>
          <table:table-cell table:style-name="ce9"/>
        </table:table-row>
        <table:table-row table:style-name="ro3">
          <table:table-cell table:style-name="ce2" office:value-type="float" office:value="10661">
            <text:p>10661</text:p>
          </table:table-cell>
          <table:table-cell table:style-name="ce2" office:value-type="string">
            <text:p>Acid Planet</text:p>
          </table:table-cell>
          <table:table-cell table:style-name="ce6" office:value-type="string">
            <text:p>Acid Planet started back in '94 as a Bunker Records sub-label to release the more experimental tracks that were concocted in The Hague's industrial techno scene. View all charted tracks on Acid Planet</text:p>
          </table:table-cell>
          <table:table-cell table:style-name="ce6" office:value-type="string">
            <text:p>The Hague, Netherlands</text:p>
          </table:table-cell>
          <table:table-cell table:number-columns-repeated="4" table:style-name="ce2" office:value-type="string">
            <text:p>NULL</text:p>
          </table:table-cell>
          <table:table-cell table:style-name="ce2" table:number-columns-repeated="1015"/>
          <table:table-cell table:style-name="ce9"/>
        </table:table-row>
        <table:table-row table:style-name="ro7">
          <table:table-cell table:style-name="ce2" office:value-type="float" office:value="10624">
            <text:p>10624</text:p>
          </table:table-cell>
          <table:table-cell table:style-name="ce2" office:value-type="string">
            <text:p>CONCERNS Music</text:p>
          </table:table-cell>
          <table:table-cell table:style-name="ce6" office:value-type="string">
            <text:p>CONCERNS music is a label run by Kalter Ende from Spain, where there is room for everything related to techno, industrial, dark and experimental music and musicians that really express quality arround the world. CONCERNS Music releases have been charted by Kirk Degiorgio and 26 others. View all charted tracks on CONCERNS Music</text:p>
          </table:table-cell>
          <table:table-cell table:style-name="ce6" office:value-type="string">
            <text:p>Madrid, Spain</text:p>
          </table:table-cell>
          <table:table-cell table:style-name="ce2" office:value-type="string">
            <text:p>http://www.soundcloud.com/concernsmusic</text:p>
          </table:table-cell>
          <table:table-cell table:style-name="ce2" office:value-type="string">
            <text:p>concernsmusic@hotmail.com</text:p>
          </table:table-cell>
          <table:table-cell table:style-name="ce2" office:value-type="string">
            <text:p>NULL</text:p>
          </table:table-cell>
          <table:table-cell table:style-name="ce2" office:value-type="string">
            <text:p>http://www.facebook.com/concernsmusic</text:p>
          </table:table-cell>
          <table:table-cell table:style-name="ce2" table:number-columns-repeated="1015"/>
          <table:table-cell table:style-name="ce9"/>
        </table:table-row>
        <table:table-row table:style-name="ro7">
          <table:table-cell table:style-name="ce2" office:value-type="float" office:value="10608">
            <text:p>10608</text:p>
          </table:table-cell>
          <table:table-cell table:style-name="ce2" office:value-type="string">
            <text:p>MSDMNR</text:p>
          </table:table-cell>
          <table:table-cell table:style-name="ce6" office:value-type="string">
            <text:p>MSDMNR [misÂ·deÂ·meanÂ·our]: label and artist name for a series of highest quality techno, aiming for peak time destruction as well as gloomy and abstract experimental sounds, produced by Miro Pajic. MSDMNR releases have been charted by Slam and 4 others. View all charted tracks on MSDMNR</text:p>
          </table:table-cell>
          <table:table-cell table:style-name="ce6" office:value-type="string">
            <text:p>Berlin, Germany</text:p>
          </table:table-cell>
          <table:table-cell table:style-name="ce2" office:value-type="string">
            <text:p>http://www.soundcloud.com/msdmnr</text:p>
          </table:table-cell>
          <table:table-cell table:number-columns-repeated="3" table:style-name="ce2" office:value-type="string">
            <text:p>NULL</text:p>
          </table:table-cell>
          <table:table-cell table:style-name="ce2" table:number-columns-repeated="1015"/>
          <table:table-cell table:style-name="ce9"/>
        </table:table-row>
        <table:table-row table:style-name="ro5">
          <table:table-cell table:style-name="ce2" office:value-type="float" office:value="10545">
            <text:p>10545</text:p>
          </table:table-cell>
          <table:table-cell table:style-name="ce2" office:value-type="string">
            <text:p>Soulmob Productions</text:p>
          </table:table-cell>
          <table:table-cell table:style-name="ce6" office:value-type="string">
            <text:p>Timeless, fresh, classic, contemporary and unmistakably theirs; Soul Mob’s sound is influenced by everything from deep Detroit techno, bumping garage, experimental combine with deadly, dirty, jackin, tech meets electronic house.Soul Mob has tapped into a universal essence that excites DJs and clubbers across the dance divide. View all charted tracks on Soulmob Productions</text:p>
          </table:table-cell>
          <table:table-cell table:style-name="ce6" office:value-type="string">
            <text:p>150 Cecil B Moore Ave. Philadelphia</text:p>
          </table:table-cell>
          <table:table-cell table:style-name="ce2" office:value-type="string">
            <text:p>http://www.soundcloud.com/soul-mob</text:p>
          </table:table-cell>
          <table:table-cell table:style-name="ce2" office:value-type="string">
            <text:p>neil@soulmobproductions.com</text:p>
          </table:table-cell>
          <table:table-cell table:style-name="ce2" office:value-type="string">
            <text:p>http://www.soulmobproductions.com</text:p>
          </table:table-cell>
          <table:table-cell table:style-name="ce2" office:value-type="string">
            <text:p>http://www.facebook.com/soulmob</text:p>
          </table:table-cell>
          <table:table-cell table:style-name="ce2" table:number-columns-repeated="1015"/>
          <table:table-cell table:style-name="ce9"/>
        </table:table-row>
        <table:table-row table:style-name="ro12">
          <table:table-cell table:style-name="ce2" office:value-type="float" office:value="10540">
            <text:p>10540</text:p>
          </table:table-cell>
          <table:table-cell table:style-name="ce2" office:value-type="string">
            <text:p>Sol Asylum</text:p>
          </table:table-cell>
          <table:table-cell table:style-name="ce6" office:value-type="string">
            <text:p>Sol meaning the sun or your spirit and Asylum being a safe shelter or a place where your mind and body can go crazy, this is the idea behind the berlin based event that was created in 2011. The label will be a collective vinyl art project. Each release will will feature special artwork from graphic artists around the world. Fusing music and visual art together. Our goal is to create a family of new emerging producers, visual and graphic designers that inspire each other and create original and unusual ideas. We are dedicated as a record label, as well as a party, to provide a unique auditive and visual journey. Sol Asylum's musical concept is a melting pot ranging from experimental, deep house to forward thinking intelligent techno. However, our main focus is to keep an open minded vision of quality underground music. Sol Asylum releases have been charted by Maher Daniel, Alex Celler and 125 others. View all charted tracks on Sol Asylum</text:p>
          </table:table-cell>
          <table:table-cell table:style-name="ce6" office:value-type="string">
            <text:p>Berlin, Germany</text:p>
          </table:table-cell>
          <table:table-cell table:style-name="ce2" office:value-type="string">
            <text:p>http://www.soundcloud.com/sol-asylum-records</text:p>
          </table:table-cell>
          <table:table-cell table:style-name="ce2" office:value-type="string">
            <text:p>julie@sol-asylum.com</text:p>
          </table:table-cell>
          <table:table-cell table:style-name="ce2" office:value-type="string">
            <text:p>http://sol-asylum.com</text:p>
          </table:table-cell>
          <table:table-cell table:style-name="ce2" office:value-type="string">
            <text:p>http://www.facebook.com/SolAsylumMusic?ref=tn_tnmn</text:p>
          </table:table-cell>
          <table:table-cell table:style-name="ce2" table:number-columns-repeated="1015"/>
          <table:table-cell table:style-name="ce9"/>
        </table:table-row>
        <table:table-row table:style-name="ro8">
          <table:table-cell table:style-name="ce2" office:value-type="float" office:value="10380">
            <text:p>10380</text:p>
          </table:table-cell>
          <table:table-cell table:style-name="ce2" office:value-type="string">
            <text:p>2W Records</text:p>
          </table:table-cell>
          <table:table-cell table:style-name="ce6" office:value-type="string">
            <text:p>The label was founded by Tainted Train to release his own music as well as artists he shares similar views with. Concentrating on Techno music and releasing records with experimental sounds and a melodic nature 2W Records maintain high quality releases without compromising originality. Trying to create something different. Info@2w-records.com Booking: booking@2w-records.com Demo: demo@2w-records.com View all charted tracks on 2W Records</text:p>
          </table:table-cell>
          <table:table-cell table:style-name="ce6" office:value-type="string">
            <text:p>Barcelona</text:p>
          </table:table-cell>
          <table:table-cell table:style-name="ce2" office:value-type="string">
            <text:p>http://www.soundcloud.com/2w-records</text:p>
          </table:table-cell>
          <table:table-cell table:style-name="ce2" office:value-type="string">
            <text:p>info@2w-records.com</text:p>
          </table:table-cell>
          <table:table-cell table:style-name="ce2" office:value-type="string">
            <text:p>http://www.2w-records.com</text:p>
          </table:table-cell>
          <table:table-cell table:style-name="ce2" office:value-type="string">
            <text:p>http://www.facebook.com/2WRecords</text:p>
          </table:table-cell>
          <table:table-cell table:style-name="ce2" table:number-columns-repeated="1015"/>
          <table:table-cell table:style-name="ce9"/>
        </table:table-row>
        <table:table-row table:style-name="ro3">
          <table:table-cell table:style-name="ce2" office:value-type="float" office:value="10305">
            <text:p>10305</text:p>
          </table:table-cell>
          <table:table-cell table:style-name="ce2" office:value-type="string">
            <text:p>Chambray</text:p>
          </table:table-cell>
          <table:table-cell table:style-name="ce6" office:value-type="string">
            <text:p>A label located in Detroit, MI that specializes in good music, with a focus on analogue techno and experimental hip hop. "The Chambray Sound!" View all charted tracks on Chambray</text:p>
          </table:table-cell>
          <table:table-cell table:style-name="ce6" office:value-type="string">
            <text:p>Detroit, MI 48214</text:p>
          </table:table-cell>
          <table:table-cell table:style-name="ce2" office:value-type="string">
            <text:p>http://www.soundcloud.com/chambrayrecords</text:p>
          </table:table-cell>
          <table:table-cell table:style-name="ce2" office:value-type="string">
            <text:p>chambrayrecords@gmail.com</text:p>
          </table:table-cell>
          <table:table-cell table:style-name="ce2" office:value-type="string">
            <text:p>http://chambrayrecords.com</text:p>
          </table:table-cell>
          <table:table-cell table:style-name="ce2" office:value-type="string">
            <text:p>http://www.facebook.com/ChambrayRecords</text:p>
          </table:table-cell>
          <table:table-cell table:style-name="ce2" table:number-columns-repeated="1015"/>
          <table:table-cell table:style-name="ce9"/>
        </table:table-row>
        <table:table-row table:style-name="ro15">
          <table:table-cell table:style-name="ce2" office:value-type="float" office:value="10289">
            <text:p>10289</text:p>
          </table:table-cell>
          <table:table-cell table:style-name="ce2" office:value-type="string">
            <text:p>Intellighenzia Electronica Records</text:p>
          </table:table-cell>
          <table:table-cell table:style-name="ce6" office:value-type="string">
            <text:p>Milan approaches the techno world with a movement that has supported electronic music through various events for years. Intellighenzia electronica, is an independent label, generated from this movement. Our goal is to bring together the best Italian and International producers of electronic music. Already in collaboration with some of the most important remixers in the techno scene, intellighenzia electronica aims to offer innovative and experimental electronic music. The label is divided into three series where each one is dedicated to a specific sound. •The RED SERIES is geared towards dancefloor music from techno to groovy and uplifting house music. •The GREEN SERIES is dedicate to a more introspective and old school sound like detroit techno, dub techno, deep house, and some kind of electro. •The XP SERIES, the freest of the series, is dedicated to all the other sides of electronic sound, from ambient to noise and drone. Intellighenzia Electronica Records releases have been charted by Jerome Sydenham, Nicole Moudaber and 23 others. View all charted tracks on Intellighenzia Electronica Records</text:p>
          </table:table-cell>
          <table:table-cell table:style-name="ce6" office:value-type="string">
            <text:p>Milano</text:p>
          </table:table-cell>
          <table:table-cell table:style-name="ce2" office:value-type="string">
            <text:p>http://www.soundcloud.com/intellighenzia_label</text:p>
          </table:table-cell>
          <table:table-cell table:style-name="ce2" office:value-type="string">
            <text:p>intellighenziarecords@gmail.com</text:p>
          </table:table-cell>
          <table:table-cell table:style-name="ce2" office:value-type="string">
            <text:p>NULL</text:p>
          </table:table-cell>
          <table:table-cell table:style-name="ce2" office:value-type="string">
            <text:p>http://www.facebook.com/intellighenziarecords</text:p>
          </table:table-cell>
          <table:table-cell table:style-name="ce2" table:number-columns-repeated="1015"/>
          <table:table-cell table:style-name="ce9"/>
        </table:table-row>
        <table:table-row table:style-name="ro2">
          <table:table-cell table:style-name="ce2" office:value-type="float" office:value="10223">
            <text:p>10223</text:p>
          </table:table-cell>
          <table:table-cell table:style-name="ce2" office:value-type="string">
            <text:p>Freitag Dots</text:p>
          </table:table-cell>
          <table:table-cell table:style-name="ce6" office:value-type="string">
            <text:p>Sublabel of Freitag Ltd. Focus on Acid Techno and its influences , Noise and Experimental explicit ANALOG techniques on 12". View all charted tracks on Freitag Dots</text:p>
          </table:table-cell>
          <table:table-cell table:style-name="ce6" office:value-type="string">
            <text:p>London, United Kingdom</text:p>
          </table:table-cell>
          <table:table-cell table:style-name="ce2" office:value-type="string">
            <text:p>http://www.soundcloud.com/freitag-dots</text:p>
          </table:table-cell>
          <table:table-cell table:style-name="ce2" office:value-type="string">
            <text:p>freitag.dots[at]gmail.com</text:p>
          </table:table-cell>
          <table:table-cell table:style-name="ce2" office:value-type="string">
            <text:p>http://freitag-dots.com</text:p>
          </table:table-cell>
          <table:table-cell table:style-name="ce2" office:value-type="string">
            <text:p>http://www.facebook.com/freitagrecordings</text:p>
          </table:table-cell>
          <table:table-cell table:style-name="ce2" table:number-columns-repeated="1015"/>
          <table:table-cell table:style-name="ce9"/>
        </table:table-row>
        <table:table-row table:style-name="ro16">
          <table:table-cell table:style-name="ce2" office:value-type="float" office:value="10213">
            <text:p>10213</text:p>
          </table:table-cell>
          <table:table-cell table:style-name="ce2" office:value-type="string">
            <text:p>Crystal Fake Music</text:p>
          </table:table-cell>
          <table:table-cell table:style-name="ce6" office:value-type="string">
            <text:p>Electronic music label run by the producer Crystal Fake (Fredrik Östling). Fredrik, who is from from Uppsala, Sweden, is no newcomer and has been releasing music since 1996 in different constellations with styles ranging from hard pumping techno, to trance, drum‘n’bass and experimental electronica. As Crystal Fake, Fredrik has released music on vinyl on the legendary Force Tracks and Martinez' label Out of Orbit to name but a few. The label started off slowly in November 2011 with and album consisting of remastered Crystal Fake tracks recorded in Rome 2004-2005. The intention was not to startup a proper label but during the summer 2013 exactly that happened! Upcoming releases include new mysterious techno / dub artist Deconduct as well as new Crystal Fake material. Another exciting release is the first since 2004 with Fredrik's electronica alias Dribs (who formerly has released on Delsin / Ann Aimee). Where this is heading is unknown at the time of writing. It will be electronic, that's for sure, made with more hardware than software and with more analog than digital equipment. But there will be releases which span a wide range of genres that would be suitable for chilling at home, intense club nights and everything imaginable (and unimaginable) in between. And that intangible Uppsala sound will always be present. View all charted tracks on Crystal Fake Music</text:p>
          </table:table-cell>
          <table:table-cell table:style-name="ce6" office:value-type="string">
            <text:p>Sweden</text:p>
          </table:table-cell>
          <table:table-cell table:style-name="ce2" office:value-type="string">
            <text:p>http://www.soundcloud.com/crystal-fake-music</text:p>
          </table:table-cell>
          <table:table-cell table:style-name="ce2" office:value-type="string">
            <text:p>crystalfakemusic@audionaut.com</text:p>
          </table:table-cell>
          <table:table-cell table:style-name="ce2" office:value-type="string">
            <text:p>http://audionaut.com/crystalfakemusic</text:p>
          </table:table-cell>
          <table:table-cell table:style-name="ce2" office:value-type="string">
            <text:p>http://www.facebook.com/crystalfakemusic</text:p>
          </table:table-cell>
          <table:table-cell table:style-name="ce2" table:number-columns-repeated="1015"/>
          <table:table-cell table:style-name="ce9"/>
        </table:table-row>
        <table:table-row table:style-name="ro3">
          <table:table-cell office:value-type="float" office:value="10127">
            <text:p>10127</text:p>
          </table:table-cell>
          <table:table-cell office:value-type="string">
            <text:p>SOWASVON</text:p>
          </table:table-cell>
          <table:table-cell office:value-type="string">
            <text:p>SOWASVON was founded in 2013 by the Label-heads Thomas Neumann &amp; Anders and also by Steven Maff, Hans Babel, Garo and Joey FDH in Berlin, releasing Techno, House, Dub and experimental electronic music. View all charted tracks on SOWASVON</text:p>
          </table:table-cell>
          <table:table-cell office:value-type="string">
            <text:p>Berlin, Germany</text:p>
          </table:table-cell>
          <table:table-cell office:value-type="string">
            <text:p>http://www.soundcloud.com/sowasvonmusik</text:p>
          </table:table-cell>
          <table:table-cell office:value-type="string">
            <text:p>sowasvonmusik@gmail.com</text:p>
          </table:table-cell>
          <table:table-cell office:value-type="string">
            <text:p>http://www.sowasvon.de</text:p>
          </table:table-cell>
          <table:table-cell office:value-type="string">
            <text:p>http://www.facebook.com/sowasvonmusik</text:p>
          </table:table-cell>
          <table:table-cell table:number-columns-repeated="1016"/>
        </table:table-row>
        <table:table-row table:style-name="ro3">
          <table:table-cell office:value-type="float" office:value="9995">
            <text:p>9995</text:p>
          </table:table-cell>
          <table:table-cell office:value-type="string">
            <text:p>Miocene Records</text:p>
          </table:table-cell>
          <table:table-cell office:value-type="string">
            <text:p>Miocene Records- was founded in 2013 by dj and producer Yaroslav Lenzyak Music of Miocene records a mix up of Techno, Deep,House,Electronica , with some experimental sounds and melody. View all charted tracks on Miocene Records</text:p>
          </table:table-cell>
          <table:table-cell office:value-type="string">
            <text:p>Valencia</text:p>
          </table:table-cell>
          <table:table-cell office:value-type="string">
            <text:p>http://www.soundcloud.com/miocene-records</text:p>
          </table:table-cell>
          <table:table-cell office:value-type="string">
            <text:p>miocenerecords@gmail.com</text:p>
          </table:table-cell>
          <table:table-cell office:value-type="string">
            <text:p>NULL</text:p>
          </table:table-cell>
          <table:table-cell office:value-type="string">
            <text:p>http://www.facebook.com/MioceneRecords</text:p>
          </table:table-cell>
          <table:table-cell table:number-columns-repeated="1016"/>
        </table:table-row>
        <table:table-row table:style-name="ro17">
          <table:table-cell office:value-type="float" office:value="9954">
            <text:p>9954</text:p>
          </table:table-cell>
          <table:table-cell office:value-type="string">
            <text:p>Cubetribe Records</text:p>
          </table:table-cell>
          <table:table-cell office:value-type="string">
            <text:p>Cubetribe Records is our youngest project. A techno and electronic music label out of Lower Saxony in North Germany. Founded in the beginning of 2011 for publishing not only his own but also other good quality musicans and artists all over the world. Cubetribe Records is a young, dynamic and ambitious label from Oldenburg in Lower Saxony. We still search for new producer and remixer. The musical focus is on electronic music. Especially with groovy minimal techno, tech-house and experimental techno sounds. We like to see the electronic music and its ever increasing way of formation and spread View all charted tracks on Cubetribe Records</text:p>
          </table:table-cell>
          <table:table-cell office:value-type="string">
            <text:p>Nikolausstraße 11 D-26135 Oldenburg</text:p>
          </table:table-cell>
          <table:table-cell office:value-type="string">
            <text:p>http://www.soundcloud.com/cubetribe</text:p>
          </table:table-cell>
          <table:table-cell office:value-type="string">
            <text:p>office@cubetribe.de</text:p>
          </table:table-cell>
          <table:table-cell office:value-type="string">
            <text:p>http://www.cubetribe-records.de</text:p>
          </table:table-cell>
          <table:table-cell office:value-type="string">
            <text:p>http://www.facebook.com/Cubetribe</text:p>
          </table:table-cell>
          <table:table-cell table:number-columns-repeated="1016"/>
        </table:table-row>
        <table:table-row table:style-name="ro5">
          <table:table-cell office:value-type="float" office:value="9826">
            <text:p>9826</text:p>
          </table:table-cell>
          <table:table-cell office:value-type="string">
            <text:p>Playful Art Music</text:p>
          </table:table-cell>
          <table:table-cell office:value-type="string">
            <text:p>Playful Art Music (PA-Music) "Music should be pure and natural to transborder minds." PA-Music builds an individual bridge between Techno and House Music. This means the connection of harmonics and experimental grooves, root focused without losing puristical aesthetics and function of sound. Playful Art Music is a small label for handstamped Vinyl only. View all charted tracks on Playful Art Music</text:p>
          </table:table-cell>
          <table:table-cell office:value-type="string">
            <text:p>Knorrpromenade 7, 10245</text:p>
          </table:table-cell>
          <table:table-cell office:value-type="string">
            <text:p>http://www.soundcloud.com/pa-music</text:p>
          </table:table-cell>
          <table:table-cell office:value-type="string">
            <text:p>playfulartmusic@yahoo.de</text:p>
          </table:table-cell>
          <table:table-cell office:value-type="string">
            <text:p>http://www.pa-music.de</text:p>
          </table:table-cell>
          <table:table-cell office:value-type="string">
            <text:p>http://www.facebook.com/PlayfulArtMusic</text:p>
          </table:table-cell>
          <table:table-cell table:number-columns-repeated="1016"/>
        </table:table-row>
        <table:table-row table:style-name="ro9">
          <table:table-cell office:value-type="float" office:value="9778">
            <text:p>9778</text:p>
          </table:table-cell>
          <table:table-cell office:value-type="string">
            <text:p>Dualism Records</text:p>
          </table:table-cell>
          <table:table-cell office:value-type="string">
            <text:p>DUALISM is a Miami based record label created and directed by Colombian Dj and Producer Cales &amp; Mr. Hyde. Dualism has become in the home of a group of talented artists from all over the world, including the US, Colombia, Venezuela, the UK, Spain, Argentina and South Africa. The label is now conceived like the collective platform of a group of quality artists offering to the world quality electronic sounds in a range of genres including house music, deep house, tech house, techno and experimental. Dualism Records has been well received by the industry, having support in charts, podcast and live sessions from names like Richie Hawtin, Green Velvet, Carl Cox and Simina Grigoriu, and the attention from some of the most recognized Digital Music Stores on the Web. Future seems bright for Dualism. More releases, more awesome projects, more music and more friends around the world finding their sound through our sounds. View all charted tracks on Dualism Records</text:p>
          </table:table-cell>
          <table:table-cell office:value-type="string">
            <text:p>Miami</text:p>
          </table:table-cell>
          <table:table-cell office:value-type="string">
            <text:p>http://www.soundcloud.com/dualismrec</text:p>
          </table:table-cell>
          <table:table-cell office:value-type="string">
            <text:p>info@dualismrec.com</text:p>
          </table:table-cell>
          <table:table-cell office:value-type="string">
            <text:p>http://dualismrec.com</text:p>
          </table:table-cell>
          <table:table-cell office:value-type="string">
            <text:p>http://www.facebook.com/dualismrec</text:p>
          </table:table-cell>
          <table:table-cell table:number-columns-repeated="1016"/>
        </table:table-row>
        <table:table-row table:style-name="ro13">
          <table:table-cell office:value-type="float" office:value="9747">
            <text:p>9747</text:p>
          </table:table-cell>
          <table:table-cell office:value-type="string">
            <text:p>Meta Junction Recordings</text:p>
          </table:table-cell>
          <table:table-cell office:value-type="string">
            <text:p>Meta Junction is a community of London-based electronic musicians and progressive experimentalists working with classic old-skool and nu-skool hardware and software. The community’s output mixes a wide range of styles uninhibited by arbitrary labeling, marrying digital communication and new technology with analogue music production methods. Meta nurtures innovation and the characters of Meta Junction (Phelan Kane, Mole Vanity, Lag, Inpuht, Ollie Torr) are a broad pallet - an inclusive mix of music makers and talents to enhance the electronic spectrum. ??Realised by seasoned producer Phelan Kane, the Meta sound was born from an obsession with vintage analogue Moog, ARP &amp; Oberheim synthesizers, modular systems, classic effects units, dub production techniques and a big arse Calrec mixing desk that takes the output way out of the box – with a nod to the classic sounds of the electronic trail blazers and confirmation that the computer is only one part of the production mix. The sound of the community is influenced by the likes of: Kompakt, Matthew Jonson, Robert Hood, UR, Matthew Dear, UK M25 Orbital Parties 1989, Drexciya, Phuture, BPitch, Juan Atkins, Derrick May, Kevin Saunderson, The Congos, Jeff Mills, Rhythm &amp; Sound, LTJ Bookem, Booka Shade, Gui Borrato, Drumcode, Hyperdub, Richie Hawtin, DMZ, Punks Jump Up, Robert Ownes, Harmonia, Cornell Campbell, Jazzy M's Jacking Zone on LWR 1988, Cluster, The Orange Club @ Camden and the Rocket 1990, Johnny Clarke, DJ Rolando, Raindance @ Jenkins Lane 1989, Ron Hardy, Ian O'Brien, Horace Andy, Steve Reich, NEU, George Clinton, Kraftwerk, CenterForce 88.3FM 1989, Robert Rich, Tony Humpries on KISS FM NY 1986, Joey Beltram, Steve Roach, Phillip Glass, Marshall Jefferson, Ian Pooley, Ian Boddy, Carl Craig, Apple, Ableton, Moog, ARP, Oberheim, Roland, Waldorf, Kyma, Meta Synth, London, Berlin, Detroit, Koln, New York &amp; the late great (&amp; dearly missed) Fad Gadget. View all charted tracks on Meta Junction Recordings</text:p>
          </table:table-cell>
          <table:table-cell office:value-type="string">
            <text:p>London, United Kingdom</text:p>
          </table:table-cell>
          <table:table-cell office:value-type="string">
            <text:p>http://www.soundcloud.com/metajunction</text:p>
          </table:table-cell>
          <table:table-cell office:value-type="string">
            <text:p>info@metajunctionrecordings.com</text:p>
          </table:table-cell>
          <table:table-cell office:value-type="string">
            <text:p>http://metajunctionrecordings.com</text:p>
          </table:table-cell>
          <table:table-cell office:value-type="string">
            <text:p>http://www.facebook.com/Meta-Junction-Recordings-Label-Page/325222664245811?ref=hl</text:p>
          </table:table-cell>
          <table:table-cell table:number-columns-repeated="1016"/>
        </table:table-row>
        <table:table-row table:style-name="ro18">
          <table:table-cell office:value-type="float" office:value="9515">
            <text:p>9515</text:p>
          </table:table-cell>
          <table:table-cell office:value-type="string">
            <text:p>Twisted Groove</text:p>
          </table:table-cell>
          <table:table-cell office:value-type="string">
            <text:p>Twisted Groove is a digital record label that puts all of its focus into beautiful electronic music of all kinds. We are particularly interested in Progressive House, Progressive Techno and House and love anything that is experimental and stands out from the crowd! We are generally very open about genre selection, and focus more on how the music sounds. Twisted Groove was founded by Mark Minor early 2011 with the vision of providing quality electronic music without focusing on the usual image of pop culture. Marks love for music has inspired him to run Twisted Groove as a record label that specializes in the genre selection that it does. Despite Twisted Groove Recordings not even being in business for a year yet, we have released some inspirational tracks from artists as far as the USA and we have gained support from the likes of Jaytech, Gavyn Mytchell (Ministry of Sound Radio), Vito Dito, Hayley Parsons, Shingo Nakamura, Gareth Wyn (Cream) with much more support to come in the near future.We have also had plays by the likes of Ministry of Sound, and we have reached number 5 in the Beatport top 100 Progressive House releases ('Stokstad - Home' EP) as well as number 40 in 'Track It Down's' top 100 House chart ('High Society - Coalition'). The next few months will bring more fantastic music releases that will help to build an awesome catalogue that one day the whole world will be honoured to hear, and as we progress over the next few months, the journey can only get bigger and bigger. View all charted tracks on Twisted Groove</text:p>
          </table:table-cell>
          <table:table-cell office:value-type="string">
            <text:p>London, United Kingdom</text:p>
          </table:table-cell>
          <table:table-cell office:value-type="string">
            <text:p>http://www.soundcloud.com/twistedgrooverecordings</text:p>
          </table:table-cell>
          <table:table-cell office:value-type="string">
            <text:p>promo@twistedgroovemusic.com</text:p>
          </table:table-cell>
          <table:table-cell office:value-type="string">
            <text:p>http://twistedgroovemusic.com</text:p>
          </table:table-cell>
          <table:table-cell office:value-type="string">
            <text:p>http://www.facebook.com/twistedgrooverecordings</text:p>
          </table:table-cell>
          <table:table-cell table:number-columns-repeated="1016"/>
        </table:table-row>
        <table:table-row table:style-name="ro2">
          <table:table-cell office:value-type="float" office:value="9485">
            <text:p>9485</text:p>
          </table:table-cell>
          <table:table-cell office:value-type="string">
            <text:p>Broken Mind Recordings</text:p>
          </table:table-cell>
          <table:table-cell office:value-type="string">
            <text:p>Underground and experimental techno label based in Colombia. Runed by Magdalena View all charted tracks on Broken Mind Recordings</text:p>
          </table:table-cell>
          <table:table-cell office:value-type="string">
            <text:p>Calle 54 # 63aa - 19, Medellin</text:p>
          </table:table-cell>
          <table:table-cell office:value-type="string">
            <text:p>http://www.soundcloud.com/brokenmindrecordings</text:p>
          </table:table-cell>
          <table:table-cell office:value-type="string">
            <text:p>brokenmindrecordings@gmail.com</text:p>
          </table:table-cell>
          <table:table-cell office:value-type="string">
            <text:p>http://brokenmindrecordings.blogspot.com/</text:p>
          </table:table-cell>
          <table:table-cell office:value-type="string">
            <text:p>http://www.facebook.com/BrokenMindRecordings</text:p>
          </table:table-cell>
          <table:table-cell table:number-columns-repeated="1016"/>
        </table:table-row>
        <table:table-row table:style-name="ro2">
          <table:table-cell office:value-type="float" office:value="9443">
            <text:p>9443</text:p>
          </table:table-cell>
          <table:table-cell office:value-type="string">
            <text:p>Sound Variation</text:p>
          </table:table-cell>
          <table:table-cell office:value-type="string">
            <text:p>10 x Concept Vinyl Series (Minimal/Experimental Techno Label run by Andy Vaz) View all charted tracks on Sound Variation</text:p>
          </table:table-cell>
          <table:table-cell office:value-type="string">
            <text:p>Am Weidenbach 24, 50676 Cologne, Germany</text:p>
          </table:table-cell>
          <table:table-cell office:value-type="string">
            <text:p>http://www.soundcloud.com/andyvaz</text:p>
          </table:table-cell>
          <table:table-cell office:value-type="string">
            <text:p>order@soundvariation.de</text:p>
          </table:table-cell>
          <table:table-cell office:value-type="string">
            <text:p>http://soundvariation.de</text:p>
          </table:table-cell>
          <table:table-cell office:value-type="string">
            <text:p>http://www.facebook.com/http://www.facebook.com/pages/ANDY-VAZ/314481871901761?ref=hl</text:p>
          </table:table-cell>
          <table:table-cell table:number-columns-repeated="1016"/>
        </table:table-row>
        <table:table-row table:style-name="ro3">
          <table:table-cell office:value-type="float" office:value="9441">
            <text:p>9441</text:p>
          </table:table-cell>
          <table:table-cell office:value-type="string">
            <text:p>Resiliens Recordings</text:p>
          </table:table-cell>
          <table:table-cell office:value-type="string">
            <text:p>Resiliens Recordings is an experimental electronic and techno label. Resiliens Recordings releases have been charted by Giorgio Gigli and 28 others. View all charted tracks on Resiliens Recordings</text:p>
          </table:table-cell>
          <table:table-cell office:value-type="string">
            <text:p>Via Nemorense 100</text:p>
          </table:table-cell>
          <table:table-cell office:value-type="string">
            <text:p>http://www.soundcloud.com/resiliens-recordings</text:p>
          </table:table-cell>
          <table:table-cell office:value-type="string">
            <text:p>fred@resiliensrecordings.com</text:p>
          </table:table-cell>
          <table:table-cell office:value-type="string">
            <text:p>http://www.resiliensrecordings.com</text:p>
          </table:table-cell>
          <table:table-cell office:value-type="string">
            <text:p>http://www.facebook.com/ResiliensRecordings</text:p>
          </table:table-cell>
          <table:table-cell table:number-columns-repeated="1016"/>
        </table:table-row>
        <table:table-row table:style-name="ro2">
          <table:table-cell office:value-type="float" office:value="9368">
            <text:p>9368</text:p>
          </table:table-cell>
          <table:table-cell office:value-type="string">
            <text:p>Destroyed Brains Records</text:p>
          </table:table-cell>
          <table:table-cell office:value-type="string">
            <text:p>Destroyed Brains Records is a new techno label that is focused on experimental/ industrial /dark side of techno. View all charted tracks on Destroyed Brains Records</text:p>
          </table:table-cell>
          <table:table-cell office:value-type="string">
            <text:p>Milano</text:p>
          </table:table-cell>
          <table:table-cell office:value-type="string">
            <text:p>http://www.soundcloud.com/destroyedbrainsrecords</text:p>
          </table:table-cell>
          <table:table-cell office:value-type="string">
            <text:p>destroyedbrainsrecords@gmail.com</text:p>
          </table:table-cell>
          <table:table-cell table:number-columns-repeated="2" office:value-type="string">
            <text:p>NULL</text:p>
          </table:table-cell>
          <table:table-cell table:number-columns-repeated="1016"/>
        </table:table-row>
        <table:table-row table:style-name="ro19">
          <table:table-cell office:value-type="float" office:value="9357">
            <text:p>9357</text:p>
          </table:table-cell>
          <table:table-cell office:value-type="string">
            <text:p>Maniacs</text:p>
          </table:table-cell>
          <table:table-cell office:value-type="string">
            <text:p>Homeless sounds isolated from the unknown elements and existence.... Music record label located in the half of the world, Ecuador. (Underground music) - Thanks. - [Recording studio / Mastering and mixing studio] Follow us &gt; http://soundcloud.com/maniacs_music/sets/maniacs-free-eps-available Check out our video clips &gt; http://www.youtube.com/maniacsrecordlabel ``The first year of MANIACS, the first 10 EPs released out by the label´´ *Click the link below to download full EPs* https://www.dropbox.com/sh/qo7dg3kl1dcgwhw/73mqXEsWpy - Maniacs - __________________________________________________ For all people who do not know : Maniacs is a music record label with an infinite range of genres to sign, is home from the isolated music around the multiverse.... Do not be confused, we are not a label of 'House, 'Deep or 'Techno only.... The record label signs all genre. Nice music for humans, aliens, ghosts, spiritual and invisible forms. __________________________________________________ Maniacs' started as a free space for any person in search of new music and independent artists . . . . This space gave away music monthly, with the sole purpose of spreading the hidden sound and talent of various artists around the world. Became a loved space for several independent artists and people who look for fresh tunes . . . . For a whole year, many EPs' and compilations (VA) have been given.... this music still being free. As time went on, new ideas emerged and were created several thoughts about this free space.... Maniacs' takes the decision to officially make this space a music label, which will be distributed on digital stores around the world. Maniacs' is considered a record label very broad in sound, music label with a range of genres that emerge from electronic music, experimental, house and techno to alternative rock, indie, garage and more. View all charted tracks on Maniacs</text:p>
          </table:table-cell>
          <table:table-cell office:value-type="string">
            <text:p>Ecuador</text:p>
          </table:table-cell>
          <table:table-cell office:value-type="string">
            <text:p>http://www.soundcloud.com/maniacs_music</text:p>
          </table:table-cell>
          <table:table-cell office:value-type="string">
            <text:p>maniacs.music@live.com</text:p>
          </table:table-cell>
          <table:table-cell office:value-type="string">
            <text:p>NULL</text:p>
          </table:table-cell>
          <table:table-cell office:value-type="string">
            <text:p>http://www.facebook.com/0Maniacs0</text:p>
          </table:table-cell>
          <table:table-cell table:number-columns-repeated="1016"/>
        </table:table-row>
        <table:table-row table:style-name="ro2">
          <table:table-cell office:value-type="float" office:value="9302">
            <text:p>9302</text:p>
          </table:table-cell>
          <table:table-cell office:value-type="string">
            <text:p>Bosconi Squirts</text:p>
          </table:table-cell>
          <table:table-cell office:value-type="string">
            <text:p>Bosconi Squirts is the purist techno offshoot from Bosconi Records, Freshly Squeesed Techno and Experimental productions! View all charted tracks on Bosconi Squirts</text:p>
          </table:table-cell>
          <table:table-cell office:value-type="string">
            <text:p>Bosconi Fiesole Firenze</text:p>
          </table:table-cell>
          <table:table-cell office:value-type="string">
            <text:p>http://www.soundcloud.com/bosconi-records</text:p>
          </table:table-cell>
          <table:table-cell office:value-type="string">
            <text:p>info@bosconirecords.com</text:p>
          </table:table-cell>
          <table:table-cell office:value-type="string">
            <text:p>http://bosconirecords.com</text:p>
          </table:table-cell>
          <table:table-cell office:value-type="string">
            <text:p>http://www.facebook.com/pages/Bosconi-Records/111368995572048?ref=hl</text:p>
          </table:table-cell>
          <table:table-cell table:number-columns-repeated="1016"/>
        </table:table-row>
        <table:table-row table:style-name="ro17">
          <table:table-cell office:value-type="float" office:value="9226">
            <text:p>9226</text:p>
          </table:table-cell>
          <table:table-cell office:value-type="string">
            <text:p>Banm Records</text:p>
          </table:table-cell>
          <table:table-cell office:value-type="string">
            <text:p>Banm records is a Spanish electronic music label created by Eros Marez. It pretends to expand all over the world through its artistic creations, comprising music, photographic work, graphic design and audiovisuals. The label is a network of national and international performers of minimal style music, but gathering also different music fields like dub or experimental dub,minimal tech-house or the also known dark techno. Banm records is launched with the hope of becoming a family of artists that will gain themselves a niche in the actual electronic scene as well as to arouse the delight and interest of an increasingly demanding audience. View all charted tracks on Banm Records</text:p>
          </table:table-cell>
          <table:table-cell office:value-type="string">
            <text:p>27400 LUGO</text:p>
          </table:table-cell>
          <table:table-cell office:value-type="string">
            <text:p>http://www.soundcloud.com/banm-records</text:p>
          </table:table-cell>
          <table:table-cell office:value-type="string">
            <text:p>banm.records@gmai.com</text:p>
          </table:table-cell>
          <table:table-cell office:value-type="string">
            <text:p>NULL</text:p>
          </table:table-cell>
          <table:table-cell office:value-type="string">
            <text:p>http://www.facebook.com/pages/Banm-records/464642000254479?ref=ts&amp;fref=ts</text:p>
          </table:table-cell>
          <table:table-cell table:number-columns-repeated="1016"/>
        </table:table-row>
        <table:table-row table:style-name="ro12">
          <table:table-cell office:value-type="float" office:value="9137">
            <text:p>9137</text:p>
          </table:table-cell>
          <table:table-cell office:value-type="string">
            <text:p>Electrix</text:p>
          </table:table-cell>
          <table:table-cell office:value-type="string">
            <text:p>Electrix Is Tortured Records sister label and is more experimental in nature and releases a mixture of dancefloor-friendly Electro and deeper Techno, inspired by the Electro sounds of Miami, Detroit and those deep and dubby releases by the hugely influential Basic Channel. It was famous for getting Techno producers like Cari Lekebusch, Umek, Phil Kieran and Chris McCormack on the Electro tip but also for releasing quality releases from the likes of Dynarec, Mr Velcro Fastener, Transparent Sound, Max Durante and Kieth Tucker. With future releases from RadioNasty, Carl Finlow, Sync 24 and Scape One already lined up, Electrix looks sure to pick up where it left off, blurring the lines between Techno, Electro and Electronica without being self-indulgent and losing its grip on the dancefloor. Electrix releases have been charted by Ancient Methods, Perc, Danny Daze and 22 others. View all charted tracks on Electrix</text:p>
          </table:table-cell>
          <table:table-cell office:value-type="string">
            <text:p>London, United Kingdom</text:p>
          </table:table-cell>
          <table:table-cell office:value-type="string">
            <text:p>http://www.soundcloud.com/electrix-records</text:p>
          </table:table-cell>
          <table:table-cell office:value-type="string">
            <text:p>billy@torturedrecords.co.uk</text:p>
          </table:table-cell>
          <table:table-cell office:value-type="string">
            <text:p>NULL</text:p>
          </table:table-cell>
          <table:table-cell office:value-type="string">
            <text:p>http://www.facebook.com/Tortured.Electrix.Records</text:p>
          </table:table-cell>
          <table:table-cell table:number-columns-repeated="1016"/>
        </table:table-row>
        <table:table-row table:style-name="ro17">
          <table:table-cell office:value-type="float" office:value="9108">
            <text:p>9108</text:p>
          </table:table-cell>
          <table:table-cell office:value-type="string">
            <text:p>Jssst Records</text:p>
          </table:table-cell>
          <table:table-cell office:value-type="string">
            <text:p>Jssst Records is a label founded by DJ/Producer Jssst in 2012. This label will focus on new artists that are excited to release their music in a professional manner. The label will focus on Minimal, Techno and Electronica. Creative and experimental work, within the boundaries of the mentioned genres, will set the tone. Most important is that it has to be Jssst Music, where passion for music is preferred above other things in life. Jssst Records is more than only records. It's a life style where the music is the fuel for the fire! Jssst Records releases have been charted by Umek and 1 others. View all charted tracks on Jssst Records</text:p>
          </table:table-cell>
          <table:table-cell office:value-type="string">
            <text:p>Derde Schinkelstraat 33</text:p>
          </table:table-cell>
          <table:table-cell office:value-type="string">
            <text:p>http://www.soundcloud.com/jssstrecords</text:p>
          </table:table-cell>
          <table:table-cell office:value-type="string">
            <text:p>info@jssst.net</text:p>
          </table:table-cell>
          <table:table-cell office:value-type="string">
            <text:p>http://jssst.net</text:p>
          </table:table-cell>
          <table:table-cell office:value-type="string">
            <text:p>http://www.facebook.com/jssstrecords</text:p>
          </table:table-cell>
          <table:table-cell table:number-columns-repeated="1016"/>
        </table:table-row>
        <table:table-row table:style-name="ro12">
          <table:table-cell office:value-type="float" office:value="9032">
            <text:p>9032</text:p>
          </table:table-cell>
          <table:table-cell office:value-type="string">
            <text:p>Geek Records</text:p>
          </table:table-cell>
          <table:table-cell office:value-type="string">
            <text:p>Geek Records is an Egyptian label for EDM Music, founded by the Egyptian bassholic freaks DJ &amp; producers OutlaW ChuNkys, Experimental Electronic producer Ahmad Hossam &amp; others, the founders decided after releasing a few materials through different labels to present their fresh and open-minded label. Next to their own tracks and collaborations to be considered one of the early pure Egyptian labels supporting the EDM music scene in Egypt and abroad. Building steady growing record company is heading for in the future. Geek Records after a long Patience and hard work is now ready to start their journey in the music scene all over the world introducing and releasing tracks that fit the versatile sound of the label, whether that be progressive house, tech-house, techno or electro influenced. as will continue to release high quality EDM by some of the world’s most talented and passionate producers View all charted tracks on Geek Records</text:p>
          </table:table-cell>
          <table:table-cell office:value-type="string">
            <text:p>109 , 9st maadi Cairo</text:p>
          </table:table-cell>
          <table:table-cell office:value-type="string">
            <text:p>http://www.soundcloud.com/geek-records</text:p>
          </table:table-cell>
          <table:table-cell office:value-type="string">
            <text:p>geek.recordings.infos@gmail.com</text:p>
          </table:table-cell>
          <table:table-cell office:value-type="string">
            <text:p>NULL</text:p>
          </table:table-cell>
          <table:table-cell office:value-type="string">
            <text:p>http://www.facebook.com/GEEK-Records/</text:p>
          </table:table-cell>
          <table:table-cell table:number-columns-repeated="1016"/>
        </table:table-row>
        <table:table-row table:style-name="ro8">
          <table:table-cell office:value-type="float" office:value="8992">
            <text:p>8992</text:p>
          </table:table-cell>
          <table:table-cell office:value-type="string">
            <text:p>Farbwechsel</text:p>
          </table:table-cell>
          <table:table-cell office:value-type="string">
            <text:p>Farbwechsel is a new and ambitious label from Budapest, Hungary. With its foundations firmly rooted in house the label is constantly evolving and open to all styles such as techno, disco and even experimental and deeply rooted traditional electronic music. Farbwechsel is more than just a record label. It serves as a communication platform for art and music: the releases are focusing on cover art too, and are available in limited hand numbered physical format. View all charted tracks on Farbwechsel</text:p>
          </table:table-cell>
          <table:table-cell office:value-type="string">
            <text:p>Budapest, Hungary</text:p>
          </table:table-cell>
          <table:table-cell office:value-type="string">
            <text:p>http://www.soundcloud.com/farbwechsel</text:p>
          </table:table-cell>
          <table:table-cell office:value-type="string">
            <text:p>info@farbwechselrecords.com</text:p>
          </table:table-cell>
          <table:table-cell office:value-type="string">
            <text:p>http://farbwechselrecords.com</text:p>
          </table:table-cell>
          <table:table-cell office:value-type="string">
            <text:p>http://www.facebook.com/farbwechselrecords</text:p>
          </table:table-cell>
          <table:table-cell table:number-columns-repeated="1016"/>
        </table:table-row>
        <table:table-row table:style-name="ro17">
          <table:table-cell office:value-type="float" office:value="8987">
            <text:p>8987</text:p>
          </table:table-cell>
          <table:table-cell office:value-type="string">
            <text:p>Not So Secret Diary</text:p>
          </table:table-cell>
          <table:table-cell office:value-type="string">
            <text:p>Not So Secret Diary founded by Laurine Frost in 2012. The label is based on works of high-qualified international underground musicians and it works like a personal diary. All of these releases will try to express the special relationship, to describe the personal connection and the common influences between the label’s owner and the artist in a kind of historical way. The label follows a serious musical conception on borders of techno, instrumental music, field recordings, experimentals and live recordings, affected by folk and jazz - giving the chance for all of these artists to express their musical creativity without making compromises. View all charted tracks on Not So Secret Diary</text:p>
          </table:table-cell>
          <table:table-cell office:value-type="string">
            <text:p>Hungary</text:p>
          </table:table-cell>
          <table:table-cell office:value-type="string">
            <text:p>http://www.soundcloud.com/notsosecretdiary</text:p>
          </table:table-cell>
          <table:table-cell office:value-type="string">
            <text:p>info@notsosecretdiary.org</text:p>
          </table:table-cell>
          <table:table-cell office:value-type="string">
            <text:p>http://notsosecretdiary.org</text:p>
          </table:table-cell>
          <table:table-cell office:value-type="string">
            <text:p>NULL</text:p>
          </table:table-cell>
          <table:table-cell table:number-columns-repeated="1016"/>
        </table:table-row>
        <table:table-row table:style-name="ro7">
          <table:table-cell office:value-type="float" office:value="8900">
            <text:p>8900</text:p>
          </table:table-cell>
          <table:table-cell office:value-type="string">
            <text:p>Badance</text:p>
          </table:table-cell>
          <table:table-cell office:value-type="string">
            <text:p>Badance is a Deep House and Techno label based in Paris, France. Our label is for us a platform for beauty, dance, experimental, and every nuances that the spectrum of music has to offer... Badance releases have been charted by Franco Cinelli and 23 others. View all charted tracks on Badance</text:p>
          </table:table-cell>
          <table:table-cell office:value-type="string">
            <text:p>Paris France</text:p>
          </table:table-cell>
          <table:table-cell office:value-type="string">
            <text:p>http://www.soundcloud.com/badance</text:p>
          </table:table-cell>
          <table:table-cell office:value-type="string">
            <text:p>contact@badance.fr</text:p>
          </table:table-cell>
          <table:table-cell office:value-type="string">
            <text:p>NULL</text:p>
          </table:table-cell>
          <table:table-cell office:value-type="string">
            <text:p>http://www.facebook.com/Badancelabel</text:p>
          </table:table-cell>
          <table:table-cell table:number-columns-repeated="1016"/>
        </table:table-row>
        <table:table-row table:style-name="ro11">
          <table:table-cell office:value-type="float" office:value="8887">
            <text:p>8887</text:p>
          </table:table-cell>
          <table:table-cell office:value-type="string">
            <text:p>Teng</text:p>
          </table:table-cell>
          <table:table-cell office:value-type="string">
            <text:p>'Launched in 2012 by Nick Woolfson (Mock &amp; Toof), TENG is an electronic music record label releasing on both 12'' Vinyl and Digital formats. Label head Woolfson's aim is to release a series of 'AKRASounds' EP's under his newly formed AKRA guise as well as releases from close associates, delivering deep, experimental and ethereal music, influenced by the classic and contemporary sounds of house and techno. Since its launch TENG has picked up support from a variety of highly influential artists such as Chicago Damn, Ame, Tazz, Norm Talley and Mr. G, a testament to the labels high quality output.' Teng releases have been charted by The Black Dog, Perc, Bill Patrick, The Black Dog, Detroit Swindle, Sasse and 58 others. View all charted tracks on Teng</text:p>
          </table:table-cell>
          <table:table-cell office:value-type="string">
            <text:p>London, United Kingdom</text:p>
          </table:table-cell>
          <table:table-cell office:value-type="string">
            <text:p>http://www.soundcloud.com/teng-4</text:p>
          </table:table-cell>
          <table:table-cell office:value-type="string">
            <text:p>tengrecords@gmail.com</text:p>
          </table:table-cell>
          <table:table-cell office:value-type="string">
            <text:p>NULL</text:p>
          </table:table-cell>
          <table:table-cell office:value-type="string">
            <text:p>http://www.facebook.com/TengRecords</text:p>
          </table:table-cell>
          <table:table-cell table:number-columns-repeated="1016"/>
        </table:table-row>
        <table:table-row table:style-name="ro2">
          <table:table-cell office:value-type="float" office:value="8844">
            <text:p>8844</text:p>
          </table:table-cell>
          <table:table-cell office:value-type="string">
            <text:p>platinum</text:p>
          </table:table-cell>
          <table:table-cell office:value-type="string">
            <text:p>deep house / techno / experimental</text:p>
          </table:table-cell>
          <table:table-cell office:value-type="string">
            <text:p>Camberley, Surrey GU15 3HA</text:p>
          </table:table-cell>
          <table:table-cell office:value-type="string">
            <text:p>http://www.soundcloud.com/platinumpresents</text:p>
          </table:table-cell>
          <table:table-cell office:value-type="string">
            <text:p>hello@platinumpromotionsuk.co.uk</text:p>
          </table:table-cell>
          <table:table-cell office:value-type="string">
            <text:p>http://www.platinumpresents.co.uk</text:p>
          </table:table-cell>
          <table:table-cell office:value-type="string">
            <text:p>http://www.facebook.com/listedmusic</text:p>
          </table:table-cell>
          <table:table-cell table:number-columns-repeated="1016"/>
        </table:table-row>
        <table:table-row table:style-name="ro10">
          <table:table-cell office:value-type="float" office:value="8720">
            <text:p>8720</text:p>
          </table:table-cell>
          <table:table-cell office:value-type="string">
            <text:p>SideFX</text:p>
          </table:table-cell>
          <table:table-cell office:value-type="string">
            <text:p>Side Effects is Macau's first electronic music label. Established in one of the hottest Asian Destinations, Side FX will serve as a platform for releasing quality music, be it house, deep, jacking, electro, minimal, techno, you name it! This project, a potent mix of passion, will cover a larger musical spectrum but staying true to its roots and goals. Work as a field source for new beats and sounds by up-and-coming talents as well as more established artists. Side FX tracks can move from more corporeal and rocking dance floor oriented to more experimental, sensual and soulful. View all charted tracks on SideFX</text:p>
          </table:table-cell>
          <table:table-cell office:value-type="string">
            <text:p>Ocean Gardens</text:p>
          </table:table-cell>
          <table:table-cell office:value-type="string">
            <text:p>NULL</text:p>
          </table:table-cell>
          <table:table-cell office:value-type="string">
            <text:p>sidefxrecords@gmail.com</text:p>
          </table:table-cell>
          <table:table-cell table:number-columns-repeated="2" office:value-type="string">
            <text:p>http://www.facebook.com/sidefxrecords</text:p>
          </table:table-cell>
          <table:table-cell table:number-columns-repeated="1016"/>
        </table:table-row>
        <table:table-row table:style-name="ro10">
          <table:table-cell office:value-type="float" office:value="8655">
            <text:p>8655</text:p>
          </table:table-cell>
          <table:table-cell office:value-type="string">
            <text:p>SUPERB recordings</text:p>
          </table:table-cell>
          <table:table-cell office:value-type="string">
            <text:p>SUPERB recordings is an independent electronic music label based in Berlin, run by Stephan Blachnik. Vinyl-only (Ltd.). Focusing on the full range of electronic sounds, the releases are mainly located between athmospheric, experimental &amp; dubby styles of House &amp; Techno. As an open-minded platform for new artists &amp; genres, SUPERB recordings intends to diversify the passion for a significant electronic music culture. Listen &amp; understand... SUPERB recordings releases have been charted by Kirk Degiorgio, Trus'me, Ryan Elliott and 51 others. View all charted tracks on SUPERB recordings</text:p>
          </table:table-cell>
          <table:table-cell office:value-type="string">
            <text:p>Grünberger Str. 62, 10245 Berlin</text:p>
          </table:table-cell>
          <table:table-cell office:value-type="string">
            <text:p>http://www.soundcloud.com/superbrecordings</text:p>
          </table:table-cell>
          <table:table-cell office:value-type="string">
            <text:p>stephan@superbrecordings.com</text:p>
          </table:table-cell>
          <table:table-cell office:value-type="string">
            <text:p>http://www.superbrecordings.com</text:p>
          </table:table-cell>
          <table:table-cell office:value-type="string">
            <text:p>http://www.facebook.com/Superb.Berlin.Music</text:p>
          </table:table-cell>
          <table:table-cell table:number-columns-repeated="1016"/>
        </table:table-row>
        <table:table-row table:style-name="ro7">
          <table:table-cell office:value-type="float" office:value="8620">
            <text:p>8620</text:p>
          </table:table-cell>
          <table:table-cell office:value-type="string">
            <text:p>Mira</text:p>
          </table:table-cell>
          <table:table-cell office:value-type="string">
            <text:p>Experimental techno label operated by Shifted from 2012 to 2015. Mira releases have been charted by Sigha, Shifted, Sigha, Henning Baer, Shifted, Truss, Francois X, Etapp Kyle, Shifted, Henning Baer, Rrose, Truss, Shifted and 71 others. View all charted tracks on Mira</text:p>
          </table:table-cell>
          <table:table-cell office:value-type="string">
            <text:p>none</text:p>
          </table:table-cell>
          <table:table-cell office:value-type="string">
            <text:p>NULL</text:p>
          </table:table-cell>
          <table:table-cell office:value-type="string">
            <text:p>avianmusic80@gmail.com</text:p>
          </table:table-cell>
          <table:table-cell office:value-type="string">
            <text:p>http://www.avianmusic.net</text:p>
          </table:table-cell>
          <table:table-cell office:value-type="string">
            <text:p>http://www.facebook.com/AvianUK</text:p>
          </table:table-cell>
          <table:table-cell table:number-columns-repeated="1016"/>
        </table:table-row>
        <table:table-row table:style-name="ro10">
          <table:table-cell office:value-type="float" office:value="8597">
            <text:p>8597</text:p>
          </table:table-cell>
          <table:table-cell office:value-type="string">
            <text:p>Expectancy Records</text:p>
          </table:table-cell>
          <table:table-cell office:value-type="string">
            <text:p>Expectancy Records is an independent label based in Italy. Was founded by Fabio Russo &amp; Gianluca Caldarelli. The label is focus in Deep and Tech-house, Techno and Experimental music, the main reason of the label is to release productions from us and new talents. The main idea at Expectancy is to offer high quality releases always including new tendencies, triyng if possible, innovate on their field. Expectancy Records releases have been charted by Cuartero, DJ Sneak and 90 others. View all charted tracks on Expectancy Records</text:p>
          </table:table-cell>
          <table:table-cell office:value-type="string">
            <text:p>Via Nuova Eremitaggio 3</text:p>
          </table:table-cell>
          <table:table-cell office:value-type="string">
            <text:p>http://www.soundcloud.com/expextancy-records</text:p>
          </table:table-cell>
          <table:table-cell office:value-type="string">
            <text:p>Expectancyrecords@gmail.com</text:p>
          </table:table-cell>
          <table:table-cell office:value-type="string">
            <text:p>NULL</text:p>
          </table:table-cell>
          <table:table-cell office:value-type="string">
            <text:p>http://www.facebook.com/pages/Expectancy-records/216753541687417</text:p>
          </table:table-cell>
          <table:table-cell table:number-columns-repeated="1016"/>
        </table:table-row>
        <table:table-row table:style-name="ro12">
          <table:table-cell office:value-type="float" office:value="8594">
            <text:p>8594</text:p>
          </table:table-cell>
          <table:table-cell office:value-type="string">
            <text:p>Soluxion Records Netlabel</text:p>
          </table:table-cell>
          <table:table-cell office:value-type="string">
            <text:p>Soluxion Records is a project that starts off from the development of experimental music up to more mad regular beats, it’s divided in two part: Soluxion Records Netlabel and Limited. This is the fundamental of the label: not only Minimal music but also Techno, Experimental, IDM, Electronic. The idea is to research, musically, a very different genre which enters our lives through the listening of always new genres. Soluxion Records wants to spread, play and listen to different kinds of music which they hope they can be impressive for the people who listen to them by giving their detailed imprint to the above said, so they leave to whom is listening the surprise of discovering the pleasure of moving and the taste of the listen, by filling the music with emotions and new vibes. This is what Soluxion Records creates, gives and plays. Free downloadable electronic music under Creative Commons license. View all charted tracks on Soluxion Records Netlabel</text:p>
          </table:table-cell>
          <table:table-cell office:value-type="string">
            <text:p>North, Italy</text:p>
          </table:table-cell>
          <table:table-cell office:value-type="string">
            <text:p>http://www.soundcloud.com/soluxion-records</text:p>
          </table:table-cell>
          <table:table-cell office:value-type="string">
            <text:p>info@soluxionrecords.net</text:p>
          </table:table-cell>
          <table:table-cell office:value-type="string">
            <text:p>http://www.soluxionrecords.net</text:p>
          </table:table-cell>
          <table:table-cell office:value-type="string">
            <text:p>http://www.facebook.com/Soluxion.Records</text:p>
          </table:table-cell>
          <table:table-cell table:number-columns-repeated="1016"/>
        </table:table-row>
        <table:table-row table:style-name="ro6">
          <table:table-cell office:value-type="float" office:value="8583">
            <text:p>8583</text:p>
          </table:table-cell>
          <table:table-cell office:value-type="string">
            <text:p>Soluxion Records LTD</text:p>
          </table:table-cell>
          <table:table-cell office:value-type="string">
            <text:p>On February 20th 2011, we officially have launched Soluxion Records Netlabel in conjunction with the release of our first EP. Spent just over a year, we are ready for a new adventure: Soluxion Records Limited. We have decided to put no limits on ourselves and to go through a path outlined by the sheer creativity and continual testing of the sound. The date of the launch (the 28th May 2012) overlaps obviously also this time with the publication of an EP signed by Dubit &amp; Alhek. Wrath EP forms a turning point within the Soluxion project, which will be divided since today in Netlabel and LTD. Limited will be developed through exclusive digital releases, which can be purchased on a web Portal named Bandcamp. We have chosen this new selling approach because our intention is not only to enhance the production of our artists but also to support the work of the Label, by creating a hotline between the listener and the producer without brokers. Music style varies from the most innovative Techno to the Experimental approach of the sound design and of the media partners. Exclusive digital series Techno, Experimental and Futuristic. View all charted tracks on Soluxion Records LTD</text:p>
          </table:table-cell>
          <table:table-cell office:value-type="string">
            <text:p>Bologna</text:p>
          </table:table-cell>
          <table:table-cell office:value-type="string">
            <text:p>NULL</text:p>
          </table:table-cell>
          <table:table-cell office:value-type="string">
            <text:p>ltd@soluxionrecords.net</text:p>
          </table:table-cell>
          <table:table-cell office:value-type="string">
            <text:p>http://soluxionrecordslimited.bandcamp.com</text:p>
          </table:table-cell>
          <table:table-cell office:value-type="string">
            <text:p>http://www.facebook.com/Soluxion.Records</text:p>
          </table:table-cell>
          <table:table-cell table:number-columns-repeated="1016"/>
        </table:table-row>
        <table:table-row table:style-name="ro14">
          <table:table-cell office:value-type="float" office:value="8555">
            <text:p>8555</text:p>
          </table:table-cell>
          <table:table-cell office:value-type="string">
            <text:p>BFuzz Records</text:p>
          </table:table-cell>
          <table:table-cell office:value-type="string">
            <text:p>BFuzz Records is a digital record label launching in late 2010 focusing on electronic dance music. Our music collection is refreshed with exclusive tracks by the Greece &amp; World's music artists and distributed through our partners to all major digital music stores. We are always interested working with Artists in music areas such House / Tech House / Deep House / Techno / Progressive House / Nu Disco / Down Tempo / Chill Out / Chill House / Lounge music / Experimental music. Send us your music demos in 320-kbps MP3 format and we will get back to you be sure about it. Thank You. Kind Regards. BFR. Demos : demos@bfuzzrecordsdigital.com Contact : info@bfuzzrecordsdigital.com Visit us @ http://www.bfuzzrecordsdigital.com/ for more information and updates. View all charted tracks on BFuzz Records</text:p>
          </table:table-cell>
          <table:table-cell office:value-type="string">
            <text:p>Athens / Crete</text:p>
          </table:table-cell>
          <table:table-cell office:value-type="string">
            <text:p>http://www.soundcloud.com/bfuzzrecords</text:p>
          </table:table-cell>
          <table:table-cell office:value-type="string">
            <text:p>info@bfuzzrecordsdigital.com</text:p>
          </table:table-cell>
          <table:table-cell office:value-type="string">
            <text:p>http://www.bfuzzrecordsdigital.com</text:p>
          </table:table-cell>
          <table:table-cell office:value-type="string">
            <text:p>http://www.facebook.com/pages/BFuzz-Records/239783002740720</text:p>
          </table:table-cell>
          <table:table-cell table:number-columns-repeated="1016"/>
        </table:table-row>
        <table:table-row table:style-name="ro2">
          <table:table-cell office:value-type="float" office:value="8485">
            <text:p>8485</text:p>
          </table:table-cell>
          <table:table-cell office:value-type="string">
            <text:p>Basement Lab</text:p>
          </table:table-cell>
          <table:table-cell office:value-type="string">
            <text:p>Dark, deep, lo-fi, and experimental sounds in House, Techno and down tempo forms! View all charted tracks on Basement Lab</text:p>
          </table:table-cell>
          <table:table-cell office:value-type="string">
            <text:p>Greenford</text:p>
          </table:table-cell>
          <table:table-cell office:value-type="string">
            <text:p>http://www.soundcloud.com/audiolaboratory</text:p>
          </table:table-cell>
          <table:table-cell table:number-columns-repeated="3" office:value-type="string">
            <text:p>NULL</text:p>
          </table:table-cell>
          <table:table-cell table:number-columns-repeated="1016"/>
        </table:table-row>
        <table:table-row table:style-name="ro2">
          <table:table-cell office:value-type="float" office:value="8483">
            <text:p>8483</text:p>
          </table:table-cell>
          <table:table-cell office:value-type="string">
            <text:p>Laurasia Records</text:p>
          </table:table-cell>
          <table:table-cell office:value-type="string">
            <text:p>New label from Chile with a commitment to publish serious techno house dance floor and experimental electronic music View all charted tracks on Laurasia Records</text:p>
          </table:table-cell>
          <table:table-cell office:value-type="string">
            <text:p>Chile</text:p>
          </table:table-cell>
          <table:table-cell office:value-type="string">
            <text:p>http://www.soundcloud.com/moon-lake-records</text:p>
          </table:table-cell>
          <table:table-cell table:number-columns-repeated="2" office:value-type="string">
            <text:p>NULL</text:p>
          </table:table-cell>
          <table:table-cell office:value-type="string">
            <text:p>http://www.facebook.com/pages/moonlakerecords</text:p>
          </table:table-cell>
          <table:table-cell table:number-columns-repeated="1016"/>
        </table:table-row>
        <table:table-row table:style-name="ro10">
          <table:table-cell office:value-type="float" office:value="8355">
            <text:p>8355</text:p>
          </table:table-cell>
          <table:table-cell office:value-type="string">
            <text:p>Mad Music Recordings</text:p>
          </table:table-cell>
          <table:table-cell office:value-type="string">
            <text:p>Mad Music Recordings was born out of Germanys underground electronic party scene. This label is based on the dancing crowd, it is based on DJs behind the turntables and it is based on mad musical influences. It presents producers from all over the world who love to create music for the clubs and all true party-people on this planet. The label was founded in Germany 2008 to drop electronic dance music in its purest form. Genres: Tech-House, Minimal, Techno, Deep House, Club, Experimental View all charted tracks on Mad Music Recordings</text:p>
          </table:table-cell>
          <table:table-cell office:value-type="string">
            <text:p>Minden - Germany</text:p>
          </table:table-cell>
          <table:table-cell office:value-type="string">
            <text:p>NULL</text:p>
          </table:table-cell>
          <table:table-cell office:value-type="string">
            <text:p>lomar@madmusicrec.com</text:p>
          </table:table-cell>
          <table:table-cell office:value-type="string">
            <text:p>http://www.madmusicrec.com</text:p>
          </table:table-cell>
          <table:table-cell office:value-type="string">
            <text:p>http://www.facebook.com/MadMusicRecordings</text:p>
          </table:table-cell>
          <table:table-cell table:number-columns-repeated="1016"/>
        </table:table-row>
        <table:table-row table:style-name="ro9">
          <table:table-cell office:value-type="float" office:value="8298">
            <text:p>8298</text:p>
          </table:table-cell>
          <table:table-cell office:value-type="string">
            <text:p>Space Panorama Records</text:p>
          </table:table-cell>
          <table:table-cell office:value-type="string">
            <text:p>Space Panorama Records The label "Space Panorama" has been created in the year 2012 by the DJ and Producer D.Kowalski. The name of the label bears in itself the idea of a wide scenario in which different influences and styles are mixed together. The result is an experimental mixture of House and Techno and their sub-genres (Deep,Acid,Dub and more) always keeping an original approach to music creation. Find yourself in variety of music of the label! ----------------------------------------------------------- If you want to send your demos, please submit them here: spacepanoramainc.label-engine.com/ Make sure you offer a full release (more than one track) and that your contact details are included. Please send only streaming links (Soundcloud streams with a download option is preferred). Do not send mp3 as an email attachment, any demos sent as email attachments will be deleted straight away and will not be listened to. View all charted tracks on Space Panorama Records</text:p>
          </table:table-cell>
          <table:table-cell office:value-type="string">
            <text:p>Vinnitsa</text:p>
          </table:table-cell>
          <table:table-cell office:value-type="string">
            <text:p>http://www.soundcloud.com/space-panorama-inc</text:p>
          </table:table-cell>
          <table:table-cell office:value-type="string">
            <text:p>spacepanoramainc@gmail.com</text:p>
          </table:table-cell>
          <table:table-cell office:value-type="string">
            <text:p>NULL</text:p>
          </table:table-cell>
          <table:table-cell office:value-type="string">
            <text:p>http://www.facebook.com/SpacePanoramaInc</text:p>
          </table:table-cell>
          <table:table-cell table:number-columns-repeated="1016"/>
        </table:table-row>
        <table:table-row table:style-name="ro8">
          <table:table-cell office:value-type="float" office:value="8192">
            <text:p>8192</text:p>
          </table:table-cell>
          <table:table-cell office:value-type="string">
            <text:p>Gnosis Records</text:p>
          </table:table-cell>
          <table:table-cell office:value-type="string">
            <text:p>Gnosis Records is a visionary label, developed by UK producer Rich Jones, to release innovative and captivating techno grooves for a refined audience. Developed as a platform for demonstrating experimental productions, Gnosis Records encompasses dreamy, percussive, deep techno cuts in an authentic but contemporary style. Gnosis Records releases have been charted by Psyk and 10 others. View all charted tracks on Gnosis Records</text:p>
          </table:table-cell>
          <table:table-cell office:value-type="string">
            <text:p>London, United Kingdom</text:p>
          </table:table-cell>
          <table:table-cell office:value-type="string">
            <text:p>NULL</text:p>
          </table:table-cell>
          <table:table-cell office:value-type="string">
            <text:p>info@gnosisrecords.com</text:p>
          </table:table-cell>
          <table:table-cell office:value-type="string">
            <text:p>http://www.gnosisrecords.com</text:p>
          </table:table-cell>
          <table:table-cell office:value-type="string">
            <text:p>http://www.facebook.com/gnosisrecords</text:p>
          </table:table-cell>
          <table:table-cell table:number-columns-repeated="1016"/>
        </table:table-row>
        <table:table-row table:style-name="ro3">
          <table:table-cell office:value-type="float" office:value="8159">
            <text:p>8159</text:p>
          </table:table-cell>
          <table:table-cell office:value-type="string">
            <text:p>SceneMusic Records</text:p>
          </table:table-cell>
          <table:table-cell office:value-type="string">
            <text:p>SCENEMUSIC produces and distributes interesting new sonic works of ballad fusion jazz, techno/house, psychedelic, minimal, ambient, soundscapes, drones, experimental music and makes dark &amp; gothic atmospheres. View all charted tracks on SceneMusic Records</text:p>
          </table:table-cell>
          <table:table-cell office:value-type="string">
            <text:p>Central, Italy</text:p>
          </table:table-cell>
          <table:table-cell office:value-type="string">
            <text:p>NULL</text:p>
          </table:table-cell>
          <table:table-cell office:value-type="string">
            <text:p>info@scene-music.com</text:p>
          </table:table-cell>
          <table:table-cell office:value-type="string">
            <text:p>http://www.scene-music.com</text:p>
          </table:table-cell>
          <table:table-cell office:value-type="string">
            <text:p>http://www.facebook.com/scenemusic?sk=wall</text:p>
          </table:table-cell>
          <table:table-cell table:number-columns-repeated="1016"/>
        </table:table-row>
        <table:table-row table:style-name="ro10">
          <table:table-cell office:value-type="float" office:value="8092">
            <text:p>8092</text:p>
          </table:table-cell>
          <table:table-cell office:value-type="string">
            <text:p>Inmaterial Audio</text:p>
          </table:table-cell>
          <table:table-cell office:value-type="string">
            <text:p>INMATERIAL AUDIO is a new concept of label created in Spain in 2011, designed entirely to sound more avant-garde and innovative Techno, merging other subgenres as Off Beat, Experimental, Dub and Idm. International artists with great positioning and a great career in the techno scene as the architects of artistic and musical project creation. The main objective of INMATERIAL AUDIO is to bring the most demanding modern sound quality, powered by the most creative and innovative of the producers and artists of this label. View all charted tracks on Inmaterial Audio</text:p>
          </table:table-cell>
          <table:table-cell office:value-type="string">
            <text:p>C/Republica Dominicana 62 VALDEMORO (MADRID)</text:p>
          </table:table-cell>
          <table:table-cell office:value-type="string">
            <text:p>NULL</text:p>
          </table:table-cell>
          <table:table-cell office:value-type="string">
            <text:p>inmaterialaudio@gmail.com</text:p>
          </table:table-cell>
          <table:table-cell office:value-type="string">
            <text:p>http://www.inmaterialaudio.com</text:p>
          </table:table-cell>
          <table:table-cell office:value-type="string">
            <text:p>http://www.facebook.com/pages/INMATERIAL-AUDIO/181465535278952</text:p>
          </table:table-cell>
          <table:table-cell table:number-columns-repeated="1016"/>
        </table:table-row>
        <table:table-row table:style-name="ro9">
          <table:table-cell office:value-type="float" office:value="8077">
            <text:p>8077</text:p>
          </table:table-cell>
          <table:table-cell office:value-type="string">
            <text:p>Concepto Hipnotico</text:p>
          </table:table-cell>
          <table:table-cell office:value-type="string">
            <text:p>» ABOUT US Concepto Hipnotico emerges in early 2012 in Argentina, is a digital label created by Bruno Ledesma, that focuses on releasing electronic music, especially techno and minimal, always following a line experimental, deep and hypnotic. Currently we continue working, giving all the best we have to keep growing, as label and also as a group of friends, with the same sound in common. » POLICY OF RELEASE We are looking for Techno &amp; Minimal music, in its most rare, experimental, deep and hypnotic sounds, please send.. • 2 original tracks, with respective remix packs / or an EP with 3 or 4 original tracks. • In case of remixes, will be in hands only by our artists, if you want to introduce an artist off the label, you first must show us your profile and your music. • We only receive demos in our e-mail, indicated here below. We don't have time to download files from external links, please only send private Soundcloud links. » DEMOS / INFO conceptohipnotico@hotmail.com View all charted tracks on Concepto Hipnotico</text:p>
          </table:table-cell>
          <table:table-cell office:value-type="string">
            <text:p>Neuquén Capital</text:p>
          </table:table-cell>
          <table:table-cell office:value-type="string">
            <text:p>http://www.soundcloud.com/conceptohipnotico</text:p>
          </table:table-cell>
          <table:table-cell office:value-type="string">
            <text:p>conceptohipnotico@hotmail.com</text:p>
          </table:table-cell>
          <table:table-cell office:value-type="string">
            <text:p>http://www.soundcloud.com/conceptohipnotico</text:p>
          </table:table-cell>
          <table:table-cell office:value-type="string">
            <text:p>http://www.facebook.com/concepto.hipnotico</text:p>
          </table:table-cell>
          <table:table-cell table:number-columns-repeated="1016"/>
        </table:table-row>
        <table:table-row table:style-name="ro20">
          <table:table-cell office:value-type="float" office:value="8062">
            <text:p>8062</text:p>
          </table:table-cell>
          <table:table-cell office:value-type="string">
            <text:p>Quantum-Bit</text:p>
          </table:table-cell>
          <table:table-cell office:value-type="string">
            <text:p>Quantum Bit is an advanced electronic and experimental audio/video italian netlabel founded in 2006 by Jaeck the Bit &amp; Warxx with the intent to distribute digital works totally free using the ubiquity of the Web. The music and video are selected on the basis of quality, creativity, originality, conceptuality and research offering a window composed of many kinds related to electronic, regard to experimentation, the evolution of new technologies and the computer-art. The artists have no contract and constraints to the netlabel, retain ownership of their works and any other management or promotions. Quantum Bit expresses its conceptual thinking of contemporary art in the nine points of the Manifesto STUB and differs for printing promo cds and dvds in limited edition in a special "Vacuum Packaging", available through our virtual shop. In 2012 Quantum Bit evolves limiting its release to 33x3 becoming an opera composed by works, an observer of a defined temporary period of history from which are extracted art forms free and independent. Nobody will be the owner, but only a temporary observer and distributor. All productions are protected by creative commons license (www.creativecommons.it / www.archive.org) and downloaded from our catalog. View all charted tracks on Quantum-Bit</text:p>
          </table:table-cell>
          <table:table-cell office:value-type="string">
            <text:p>P.zza Trento e Trieste n.2</text:p>
          </table:table-cell>
          <table:table-cell office:value-type="string">
            <text:p>NULL</text:p>
          </table:table-cell>
          <table:table-cell office:value-type="string">
            <text:p>info@quantum-bit.it</text:p>
          </table:table-cell>
          <table:table-cell office:value-type="string">
            <text:p>http://www.quantum-bit.it</text:p>
          </table:table-cell>
          <table:table-cell office:value-type="string">
            <text:p>http://www.facebook.com/people/Quantum-Bit-Netlabel/100000162332837</text:p>
          </table:table-cell>
          <table:table-cell table:number-columns-repeated="1016"/>
        </table:table-row>
        <table:table-row table:style-name="ro15">
          <table:table-cell office:value-type="float" office:value="8014">
            <text:p>8014</text:p>
          </table:table-cell>
          <table:table-cell office:value-type="string">
            <text:p>CADUCEUS RECORDS</text:p>
          </table:table-cell>
          <table:table-cell office:value-type="string">
            <text:p>THE CADUCEUS is the symbol of the duality of the material and spiritual world, and the highest form in music is spirituality. In using the physical instrument to interact with the spiritual world, the ultimate aim is move ever closer to the spiritual via new means of expression — new sounds, new approaches, and new forms. The label was created to search off of the beaten track and to discover electronic music and artists. From classic techno to the more experimental, CADUCEUS will explore originality in the electronic and musical worlds.The format will consist of a simple 10"EP or 12"EP featuring one original track and remixes, sometimes with additional digital remixes. Through this simplicity and the differing interpretations, we seek to find new avenues for the music to move the listener. ? nothing rests, everything moves, everything vibrates, everything is music ? CADUCEUS RECORDS releases have been charted by Marc Romboy, Gregor Tresher, Dustin Zahn, Marko Nastic, Dustin Zahn, Spencer Parker, Seuil, Spencer Parker, Tiefschwarz and 91 others. View all charted tracks on CADUCEUS RECORDS</text:p>
          </table:table-cell>
          <table:table-cell office:value-type="string">
            <text:p>http://bit.ly/WZTZ5m</text:p>
          </table:table-cell>
          <table:table-cell office:value-type="string">
            <text:p>http://www.soundcloud.com/caduceus-records</text:p>
          </table:table-cell>
          <table:table-cell office:value-type="string">
            <text:p>lad@caduceus-records.com</text:p>
          </table:table-cell>
          <table:table-cell office:value-type="string">
            <text:p>http://www.caduceus-records.com</text:p>
          </table:table-cell>
          <table:table-cell office:value-type="string">
            <text:p>http://www.facebook.com/pages/caduceusrecords</text:p>
          </table:table-cell>
          <table:table-cell table:number-columns-repeated="1016"/>
        </table:table-row>
        <table:table-row table:style-name="ro17">
          <table:table-cell office:value-type="float" office:value="7852">
            <text:p>7852</text:p>
          </table:table-cell>
          <table:table-cell office:value-type="string">
            <text:p>Beat Affair records</text:p>
          </table:table-cell>
          <table:table-cell office:value-type="string">
            <text:p>Beat Affair records is an independent record label founded by a passion for music and experimental music of a group of young DJs, artists and Italian musicians. You can not shut the music beat affair records within a genre that already exists as the result of contamination, and everyday experience. You can listen to songs with techno influences in the soul and then you could talk about soultech, as you listen to songs disco with influences from deep house and here we could talk about depedisco. There is only one thing for sure that everything is born from the roots of house music,and from all the contaminations that it can be subjected. View all charted tracks on Beat Affair records</text:p>
          </table:table-cell>
          <table:table-cell office:value-type="string">
            <text:p>Central, Italy</text:p>
          </table:table-cell>
          <table:table-cell office:value-type="string">
            <text:p>NULL</text:p>
          </table:table-cell>
          <table:table-cell office:value-type="string">
            <text:p>info@beataffair-records.com</text:p>
          </table:table-cell>
          <table:table-cell office:value-type="string">
            <text:p>http://www.beataffair-records.com</text:p>
          </table:table-cell>
          <table:table-cell office:value-type="string">
            <text:p>http://www.facebook.com/beataffairmusic</text:p>
          </table:table-cell>
          <table:table-cell table:number-columns-repeated="1016"/>
        </table:table-row>
        <table:table-row table:style-name="ro19">
          <table:table-cell office:value-type="float" office:value="7837">
            <text:p>7837</text:p>
          </table:table-cell>
          <table:table-cell office:value-type="string">
            <text:p>So Cycle Recording</text:p>
          </table:table-cell>
          <table:table-cell office:value-type="string">
            <text:p>So Cycle Recording is a new independent label that aimed to search and to produce music of quality, trying to give space to the new talents. the name rapresent the spirit of the label and of its team, to produce music for the pure pleasure to make it. The choice of artists is very precise: artists who have something to say in the future of the club music scene and with this label is meant to represent the start of an expression which itself collects the sounds and the processing of electronic and experimental music with many influences of club music.The project sets up as an experimentation of many music forms that tend to cross the canons dictated by dance floor. From â€œhouseâ€? to â€œâ€œDeepâ€?, from electronic music to almost dub sonorities.and Hypnotic, dark, sensual music revisits also what has been the â€œold schoolâ€?, drawing it near modern arrangements.Here the artist is free to express his/her emotions, trasforming them into music .Quality, essential prerogative to leave our mark on competitive market, now too much tied to fashions, names and trademarks, which influence its standard. The label object is to keep our artists together in a family, where the working environment ensures to everyone great professionalism and freedom, expressing their art. Despite our young artists come from very different cultures and various Techno scenes, we all agree in one thing: the right way to make electronic music is definitely follow the innovations, but always respecting the history of music. The label will be characterized by deep and dark, but also sweet and sublime sounds to drive people in a hypnotic suggestion, thanks also to the warmness of the sounds. Not just to hit the dance floor and to make the feet move, but also to hit minds and hearts with melodies and atmospheres, to create emotions, and not just moving . So Cycle Recording releases have been charted by Danny Daze and 12 others. View all charted tracks on So Cycle Recording</text:p>
          </table:table-cell>
          <table:table-cell office:value-type="string">
            <text:p>23 Belgrave street</text:p>
          </table:table-cell>
          <table:table-cell office:value-type="string">
            <text:p>NULL</text:p>
          </table:table-cell>
          <table:table-cell office:value-type="string">
            <text:p>socycles@hotmail.com</text:p>
          </table:table-cell>
          <table:table-cell office:value-type="string">
            <text:p>NULL</text:p>
          </table:table-cell>
          <table:table-cell office:value-type="string">
            <text:p>http://www.facebook.com/SoCycleRecording</text:p>
          </table:table-cell>
          <table:table-cell table:number-columns-repeated="1016"/>
        </table:table-row>
        <table:table-row table:style-name="ro9">
          <table:table-cell office:value-type="float" office:value="7822">
            <text:p>7822</text:p>
          </table:table-cell>
          <table:table-cell office:value-type="string">
            <text:p>zotz recordingz</text:p>
          </table:table-cell>
          <table:table-cell office:value-type="string">
            <text:p>Zotz recordingz: is a digital label formed and founded at 2009 by Tello Pila.Now commanded by Ro Madrid and Tello Pila. The Label is to release quality indie produced electronic music, focusing on experimental house, mixing styles like: deep house, nu disco,minimal house, techouse,techno,down tempo, and all kinds of these genres and sub genres. Members: Tello pila Ro Madrid Music Designers Freedance H.O.S.H. Christian Burkhardt Hector Metrika Gog Nicolas Klau (toxedomoon) Ponyfeet Nahutek Ztarblitz Alexis Zua Zotz recordingz is supported by:H.O.S.H., Christian Burkhardt, Hector, Adnan Sharif, Brett lawrence, Jeff More, Ray Okpara, Steffen Baumann. Subb-an, Martinez, Halo Varga, MANDY, Sasha, Terence (:terry:) Freak N Chic, Bon spengler, Thomas Koch DJ T, Aaron Shim Yello (belfast), kostas tassopoulos Ekkohaus (2020 vision, Pole Folder, Slam, Oxia, Funkatron, Metrika, Chloe Harris, Chris Duckenfield Swag,Cyril Etienne Dj Deep. Mark Fanciulli. View all charted tracks on zotz recordingz</text:p>
          </table:table-cell>
          <table:table-cell office:value-type="string">
            <text:p>jose marti 61 col escandon</text:p>
          </table:table-cell>
          <table:table-cell office:value-type="string">
            <text:p>NULL</text:p>
          </table:table-cell>
          <table:table-cell office:value-type="string">
            <text:p>zotzrecordingz@rocketmail.com</text:p>
          </table:table-cell>
          <table:table-cell office:value-type="string">
            <text:p>http://www.zotzrecordingz.com</text:p>
          </table:table-cell>
          <table:table-cell office:value-type="string">
            <text:p>http://www.facebook.com/zotzrecordingz</text:p>
          </table:table-cell>
          <table:table-cell table:number-columns-repeated="1016"/>
        </table:table-row>
        <table:table-row table:style-name="ro8">
          <table:table-cell office:value-type="float" office:value="7680">
            <text:p>7680</text:p>
          </table:table-cell>
          <table:table-cell office:value-type="string">
            <text:p>GrooveSignal Records</text:p>
          </table:table-cell>
          <table:table-cell office:value-type="string">
            <text:p>GrooveSignal Records, founded in november 2011 by DJ GaVan (Ivan Galashevsky) , wants to push music and ideas from artists who explore the many faces of techno, from dark, deep driving to experimental, strength new underground sounds. GrooveSignal Records - This is a new, single-minded into the future label. Specializing in underground techno sound. Ready to cooperate with new artists! View all charted tracks on GrooveSignal Records</text:p>
          </table:table-cell>
          <table:table-cell office:value-type="string">
            <text:p>GrooveSignal_Records</text:p>
          </table:table-cell>
          <table:table-cell office:value-type="string">
            <text:p>NULL</text:p>
          </table:table-cell>
          <table:table-cell office:value-type="string">
            <text:p>gavan.groovesignals@gmail.com</text:p>
          </table:table-cell>
          <table:table-cell office:value-type="string">
            <text:p>http://soundcloud.com/groovesignal_records</text:p>
          </table:table-cell>
          <table:table-cell office:value-type="string">
            <text:p>NULL</text:p>
          </table:table-cell>
          <table:table-cell table:number-columns-repeated="1016"/>
        </table:table-row>
        <table:table-row table:style-name="ro9">
          <table:table-cell office:value-type="float" office:value="7540">
            <text:p>7540</text:p>
          </table:table-cell>
          <table:table-cell office:value-type="string">
            <text:p>Progelectech</text:p>
          </table:table-cell>
          <table:table-cell office:value-type="string">
            <text:p>Progelectech is a forward thinking electronic music label which aims to bring progressive cutting edge experimental electronic musicians to the attention of the masses. Not only intent of focusing on the main stay of genres such as progressive and tech house,techno etc Progelectech endevours to unearth new and exciting nu wave producers who aren't frightened to push the boundaries to the very limits in the search for something special. With over 30 years collective listening to pull knowledge from the team behind Progelectech are more than qualified to select the best artists from the ever increasing crop of producers all jostling for position in the hope of getting recognition. If you are a Producer of electronic music and would like to appear on Progelectech in the near future head to our website(www.progelectech.com) where there is a facility for you to get your tunes to us,we look forward to hearing your music. View all charted tracks on Progelectech</text:p>
          </table:table-cell>
          <table:table-cell office:value-type="string">
            <text:p>5 St johns Ave, Lincoln, LN3 4LW</text:p>
          </table:table-cell>
          <table:table-cell office:value-type="string">
            <text:p>NULL</text:p>
          </table:table-cell>
          <table:table-cell office:value-type="string">
            <text:p>info@progelectech.com</text:p>
          </table:table-cell>
          <table:table-cell office:value-type="string">
            <text:p>http://www.progelectech.com</text:p>
          </table:table-cell>
          <table:table-cell office:value-type="string">
            <text:p>http://www.facebook.com/progelectech#!/pages/Progelectech/284583908233677</text:p>
          </table:table-cell>
          <table:table-cell table:number-columns-repeated="1016"/>
        </table:table-row>
        <table:table-row table:style-name="ro11">
          <table:table-cell office:value-type="float" office:value="7524">
            <text:p>7524</text:p>
          </table:table-cell>
          <table:table-cell office:value-type="string">
            <text:p>Question of Time</text:p>
          </table:table-cell>
          <table:table-cell office:value-type="string">
            <text:p>Question of Time stands for quality electronic music. At the heart of QoT is a belief that dance music is truly about losing oneself in the moment. The label desires to be the catalyst for such dancefloor escapades. Over the years, QoT's music has been called many things - deep, acidic, dark, subliminal, electronic, and emotional, although in the end, the root of all of its club music is house and techno. QoT also likes to explore deep psychological moods, by ambient and experimental electronica artists like Aqob. The label's goal is simply to release quality electronic music straight from the heart. QoT believes in the pure spirit of the 12-inch format - with a digital release following later. View all charted tracks on Question of Time</text:p>
          </table:table-cell>
          <table:table-cell office:value-type="string">
            <text:p>London, United Kingdom</text:p>
          </table:table-cell>
          <table:table-cell office:value-type="string">
            <text:p>NULL</text:p>
          </table:table-cell>
          <table:table-cell office:value-type="string">
            <text:p>info@questionoftime.co.uk</text:p>
          </table:table-cell>
          <table:table-cell office:value-type="string">
            <text:p>http://www.questionoftime.co.uk</text:p>
          </table:table-cell>
          <table:table-cell office:value-type="string">
            <text:p>http://www.facebook.com/questionoftimerecords</text:p>
          </table:table-cell>
          <table:table-cell table:number-columns-repeated="1016"/>
        </table:table-row>
        <table:table-row table:style-name="ro20">
          <table:table-cell office:value-type="float" office:value="7450">
            <text:p>7450</text:p>
          </table:table-cell>
          <table:table-cell office:value-type="string">
            <text:p>Stendhal Records</text:p>
          </table:table-cell>
          <table:table-cell office:value-type="string">
            <text:p>After more than a decade of producing, projecting and exploring electronic music, Francesco Poggi and Fabiano Binaglia AKA Virustage launched Stendhal Records in 2011. The labels approach came after witnessing multiple underground music trends, shades and textures rise and fall throughout the pairs lengthy involvement as dj’s, producers and music lovers. Noticing a gap in the soundscapes they were searching for, Virustage began a quest to form an outlet to cater for the deeper, trippier and more conspicuous edge of electronica. The labels identity runs clear through its meaning inspired by Stendhal Syndrome: [...] is a psychosomatic illness that causes rapid heartbeat, [...] confusion and even hallucinations when an individual is exposed to art, usually when the art is particularly beautiful or a large amount of art is in a single place.[...] (read more) Not only via it’s allusive title does the London based label retain its drive, but through the carefully selected content of abstract and left field styles that it projects. Now housing a collective of artists across the spectrum of techno, minimal, house, progressive and experimental music, Stendhal Records and its artists have one common thread - to transport their listeners through emotions and mind trips – to simply become lost in the sound of Stendhal. View all charted tracks on Stendhal Records</text:p>
          </table:table-cell>
          <table:table-cell office:value-type="string">
            <text:p>London, United Kingdom</text:p>
          </table:table-cell>
          <table:table-cell table:number-columns-repeated="2" office:value-type="string">
            <text:p>NULL</text:p>
          </table:table-cell>
          <table:table-cell office:value-type="string">
            <text:p>http://www.stendhalrecords.co.uk</text:p>
          </table:table-cell>
          <table:table-cell office:value-type="string">
            <text:p>http://www.facebook.com/stendhalrecords</text:p>
          </table:table-cell>
          <table:table-cell table:number-columns-repeated="1016"/>
        </table:table-row>
        <table:table-row table:style-name="ro10">
          <table:table-cell office:value-type="float" office:value="7443">
            <text:p>7443</text:p>
          </table:table-cell>
          <table:table-cell office:value-type="string">
            <text:p>Flatmate</text:p>
          </table:table-cell>
          <table:table-cell office:value-type="string">
            <text:p>FlatMate is a techno-music label founded in 2010 by Álex Gámez in Barcelona and based on minimalistic concepts of production. The aim is to provide groovy, elegant and overwhelmingly sonorous tracks to the live sessions. But the music spectrum of the label is not limited to the most danceable electronic music. It also includes experimental techno productions and other variations of the genre that Flatmate believes must be released physically (vinyl-cd) in order to maintain the original essence of this style of music. View all charted tracks on Flatmate</text:p>
          </table:table-cell>
          <table:table-cell office:value-type="string">
            <text:p>PO Box 243 08910 Barcelon</text:p>
          </table:table-cell>
          <table:table-cell office:value-type="string">
            <text:p>NULL</text:p>
          </table:table-cell>
          <table:table-cell office:value-type="string">
            <text:p>booking@flatmatemusic.com</text:p>
          </table:table-cell>
          <table:table-cell office:value-type="string">
            <text:p>http://www.flatmatemusic.com</text:p>
          </table:table-cell>
          <table:table-cell office:value-type="string">
            <text:p>http://www.facebook.com/pages/Flatmate-Music/188936601151563</text:p>
          </table:table-cell>
          <table:table-cell table:number-columns-repeated="1016"/>
        </table:table-row>
        <table:table-row table:style-name="ro5">
          <table:table-cell office:value-type="float" office:value="7441">
            <text:p>7441</text:p>
          </table:table-cell>
          <table:table-cell office:value-type="string">
            <text:p>Translucent</text:p>
          </table:table-cell>
          <table:table-cell office:value-type="string">
            <text:p>Translucent is a sub-label of Gynoid Audio, run by Advanced Human. Translucent is all about "undefined techno", and has been created as an experimental playground for it's artists, to enable them to innovate, and express their quality productions without having to worry about styles. Translucent releases have been charted by Kirk Degiorgio and 136 others. View all charted tracks on Translucent</text:p>
          </table:table-cell>
          <table:table-cell office:value-type="string">
            <text:p>Sydney, Australia</text:p>
          </table:table-cell>
          <table:table-cell table:number-columns-repeated="2" office:value-type="string">
            <text:p>NULL</text:p>
          </table:table-cell>
          <table:table-cell office:value-type="string">
            <text:p>http://www.elektraxmusic.com/translucent/</text:p>
          </table:table-cell>
          <table:table-cell office:value-type="string">
            <text:p>http://www.facebook.com/pages/Translucent/247070918679908</text:p>
          </table:table-cell>
          <table:table-cell table:number-columns-repeated="1016"/>
        </table:table-row>
        <table:table-row table:style-name="ro12">
          <table:table-cell office:value-type="float" office:value="7337">
            <text:p>7337</text:p>
          </table:table-cell>
          <table:table-cell office:value-type="string">
            <text:p>Lead Square</text:p>
          </table:table-cell>
          <table:table-cell office:value-type="string">
            <text:p>Concrete walls and mist forest. Ural is unique location in underground music world. Since 2009 year head of Lead Square label man who called Gedevaan privatize and expropriate experimental techno sound in cold and sunny Urals. Move music forward within lead square and clubs with back to basics doctrine. Maybe people and now use vintage Akai and Rolands at home and in a studio, but world make a digital revolution in sound design and tracks production. Now we can do all spectre of vintage-like sounds. Overall thus everybody love and wants commerce we provide best indie music, no loudness war, no thrid samples, only selfmade, only man made synthesis, true electronic, real experimental. This give us real juice and fat indeed. Lead Square music is sophisticated and complex, this sound for gentle ears and smart free mind. View all charted tracks on Lead Square</text:p>
          </table:table-cell>
          <table:table-cell office:value-type="string">
            <text:p>Yekaterinburg</text:p>
          </table:table-cell>
          <table:table-cell office:value-type="string">
            <text:p>NULL</text:p>
          </table:table-cell>
          <table:table-cell office:value-type="string">
            <text:p>info@gedevaan.co.uk</text:p>
          </table:table-cell>
          <table:table-cell office:value-type="string">
            <text:p>http://gedevaan.co.uk</text:p>
          </table:table-cell>
          <table:table-cell office:value-type="string">
            <text:p>http://www.facebook.com/gedevaan.official</text:p>
          </table:table-cell>
          <table:table-cell table:number-columns-repeated="1016"/>
        </table:table-row>
        <table:table-row table:style-name="ro11">
          <table:table-cell office:value-type="float" office:value="7285">
            <text:p>7285</text:p>
          </table:table-cell>
          <table:table-cell office:value-type="string">
            <text:p>Effekt Records</text:p>
          </table:table-cell>
          <table:table-cell office:value-type="string">
            <text:p>Effekt Records is a new Digitallabel and is based in Vorarlberg which is in the western part of Austria near the Switzerland border. It was founded in January 2009 by two Dj’s and producers, Marcel Fenkart and Marco Glabonjat alias “Der Effekt”. Effekt Records release include a wide range of genres: from tech-house, minimal, progressive, techno and even experimental. The only rule is that it has to sound great. The label founders are determined to release only quality music from talented musicians / producers and to promote them to a global audience. All of the artists signed so far to the label so far have been discovered on the infamous myspace website. View all charted tracks on Effekt Records</text:p>
          </table:table-cell>
          <table:table-cell office:value-type="string">
            <text:p>Austria</text:p>
          </table:table-cell>
          <table:table-cell office:value-type="string">
            <text:p>NULL</text:p>
          </table:table-cell>
          <table:table-cell office:value-type="string">
            <text:p>effektrec@gmx.at</text:p>
          </table:table-cell>
          <table:table-cell office:value-type="string">
            <text:p>http://www.effektrecords.com</text:p>
          </table:table-cell>
          <table:table-cell office:value-type="string">
            <text:p>http://www.facebook.com/effektrecords</text:p>
          </table:table-cell>
          <table:table-cell table:number-columns-repeated="1016"/>
        </table:table-row>
        <table:table-row table:style-name="ro12">
          <table:table-cell office:value-type="float" office:value="7242">
            <text:p>7242</text:p>
          </table:table-cell>
          <table:table-cell office:value-type="string">
            <text:p>Gilesku records</text:p>
          </table:table-cell>
          <table:table-cell office:value-type="string">
            <text:p>Gilesku imprint was founded in 2010 as a platform to independently release music from new talented artists on vinyl to conquer hearts of DJs, clubbers, collectors and home listeners around the globe. Our goal is to deliver vinyl only releases in limited 300 copies each until its own and our existence. We simply feel it, love it and admire it … That's why we'll keep on believing! Our philosophy is to release EP's consisting of two types of listening - one for easy, home and afterhour listening and the one for clubs and dancefloor. Although we dislike to be integrated in style boundaries we see us as a home for experimental, deep house &amp; techno and even jazz material that will touch hearts and take root in our heads and ears forever. Gilesku records releases have been charted by Seb Zito, Valentino Kanzyani, Alex Celler, Le Loup, Matthias Tanzmann and 114 others. View all charted tracks on Gilesku records</text:p>
          </table:table-cell>
          <table:table-cell office:value-type="string">
            <text:p>Velesovska 77, 4208 Sencur</text:p>
          </table:table-cell>
          <table:table-cell table:number-columns-repeated="2" office:value-type="string">
            <text:p>NULL</text:p>
          </table:table-cell>
          <table:table-cell office:value-type="string">
            <text:p>http://www.gileskurecords.com</text:p>
          </table:table-cell>
          <table:table-cell office:value-type="string">
            <text:p>http://www.facebook.com/gileskurecords</text:p>
          </table:table-cell>
          <table:table-cell table:number-columns-repeated="1016"/>
        </table:table-row>
        <table:table-row table:style-name="ro5">
          <table:table-cell office:value-type="float" office:value="7228">
            <text:p>7228</text:p>
          </table:table-cell>
          <table:table-cell office:value-type="string">
            <text:p>B4ck6roundNo1se</text:p>
          </table:table-cell>
          <table:table-cell office:value-type="string">
            <text:p>"Background noise is a form of noise pollution or interference. Background noise is an important concept in setting noise regulations." B4CK6ROUNDNO1SE is sub-label of Panel Trax Records. The label owned and run by Synus0006 (aka Laslowb) since 2011. The label is releasing only Synus0006's tracks in the spectrum between techno, acid, minimal and experimental. View all charted tracks on B4ck6roundNo1se</text:p>
          </table:table-cell>
          <table:table-cell office:value-type="string">
            <text:p>1158 Budapest, Drégelyvár str. 37.</text:p>
          </table:table-cell>
          <table:table-cell office:value-type="string">
            <text:p>http://www.soundcloud.com/b4ck6roundno1se</text:p>
          </table:table-cell>
          <table:table-cell office:value-type="string">
            <text:p>b4ck6round@gmail.com</text:p>
          </table:table-cell>
          <table:table-cell table:number-columns-repeated="2" office:value-type="string">
            <text:p>http://www.facebook.com/B4CK6ROUNDNO1SE</text:p>
          </table:table-cell>
          <table:table-cell table:number-columns-repeated="1016"/>
        </table:table-row>
        <table:table-row table:style-name="ro2">
          <table:table-cell office:value-type="float" office:value="7154">
            <text:p>7154</text:p>
          </table:table-cell>
          <table:table-cell office:value-type="string">
            <text:p>Rabbit Hole Recordings</text:p>
          </table:table-cell>
          <table:table-cell office:value-type="string">
            <text:p>A sublabel to Another Label focusing on techno, tech-house, minimal and experimental. View all charted tracks on Rabbit Hole Recordings</text:p>
          </table:table-cell>
          <table:table-cell office:value-type="string">
            <text:p>Sweden</text:p>
          </table:table-cell>
          <table:table-cell office:value-type="string">
            <text:p>http://www.soundcloud.com/anotherlabel</text:p>
          </table:table-cell>
          <table:table-cell office:value-type="string">
            <text:p>anotherlabel.records@gmail.com</text:p>
          </table:table-cell>
          <table:table-cell office:value-type="string">
            <text:p>http://www.soundcloud.com/anotherlabel</text:p>
          </table:table-cell>
          <table:table-cell office:value-type="string">
            <text:p>http://www.facebook.com/RabbitholeRecordings</text:p>
          </table:table-cell>
          <table:table-cell table:number-columns-repeated="1016"/>
        </table:table-row>
        <table:table-row table:style-name="ro10">
          <table:table-cell office:value-type="float" office:value="7125">
            <text:p>7125</text:p>
          </table:table-cell>
          <table:table-cell office:value-type="string">
            <text:p>Violet Poison</text:p>
          </table:table-cell>
          <table:table-cell office:value-type="string">
            <text:p>Violet Poison is an experimental/hybrid Techno vinly-only label, run by mysterious Violet Poison and Berlin artist Shapednoise, inspired by the greatest Italian horror-movies directors from the 1960-1970's decades and from obscure producers of vintage electronica, harsh noise/industrial music.?Violet like winter twilight, Poison like raw madness.?The result of a powerful potion of neo-industrial techno and electronic rawness. Violet Poison releases have been charted by Shifted, Etapp Kyle, Perc, Svreca, Sunil Sharpe, Giorgio Gigli and 44 others. View all charted tracks on Violet Poison</text:p>
          </table:table-cell>
          <table:table-cell office:value-type="string">
            <text:p>Berlin, Germany</text:p>
          </table:table-cell>
          <table:table-cell table:number-columns-repeated="4" office:value-type="string">
            <text:p>NULL</text:p>
          </table:table-cell>
          <table:table-cell table:number-columns-repeated="1016"/>
        </table:table-row>
        <table:table-row table:style-name="ro15">
          <table:table-cell office:value-type="float" office:value="7042">
            <text:p>7042</text:p>
          </table:table-cell>
          <table:table-cell office:value-type="string">
            <text:p>Bad Animal</text:p>
          </table:table-cell>
          <table:table-cell office:value-type="string">
            <text:p>Inspired by a left-of-center take on dance and a primal urge to create music more personal than your standard nightclub fare, Bad Animal is an independent imprint founded by Berlin-based, California native DJ and producer Alland Byallo. Born out of a hunger to explore the more experimental sides of dance without straying too far from the music’s purpose, Bad Animal’s mission is simple: to release emotional, soul-baring house and techno that is mindful of yet never restricted by the dance floor. Informed by the desire to create more intimately, the label’s output will focus on original productions and remixes from Byallo and a close-knit group of friends. We aim to be wild at heart and sound in mind. A vital part of our mission is the regular submission of charity to the Wildlife Conservation Network. Bad Animal releases have been charted by Ian Pooley, Marco Resmann, Cesare vs Disorder, Deepchild, Alex Niggemann, Varoslav, Rodriguez Jr., Mendo, Varoslav, Thomas Schumacher, Varoslav, &amp;ME, dOP, Kris Wadsworth, dOP, Adam Port, dOP and 155 others. View all charted tracks on Bad Animal</text:p>
          </table:table-cell>
          <table:table-cell office:value-type="string">
            <text:p>Berlin, Germany</text:p>
          </table:table-cell>
          <table:table-cell office:value-type="string">
            <text:p>NULL</text:p>
          </table:table-cell>
          <table:table-cell office:value-type="string">
            <text:p>me@thebadanimal.com</text:p>
          </table:table-cell>
          <table:table-cell office:value-type="string">
            <text:p>http://www.thebadanimal.com</text:p>
          </table:table-cell>
          <table:table-cell office:value-type="string">
            <text:p>http://www.facebook.com/thebadanimal</text:p>
          </table:table-cell>
          <table:table-cell table:number-columns-repeated="1016"/>
        </table:table-row>
        <table:table-row table:style-name="ro3">
          <table:table-cell office:value-type="float" office:value="7030">
            <text:p>7030</text:p>
          </table:table-cell>
          <table:table-cell office:value-type="string">
            <text:p>Propulsion285</text:p>
          </table:table-cell>
          <table:table-cell office:value-type="string">
            <text:p>Experimental acid / techno label. founded by dr walker 1993 in cologne. now based in berlin. releases by khan / jammin unit / dr walker / sara bernett / biochip c several upcomming releases on beatport. View all charted tracks on Propulsion285</text:p>
          </table:table-cell>
          <table:table-cell office:value-type="string">
            <text:p>Berlin, Germany</text:p>
          </table:table-cell>
          <table:table-cell office:value-type="string">
            <text:p>NULL</text:p>
          </table:table-cell>
          <table:table-cell office:value-type="string">
            <text:p>liquidskyberlin@gmail.com</text:p>
          </table:table-cell>
          <table:table-cell office:value-type="string">
            <text:p>http://www.kompaktkiste.de/propulsion285.htm</text:p>
          </table:table-cell>
          <table:table-cell office:value-type="string">
            <text:p>NULL</text:p>
          </table:table-cell>
          <table:table-cell table:number-columns-repeated="1016"/>
        </table:table-row>
        <table:table-row table:style-name="ro21">
          <table:table-cell office:value-type="float" office:value="7024">
            <text:p>7024</text:p>
          </table:table-cell>
          <table:table-cell office:value-type="string">
            <text:p>UTCH Records</text:p>
          </table:table-cell>
          <table:table-cell office:value-type="string">
            <text:p>UTCH is a reflection of a crewand Record label, of underground artists based on conceptual techno music as well as intelligent electronic and independent visual art. What we want to say is that musical concept is very much valued within our crew. Musically we focus on unknown and barely explored substyles, of scientific and experimental atmospheres, which as a final product give us tracks of excellent conceptuality and anatomy. The way to defend our society and the diferences with other institutions is that we dont sell our position. We dont consider ourselves, nor are we commerical. Our ideology is totally against the infection and later withering and dying of our already contaminated system, which sadly, is being more consumed and therefore deteriorated daily by fashion and appearance. This contaminated system is backed by commercial organisations that work only for money and use the little understanding that the public have of electronic music in a global and institutional way as their best weapon. This is leaving our society in a critical state, far from the true musical culture. We are happy to check out any music that is a fit for us! In order to ensure that the demo will be quickly and readily reviewed: 1. Please send us your best tracks. No more than 2 or 3. 2. It is most helpful to send your files in .zip format (please, not .rar, .tz or other compression formats) 3. Please only submit 320 bitrate MP3s. Please do not send WAV or AIFF files. 4. Please name your files with the track title and have all your meta data filled out. Include your contact details in the comments. 5. Send demo link to demos@utchcorporation.com UTCH Records releases have been charted by Xhin and 38 others. View all charted tracks on UTCH Records</text:p>
          </table:table-cell>
          <table:table-cell office:value-type="string">
            <text:p>Santiago</text:p>
          </table:table-cell>
          <table:table-cell office:value-type="string">
            <text:p>http://www.soundcloud.com/utchrecords</text:p>
          </table:table-cell>
          <table:table-cell office:value-type="string">
            <text:p>utch@utchcorporation.com</text:p>
          </table:table-cell>
          <table:table-cell office:value-type="string">
            <text:p>http://utchcorporation.com</text:p>
          </table:table-cell>
          <table:table-cell office:value-type="string">
            <text:p>http://www.facebook.com/groups/38852365898/</text:p>
          </table:table-cell>
          <table:table-cell table:number-columns-repeated="1016"/>
        </table:table-row>
        <table:table-row table:style-name="ro11">
          <table:table-cell office:value-type="float" office:value="6995">
            <text:p>6995</text:p>
          </table:table-cell>
          <table:table-cell office:value-type="string">
            <text:p>Sankt Pauli Records</text:p>
          </table:table-cell>
          <table:table-cell office:value-type="string">
            <text:p>A new star on the northern German label-heaven is born. Founded in 2011, the label from hamburg is for fresh electronic music. And as diverse as the city of Hamburg with all its facets, is also the choice of artists is anything but monotonous. In addition to musical greats such as AUDIO:PUNX, Niereich, Markus Wesen, Pierce or even Octave, always very gifted new talents find the way to the label at the Elbe. Musically speaking at St. Paul's records means speaking in many languages??. So the music reaches from stylistic classic techno and tech house, to innovative, experimental sounds. But one thing is certain: St. Paul's records from the speakers is always a guarantee for a long and euphoric experience on the dance floor. View all charted tracks on Sankt Pauli Records</text:p>
          </table:table-cell>
          <table:table-cell office:value-type="string">
            <text:p>Reeperbahn, St. Pauli</text:p>
          </table:table-cell>
          <table:table-cell office:value-type="string">
            <text:p>NULL</text:p>
          </table:table-cell>
          <table:table-cell office:value-type="string">
            <text:p>info@sanktpauli-records.de</text:p>
          </table:table-cell>
          <table:table-cell office:value-type="string">
            <text:p>http://sanktpauli-records.de</text:p>
          </table:table-cell>
          <table:table-cell office:value-type="string">
            <text:p>http://www.facebook.com/Sankt-Pauli-Records-Official</text:p>
          </table:table-cell>
          <table:table-cell table:number-columns-repeated="1016"/>
        </table:table-row>
        <table:table-row table:style-name="ro8">
          <table:table-cell office:value-type="float" office:value="6832">
            <text:p>6832</text:p>
          </table:table-cell>
          <table:table-cell office:value-type="string">
            <text:p>UNconventional Netlabel</text:p>
          </table:table-cell>
          <table:table-cell office:value-type="string">
            <text:p>UNconventional Netlabel Based in Medellin, Colombia. Run by Sebastian Franco, and Rafael Arias, founded in 2011, we want people’s creative urge to produce experimental, deep house, dub, idm, down-tempo, techno, Micro electronic music. The result is a perfect mix between floor filling, subtle minimal techno, and deep, slow experimental tracks. Netlabel for unconventional electronic music. all releases are under creative commons: by-nc-nd View all charted tracks on UNconventional Netlabel</text:p>
          </table:table-cell>
          <table:table-cell office:value-type="string">
            <text:p>Medellin Colombia</text:p>
          </table:table-cell>
          <table:table-cell office:value-type="string">
            <text:p>NULL</text:p>
          </table:table-cell>
          <table:table-cell office:value-type="string">
            <text:p>unconventionalbooking@gmail.com</text:p>
          </table:table-cell>
          <table:table-cell office:value-type="string">
            <text:p>http://unconventionalbooking.wordpress.com</text:p>
          </table:table-cell>
          <table:table-cell office:value-type="string">
            <text:p>http://www.facebook.com/profile.php?id=100000187208865</text:p>
          </table:table-cell>
          <table:table-cell table:number-columns-repeated="1016"/>
        </table:table-row>
        <table:table-row table:style-name="ro17">
          <table:table-cell office:value-type="float" office:value="6735">
            <text:p>6735</text:p>
          </table:table-cell>
          <table:table-cell office:value-type="string">
            <text:p>If The Kids Records</text:p>
          </table:table-cell>
          <table:table-cell office:value-type="string">
            <text:p>IF THE KIDS RECORDS is a label based in Berlin, focusing on electronic sounds from around the globe. We call it HeartCore, but it might as well be Salsa or Techno. Deeply rooted in a DIY attitude, a broad comprehension of music beyond borders and social movements, ITK brings you what others don´t dare to touch. The first releases range from joint party session between full-on techno, experimental electronica and badass ironic drum´n´bass to balkan, 8Bit, glitch hop and crunked out bleeps and blips, as if evil mickey mouse was on a trip through Romanian basements and Japanese video games! View all charted tracks on If The Kids Records</text:p>
          </table:table-cell>
          <table:table-cell office:value-type="string">
            <text:p>Berlin, Germany</text:p>
          </table:table-cell>
          <table:table-cell office:value-type="string">
            <text:p>NULL</text:p>
          </table:table-cell>
          <table:table-cell office:value-type="string">
            <text:p>ifthekidsrec@gmail.com</text:p>
          </table:table-cell>
          <table:table-cell office:value-type="string">
            <text:p>http://www.ifthekids-records.com</text:p>
          </table:table-cell>
          <table:table-cell office:value-type="string">
            <text:p>http://www.facebook.com/Ifthekidsrec</text:p>
          </table:table-cell>
          <table:table-cell table:number-columns-repeated="1016"/>
        </table:table-row>
        <table:table-row table:style-name="ro14">
          <table:table-cell office:value-type="float" office:value="6705">
            <text:p>6705</text:p>
          </table:table-cell>
          <table:table-cell office:value-type="string">
            <text:p>Archetypes Records</text:p>
          </table:table-cell>
          <table:table-cell office:value-type="string">
            <text:p>An archetype is an original model of a behavior, ideal example or a prototype upon which others are copied, patterned, or emulated ; a symbol universally recognized by all. Archetypes is the outcome of a different vision of the dark sides of techno music. Strong grooves, experimental distortions, spatial soundscapes: every track has an own story and drives listeners into creepy industrial scenarios. The collaboration between Peder and Mas Teeveh makes this project possible: the key sentence that characterizes every sound manipulation, every track, every thinking is 'Existing feelings – Futuristic behaviors' Inspired from many souls, aimed towards the same goal. Archetypes Records releases have been charted by Perc, Dustin Zahn, Perc and 79 others. View all charted tracks on Archetypes Records</text:p>
          </table:table-cell>
          <table:table-cell office:value-type="string">
            <text:p>via S.Caterina/via S.Valeria</text:p>
          </table:table-cell>
          <table:table-cell office:value-type="string">
            <text:p>NULL</text:p>
          </table:table-cell>
          <table:table-cell office:value-type="string">
            <text:p>info@archetypesrecords.com</text:p>
          </table:table-cell>
          <table:table-cell office:value-type="string">
            <text:p>http://www.archetypesrecords.com/</text:p>
          </table:table-cell>
          <table:table-cell office:value-type="string">
            <text:p>http://www.facebook.com/ArchetypesRecords</text:p>
          </table:table-cell>
          <table:table-cell table:number-columns-repeated="1016"/>
        </table:table-row>
        <table:table-row table:style-name="ro10">
          <table:table-cell office:value-type="float" office:value="6395">
            <text:p>6395</text:p>
          </table:table-cell>
          <table:table-cell office:value-type="string">
            <text:p>Mister Mistery</text:p>
          </table:table-cell>
          <table:table-cell office:value-type="string">
            <text:p>Mister Mistery is a digital record label focused in Old and New, Mystery and Mystic, Oriental and Ethnic, Afro and Ocidental, Epic and Odysseyc, Nostalgic and Technologic, Archaic and Futurist, Abstract and Solid, Quirky and also sometimes Cheesy... Synth pop, Disco, Electro, House, Breaks, Italo, Acid, New Wave, New Beat, Electronica, Minimalism, Experimental, Cosmic, Schlager, Spacesynth, Kraut &amp; Space Rock, Balearic, New Romantic, Acid Jazz, R&amp;B, Electro&amp;Technopop, Retro, Proto, Neo and Beyond. View all charted tracks on Mister Mistery</text:p>
          </table:table-cell>
          <table:table-cell office:value-type="string">
            <text:p>Florianópolis, 882094</text:p>
          </table:table-cell>
          <table:table-cell table:number-columns-repeated="2" office:value-type="string">
            <text:p>NULL</text:p>
          </table:table-cell>
          <table:table-cell office:value-type="string">
            <text:p>http://www.junodownload.com/labels/Mister+Mistery/releases/</text:p>
          </table:table-cell>
          <table:table-cell office:value-type="string">
            <text:p>http://www.facebook.com/victor.rotciv#!/pages/Mister-Mistery-Records/153991288007738</text:p>
          </table:table-cell>
          <table:table-cell table:number-columns-repeated="1016"/>
        </table:table-row>
        <table:table-row table:style-name="ro19">
          <table:table-cell office:value-type="float" office:value="6373">
            <text:p>6373</text:p>
          </table:table-cell>
          <table:table-cell office:value-type="string">
            <text:p>Old and Young</text:p>
          </table:table-cell>
          <table:table-cell office:value-type="string">
            <text:p>The experience of the old combined with the strength of the young are the two elements that gave birth to the project OLD AND YOUNG. We want to create a particular sound, that joins the old electronic music roots to the young technique and freshness of the new era. With our releases we want to tell the 30 years ago analogical machines history, far away to the last years digital music invasion of dance floors, studios and home made studios. Our music research goes back to the black music roots, to the german minimalism and finally lands to the techno and house music of the ’80. Our device is strictly the black, lined and crunchy vinyl. This is a stuff that will never get lost among the thousands of a laptop bytes. OLD AND YOUNG born thanks to the old Gambo and to the young D-Vince, Sergio Pace and The Acid Music Band. We believe in the remix as a way to reinvent our music and each of our selected remixers shares our production style line. OLD AND YOUNG is a timeless, young, old, trendy and experimental music. We produce it to let people enjoying the listening experience and the powerful sensation of the dancing one. Release: OY 001: Erhz _ Birds like lips EP _ including remix of Brendon Moeller, Echologist, Old and Young crew 2011 OY 002: Sergio Pace EP_ First Time 2011 OY 003: A.M.B. _ The Acid Music Band EP - including Ricardo Miranda Chi-city boogie remix 2012 OY 004: D-Vince_Technical Resources EP_ including a featuring with Sergio Pace 2012 OY 005: Old and Young_Gamma Ray EP _ including Santiago Salazar OSCURO Remix 2013 OY 006: Sergio Pace_May The Acid Be With You EP _ 2013 OY 007: Boston 168 _ The Drill EP including DRVG CVLTVRE remix _ 2014 OY008: D-Vince &amp; Sergio Pace _ The Kids Are Alright EP including Raffaele Attanasio remix 2014 Old and Young releases have been charted by DJ Deep, Psyk and 43 others. View all charted tracks on Old and Young</text:p>
          </table:table-cell>
          <table:table-cell office:value-type="string">
            <text:p>Turin</text:p>
          </table:table-cell>
          <table:table-cell office:value-type="string">
            <text:p>http://www.soundcloud.com/oldandyoungrecords</text:p>
          </table:table-cell>
          <table:table-cell office:value-type="string">
            <text:p>info@oldandyoungrecords.com</text:p>
          </table:table-cell>
          <table:table-cell office:value-type="string">
            <text:p>http://www.oldandyoungrecords.com</text:p>
          </table:table-cell>
          <table:table-cell office:value-type="string">
            <text:p>http://www.facebook.com/oldandyoungrecords</text:p>
          </table:table-cell>
          <table:table-cell table:number-columns-repeated="1016"/>
        </table:table-row>
        <table:table-row table:style-name="ro12">
          <table:table-cell office:value-type="float" office:value="6342">
            <text:p>6342</text:p>
          </table:table-cell>
          <table:table-cell office:value-type="string">
            <text:p>Project Mooncircle</text:p>
          </table:table-cell>
          <table:table-cell office:value-type="string">
            <text:p>Project Mooncircle is a Berlin based label and creative collective operating within the left-field sphere of electronic music. Originally established in 2002, it’s diverse back catalogue is one of no musical boundaries. Today much of the label’s output focuses on the fusion of organic and electronic music. With a heavy emphasis on artwork and design, the label prides itself on the curation of original ideas and vision. Acting as an official label of hhv.de and parenting two sub-labels - dub techno imprint Project Squared and both blog/label Finest Ego specialising experimental beat music. In a ever changing music climate Project Mooncircle continues to develop and welcome new sounds of universe. Project Mooncircle releases have been charted by Tim Green, The Black Dog, Andhim, Clockwork, Varoslav, El_Txef_A and 72 others. View all charted tracks on Project Mooncircle</text:p>
          </table:table-cell>
          <table:table-cell office:value-type="string">
            <text:p>HHV Handels GmbH, z.Hd.: Project Mooncircle, Grünberger Str. 54, 10245, Berlin, GER</text:p>
          </table:table-cell>
          <table:table-cell office:value-type="string">
            <text:p>http://www.soundcloud.com/projectmooncircle</text:p>
          </table:table-cell>
          <table:table-cell office:value-type="string">
            <text:p>press@projectmooncircle.com</text:p>
          </table:table-cell>
          <table:table-cell office:value-type="string">
            <text:p>http://projectmooncircle.com/</text:p>
          </table:table-cell>
          <table:table-cell office:value-type="string">
            <text:p>http://www.facebook.com/projectmooncircle</text:p>
          </table:table-cell>
          <table:table-cell table:number-columns-repeated="1016"/>
        </table:table-row>
        <table:table-row table:style-name="ro5">
          <table:table-cell office:value-type="float" office:value="6277">
            <text:p>6277</text:p>
          </table:table-cell>
          <table:table-cell office:value-type="string">
            <text:p>Activated Recordings</text:p>
          </table:table-cell>
          <table:table-cell office:value-type="string">
            <text:p>Activated Recordings aims to release a mixture of forward thinking electronic music with elements of Tech House, Progressive House, Techno, Funk, Experimental, Minimal, etc... Activated Recordings was founded by Luke Mandala in October of 2008. It's currently being run with Luke Mandala and Steven Taylor as co-directors. View all charted tracks on Activated Recordings</text:p>
          </table:table-cell>
          <table:table-cell office:value-type="string">
            <text:p>2557 Kincaid</text:p>
          </table:table-cell>
          <table:table-cell office:value-type="string">
            <text:p>NULL</text:p>
          </table:table-cell>
          <table:table-cell office:value-type="string">
            <text:p>Activatedrecordings@hotmail.com</text:p>
          </table:table-cell>
          <table:table-cell table:number-columns-repeated="2" office:value-type="string">
            <text:p>http://www.facebook.com/home.php#!/pages/Activated-Recordings/117469091607742</text:p>
          </table:table-cell>
          <table:table-cell table:number-columns-repeated="1016"/>
        </table:table-row>
        <table:table-row table:style-name="ro8">
          <table:table-cell office:value-type="float" office:value="6261">
            <text:p>6261</text:p>
          </table:table-cell>
          <table:table-cell office:value-type="string">
            <text:p>Lethal Dose Recordings</text:p>
          </table:table-cell>
          <table:table-cell office:value-type="string">
            <text:p>Lethal Dose Recordings is founded in March, 2011. This label is concentrated on the release of dark music, and more precisely such styles as Minimal, Techno, Experimental with psychodelical elements and etc. New “modern pop trends” do not care us! For us new artists are always actual, we do not accent attention on the certain circle of persons which got in our list before. New faces are welcome. View all charted tracks on Lethal Dose Recordings</text:p>
          </table:table-cell>
          <table:table-cell office:value-type="string">
            <text:p>Kiyv</text:p>
          </table:table-cell>
          <table:table-cell office:value-type="string">
            <text:p>NULL</text:p>
          </table:table-cell>
          <table:table-cell office:value-type="string">
            <text:p>lethaldoserecordings@gmail.com</text:p>
          </table:table-cell>
          <table:table-cell office:value-type="string">
            <text:p>http://www.lethaldoserecordings.com</text:p>
          </table:table-cell>
          <table:table-cell office:value-type="string">
            <text:p>http://www.facebook.com/pages/Lethal-Dose-Recordings/108215729260054?sk</text:p>
          </table:table-cell>
          <table:table-cell table:number-columns-repeated="1016"/>
        </table:table-row>
        <table:table-row table:style-name="ro2">
          <table:table-cell office:value-type="float" office:value="6256">
            <text:p>6256</text:p>
          </table:table-cell>
          <table:table-cell office:value-type="string">
            <text:p>Audio Autopsy</text:p>
          </table:table-cell>
          <table:table-cell office:value-type="string">
            <text:p>Digital techno label from The Netherlands. Genres vary from experimental, minimal, dark, tribal, raw techno to deep and industrial techno. View all charted tracks on Audio Autopsy</text:p>
          </table:table-cell>
          <table:table-cell office:value-type="string">
            <text:p>Global Village</text:p>
          </table:table-cell>
          <table:table-cell office:value-type="string">
            <text:p>NULL</text:p>
          </table:table-cell>
          <table:table-cell office:value-type="string">
            <text:p>info@audio-autopsy.com</text:p>
          </table:table-cell>
          <table:table-cell office:value-type="string">
            <text:p>http://www.audio-autopsy.com</text:p>
          </table:table-cell>
          <table:table-cell office:value-type="string">
            <text:p>http://www.facebook.com/audioautopsy</text:p>
          </table:table-cell>
          <table:table-cell table:number-columns-repeated="1016"/>
        </table:table-row>
        <table:table-row table:style-name="ro3">
          <table:table-cell office:value-type="float" office:value="6231">
            <text:p>6231</text:p>
          </table:table-cell>
          <table:table-cell office:value-type="string">
            <text:p>Subexotic Records</text:p>
          </table:table-cell>
          <table:table-cell office:value-type="string">
            <text:p>Subexotic Records was formed in 2010, with the aim of showcasing the best in electronica, techno, ambient and experimental music. View all charted tracks on Subexotic Records</text:p>
          </table:table-cell>
          <table:table-cell office:value-type="string">
            <text:p>London, United Kingdom</text:p>
          </table:table-cell>
          <table:table-cell office:value-type="string">
            <text:p>NULL</text:p>
          </table:table-cell>
          <table:table-cell office:value-type="string">
            <text:p>info@subexotic.com</text:p>
          </table:table-cell>
          <table:table-cell office:value-type="string">
            <text:p>http://www.subexotic.com</text:p>
          </table:table-cell>
          <table:table-cell office:value-type="string">
            <text:p>NULL</text:p>
          </table:table-cell>
          <table:table-cell table:number-columns-repeated="1016"/>
        </table:table-row>
        <table:table-row table:style-name="ro5">
          <table:table-cell office:value-type="float" office:value="6229">
            <text:p>6229</text:p>
          </table:table-cell>
          <table:table-cell office:value-type="string">
            <text:p>T3K Recordings</text:p>
          </table:table-cell>
          <table:table-cell office:value-type="string">
            <text:p>Kaiza is proud to present T3K Recordings which is a digital-only label for technoid Drum &amp; Bass of various kinds (ranging from minimal and deep music to harder sounds and combining different subgenres released in two main series called T3K and T3K Extended, and three different subseries called T3K Experimental, T3K Limited and T3K Free). It is based in Mannheim, Germany. View all charted tracks on T3K Recordings</text:p>
          </table:table-cell>
          <table:table-cell office:value-type="string">
            <text:p>Mannheim, Germany</text:p>
          </table:table-cell>
          <table:table-cell office:value-type="string">
            <text:p>NULL</text:p>
          </table:table-cell>
          <table:table-cell office:value-type="string">
            <text:p>t3k@t3kdnb.de</text:p>
          </table:table-cell>
          <table:table-cell office:value-type="string">
            <text:p>http://t3kdnb.de</text:p>
          </table:table-cell>
          <table:table-cell office:value-type="string">
            <text:p>http://www.facebook.com/t3krecordings</text:p>
          </table:table-cell>
          <table:table-cell table:number-columns-repeated="1016"/>
        </table:table-row>
        <table:table-row table:style-name="ro15">
          <table:table-cell office:value-type="float" office:value="6190">
            <text:p>6190</text:p>
          </table:table-cell>
          <table:table-cell office:value-type="string">
            <text:p>ShadesAtNight Records</text:p>
          </table:table-cell>
          <table:table-cell office:value-type="string">
            <text:p>2009 - The new born in the world of electronic music, the label ShadesAtNight, came into existence when 6 artists, through their friendship, decided to bring together their skills and their passion for music to create a common project. To contain their different musical influences over the time at his best, the label is built on three different identities which are: Minimal Shades: minimal &amp; techno sounds Generic Shades: soulful, disco &amp; urban sounds Futuristic Shades: experimental sounds The first page in the history of this label is not yet written, but ShadesAtNight an already be proud of having, through some of its artists, participated in projects such as Sikk (Eye Industries), Groovylizer (King Street U.S.), Kaos: Theory (Back Yard), which got the support of Pete Tong in his Essential Selections on BBC1 Radio. Moreover, they played multiple DJ sets along with people such as Sebastien Leger, Mark Night, Simon Dunmore, Eddie Thoneick, Louie Vega, Joe T.Vanelli, David Morales, Hector Romero, and other legends of House Music. Time has come to start the writing. View all charted tracks on ShadesAtNight Records</text:p>
          </table:table-cell>
          <table:table-cell office:value-type="string">
            <text:p>PO - BOX 3133 - 2500 Bienne - CH -</text:p>
          </table:table-cell>
          <table:table-cell office:value-type="string">
            <text:p>NULL</text:p>
          </table:table-cell>
          <table:table-cell office:value-type="string">
            <text:p>mauro@shadesatnight.com</text:p>
          </table:table-cell>
          <table:table-cell office:value-type="string">
            <text:p>http://www.shadesatnight.com</text:p>
          </table:table-cell>
          <table:table-cell office:value-type="string">
            <text:p>http://www.facebook.com/ShadesAtNight</text:p>
          </table:table-cell>
          <table:table-cell table:number-columns-repeated="1016"/>
        </table:table-row>
        <table:table-row table:style-name="ro16">
          <table:table-cell office:value-type="float" office:value="6157">
            <text:p>6157</text:p>
          </table:table-cell>
          <table:table-cell office:value-type="string">
            <text:p>Repitch</text:p>
          </table:table-cell>
          <table:table-cell office:value-type="string">
            <text:p>REPITCH is the result of the collaboration of two young artists from Naples: Ascion and D.Carbone. The duo starts from the exploration of several different music, always reconnectable to techno and minimal. With the passing of time and after three years living together, they start to develop their own project. Shapednoise's contribution turns out to be significant to introduce a highly individualistic and experimental style. Label action area extends from Naples to Berlin, so to be fascinated and always inclined to the production of new sonorities. REPITCH is not only music for clubs or the umpteenth label following pop stream. It's sound without prejudice. The project sets up as an experimentation of many music forms that tend to cross the canons dictated by dance floor. From "Raw techno" to "Industrial" and "Deep", from electronic music to almost dub sonorities. It revisits also what has been the "old school", drawing it near futuristic arrangements. Releases are characterized by a design concept that makes REPITCH a label with a strong trademark. Here the artist is free to express his/her emotions, trasforming them into music. Repitch releases have been charted by Ancient Methods, AnD, Rebekah, Silent Servant, Clouds, Truss, Ben Sims, Sunil Sharpe, Shifted, Perc, Developer, Giorgio Gigli, Milton Bradley, AnD, Jonas Kopp, Mike Parker, Shifted, Chris Liebing, Perc, Shifted, Milton Bradley, Giorgio Gigli and 232 others. View all charted tracks on Repitch</text:p>
          </table:table-cell>
          <table:table-cell office:value-type="string">
            <text:p>Teilestrasse 24, 12099 Berlin-Tempelhof</text:p>
          </table:table-cell>
          <table:table-cell office:value-type="string">
            <text:p>http://www.soundcloud.com/repitch</text:p>
          </table:table-cell>
          <table:table-cell office:value-type="string">
            <text:p>info@repitch.org</text:p>
          </table:table-cell>
          <table:table-cell office:value-type="string">
            <text:p>http://www.repitch.org</text:p>
          </table:table-cell>
          <table:table-cell office:value-type="string">
            <text:p>http://www.facebook.com/Repitch</text:p>
          </table:table-cell>
          <table:table-cell table:number-columns-repeated="1016"/>
        </table:table-row>
        <table:table-row table:style-name="ro10">
          <table:table-cell office:value-type="float" office:value="6145">
            <text:p>6145</text:p>
          </table:table-cell>
          <table:table-cell office:value-type="string">
            <text:p>Isophlux</text:p>
          </table:table-cell>
          <table:table-cell office:value-type="string">
            <text:p>Started by Shad T. Scott &amp; Seven (Chocolate Industries) in the early 1990's. Isophlux is known as a starting point for such known artist as Lusine, Gosub, and Jimmy Edgar. To this day Isophlux is active with the release of it's ultra rare back cat. Isophlux was/is a record imprint outputting electronic music with soul. We release techno, electro, funk, experimental, and anything good. Our main output is vinyl only Mission Send out new sounds from the now. Products Electronic music emissions View all charted tracks on Isophlux</text:p>
          </table:table-cell>
          <table:table-cell office:value-type="string">
            <text:p>8482 NW 78 Court Fort Lauderdale Florida 33321</text:p>
          </table:table-cell>
          <table:table-cell office:value-type="string">
            <text:p>NULL</text:p>
          </table:table-cell>
          <table:table-cell office:value-type="string">
            <text:p>isophlux@isophlux.net</text:p>
          </table:table-cell>
          <table:table-cell office:value-type="string">
            <text:p>http://www.isophlux.net</text:p>
          </table:table-cell>
          <table:table-cell office:value-type="string">
            <text:p>http://www.facebook.com/pages/Isophlux-Records/120856774597618</text:p>
          </table:table-cell>
          <table:table-cell table:number-columns-repeated="1016"/>
        </table:table-row>
        <table:table-row table:style-name="ro12">
          <table:table-cell office:value-type="float" office:value="6131">
            <text:p>6131</text:p>
          </table:table-cell>
          <table:table-cell office:value-type="string">
            <text:p>Dubmetrical</text:p>
          </table:table-cell>
          <table:table-cell office:value-type="string">
            <text:p>Hi there, Iï¿½m Daniel Mehes head of new underground electronic music label ï¿½Dubmetricalï¿½. Our aim as a label is to bring a new fresh wave of sounds to the international music scene. As you know the industry is a very competitive market nowadays but Dubmetrical is a forward thinking label which aims to focus on mixed genre tracks that have a unique production style and direction to them. The leading genreï¿½s of the label will be Techno and Techouse which can represent many style of track from peak time monsters to slower dubby sounds,we will also embrace more melodic hypnotic dark sounds and experimental music aswell. With the right promotion and Quality artists we want to share our vision with the world. If you would like to become part of dubmetrical send demoï¿½s to info@dubmetrical.com and we will get back to you! :) View all charted tracks on Dubmetrical</text:p>
          </table:table-cell>
          <table:table-cell office:value-type="string">
            <text:p>Budapest</text:p>
          </table:table-cell>
          <table:table-cell office:value-type="string">
            <text:p>NULL</text:p>
          </table:table-cell>
          <table:table-cell office:value-type="string">
            <text:p>info@dubmetrical.com</text:p>
          </table:table-cell>
          <table:table-cell office:value-type="string">
            <text:p>http://www.dubmetrical.com</text:p>
          </table:table-cell>
          <table:table-cell office:value-type="string">
            <text:p>http://www.facebook.com/pages/Dubmetrical/196558257048215</text:p>
          </table:table-cell>
          <table:table-cell table:number-columns-repeated="1016"/>
        </table:table-row>
        <table:table-row table:style-name="ro7">
          <table:table-cell office:value-type="float" office:value="6017">
            <text:p>6017</text:p>
          </table:table-cell>
          <table:table-cell office:value-type="string">
            <text:p>H2 Records</text:p>
          </table:table-cell>
          <table:table-cell office:value-type="string">
            <text:p>H2 is the sublabel of Hyppodrome focusing on the Berlin area and its vibes about techno, minimal, tech-house, experimental electronic and all the darkest and freakiest derivation of electronic music... Das Elektro! H2 Records releases have been charted by Marquis Hawkes, Ryan Elliott and 73 others. View all charted tracks on H2 Records</text:p>
          </table:table-cell>
          <table:table-cell office:value-type="string">
            <text:p>Schoenberg</text:p>
          </table:table-cell>
          <table:table-cell office:value-type="string">
            <text:p>NULL</text:p>
          </table:table-cell>
          <table:table-cell office:value-type="string">
            <text:p>info@hyppodrome.eu</text:p>
          </table:table-cell>
          <table:table-cell office:value-type="string">
            <text:p>http://hyppodro.me</text:p>
          </table:table-cell>
          <table:table-cell office:value-type="string">
            <text:p>http://www.facebook.com/HyppodromeRecords</text:p>
          </table:table-cell>
          <table:table-cell table:number-columns-repeated="1016"/>
        </table:table-row>
        <table:table-row table:style-name="ro15">
          <table:table-cell office:value-type="float" office:value="5941">
            <text:p>5941</text:p>
          </table:table-cell>
          <table:table-cell office:value-type="string">
            <text:p>Minimalistic Art Records</text:p>
          </table:table-cell>
          <table:table-cell office:value-type="string">
            <text:p>[ENG] Minimalistic Art is a platform of artists created with the purpose of spreding and promoting ideas or creative projects with a minimalistic and experimental concept. We promote means of expression such as: electronic music, paintings, technology, design, fashion and visual means on a minimalistic line. Minimalistic Art is born out of th estereotype held around the electronic music during the last years. We firmly believe in electronic music out of the the Ã¢â‚¬Å“clubÃ¢â‚¬Â? term, where creating music and playing music is frequently misunderstood. The label aim to recover the electronic music as a means of expression following the same creation process used in art. A new concept that links music with art movements getting as a result creative projects in which converge several disciplines nited by a same purpose. Thus, our aim is for the people to experiment with another kind of approach to electronic music, with a deeper, innovating and creative vision which will contribute to change that stereotype in many people's mind. View all charted tracks on Minimalistic Art Records</text:p>
          </table:table-cell>
          <table:table-cell office:value-type="string">
            <text:p>Colombia</text:p>
          </table:table-cell>
          <table:table-cell office:value-type="string">
            <text:p>http://www.soundcloud.com/minimalisticart</text:p>
          </table:table-cell>
          <table:table-cell office:value-type="string">
            <text:p>info@minimalisticart.com</text:p>
          </table:table-cell>
          <table:table-cell office:value-type="string">
            <text:p>http://www.minimalisticart.com</text:p>
          </table:table-cell>
          <table:table-cell office:value-type="string">
            <text:p>http://www.facebook.com/minimalisticartrecords</text:p>
          </table:table-cell>
          <table:table-cell table:number-columns-repeated="1016"/>
        </table:table-row>
        <table:table-row table:style-name="ro8">
          <table:table-cell office:value-type="float" office:value="5940">
            <text:p>5940</text:p>
          </table:table-cell>
          <table:table-cell office:value-type="string">
            <text:p>Tekx Records</text:p>
          </table:table-cell>
          <table:table-cell office:value-type="string">
            <text:p>Tekx Records is an underground techno / experimental label founded in Orlando, Florida (USA) in 2008 by label owners JC &amp; Onassis. The goal of the label is to release the best underground sounds from unknown producers from all around the world. We are always accepting demos, so' feel free to message us! or send demos to: tekxrecordsusa@gmail.com Tekx Records releases have been charted by Jesse Rose and 29 others. View all charted tracks on Tekx Records</text:p>
          </table:table-cell>
          <table:table-cell office:value-type="string">
            <text:p>Miami, USA</text:p>
          </table:table-cell>
          <table:table-cell office:value-type="string">
            <text:p>NULL</text:p>
          </table:table-cell>
          <table:table-cell office:value-type="string">
            <text:p>tekxrecordsusa@gmail.com</text:p>
          </table:table-cell>
          <table:table-cell office:value-type="string">
            <text:p>http://www.feiyr.com/Tekx+Records/label/10002934.html</text:p>
          </table:table-cell>
          <table:table-cell office:value-type="string">
            <text:p>http://www.facebook.com/pages/Tekx-Records/196486097040481</text:p>
          </table:table-cell>
          <table:table-cell table:number-columns-repeated="1016"/>
        </table:table-row>
        <table:table-row table:style-name="ro7">
          <table:table-cell office:value-type="float" office:value="5934">
            <text:p>5934</text:p>
          </table:table-cell>
          <table:table-cell office:value-type="string">
            <text:p>mgroover recordings</text:p>
          </table:table-cell>
          <table:table-cell office:value-type="string">
            <text:p>Swedish label run by Martin Gustafsson aka Micro Groover, primarily releasing house and techno. It consist of four sublabels that cover different genres: Cyan (Techno), Magenta (Electro), Yellow (House) and Kelvin (Experimental). View all charted tracks on mgroover recordings</text:p>
          </table:table-cell>
          <table:table-cell office:value-type="string">
            <text:p>Sweden</text:p>
          </table:table-cell>
          <table:table-cell office:value-type="string">
            <text:p>NULL</text:p>
          </table:table-cell>
          <table:table-cell office:value-type="string">
            <text:p>mgrooverrecordings@gmail.com</text:p>
          </table:table-cell>
          <table:table-cell office:value-type="string">
            <text:p>http://www.hangoverboy.se/mgrooverrecordings/</text:p>
          </table:table-cell>
          <table:table-cell office:value-type="string">
            <text:p>NULL</text:p>
          </table:table-cell>
          <table:table-cell table:number-columns-repeated="1016"/>
        </table:table-row>
        <table:table-row table:style-name="ro2">
          <table:table-cell office:value-type="float" office:value="5912">
            <text:p>5912</text:p>
          </table:table-cell>
          <table:table-cell office:value-type="string">
            <text:p>Robox-Neotech</text:p>
          </table:table-cell>
          <table:table-cell office:value-type="string">
            <text:p>Experimental noisy techno label from Augsburg, Germany. View all charted tracks on Robox-Neotech</text:p>
          </table:table-cell>
          <table:table-cell office:value-type="string">
            <text:p>Augsburg, Germany</text:p>
          </table:table-cell>
          <table:table-cell office:value-type="string">
            <text:p>NULL</text:p>
          </table:table-cell>
          <table:table-cell office:value-type="string">
            <text:p>management@robox-neotech.de</text:p>
          </table:table-cell>
          <table:table-cell office:value-type="string">
            <text:p>http://www.robox-neotech.com/</text:p>
          </table:table-cell>
          <table:table-cell office:value-type="string">
            <text:p>http://www.facebook.com/pages/robox-neotech/115039511867714?sk=wall</text:p>
          </table:table-cell>
          <table:table-cell table:number-columns-repeated="1016"/>
        </table:table-row>
        <table:table-row table:style-name="ro11">
          <table:table-cell office:value-type="float" office:value="5852">
            <text:p>5852</text:p>
          </table:table-cell>
          <table:table-cell office:value-type="string">
            <text:p>iFROMINAL</text:p>
          </table:table-cell>
          <table:table-cell office:value-type="string">
            <text:p>iFROMINAL is a fresh and remarkable new label created and launched in January 2011. We focus on all kinds of Techno Music with some Minimal, Experimental or even Deep House influence. There are so many great artists that would never been heard by someone, if there were no places where they could stay, create and experiment their creative. iFROMINAL is all about creating a warm and familiar home for all techno maniacs, infected minimal heads as well as in any regard electronic minded people. Having on mind the profound task of discovering and developing the unfathomable depths of electronic music, we want to offer a platform for any variation of computer or hardware generated forms of music. View all charted tracks on iFROMINAL</text:p>
          </table:table-cell>
          <table:table-cell office:value-type="string">
            <text:p>Tunis</text:p>
          </table:table-cell>
          <table:table-cell office:value-type="string">
            <text:p>NULL</text:p>
          </table:table-cell>
          <table:table-cell office:value-type="string">
            <text:p>admin@feversound.com</text:p>
          </table:table-cell>
          <table:table-cell office:value-type="string">
            <text:p>http://www.feversound.com</text:p>
          </table:table-cell>
          <table:table-cell office:value-type="string">
            <text:p>http://www.facebook.com/iFROMINAL</text:p>
          </table:table-cell>
          <table:table-cell table:number-columns-repeated="1016"/>
        </table:table-row>
        <table:table-row table:style-name="ro12">
          <table:table-cell office:value-type="float" office:value="5616">
            <text:p>5616</text:p>
          </table:table-cell>
          <table:table-cell office:value-type="string">
            <text:p>MAGMA REC</text:p>
          </table:table-cell>
          <table:table-cell office:value-type="string">
            <text:p>Born January 1, 2011, MAGMA REC is the home base of Steve Martin and is looking for artists, producers, DJs, from America and Europe who think like him, and have the same vision of what should be move the night. MAGMA CONCEPT label is more experimental, than with a specific aesthetic design, it should not be forced to dance, but try and give free expression to artists who have ideas outside of the commercial fees. The sound of MAGMA REC is a diverse mix of influences and unique sound, which denounce the influences of the past forced the personality of its creator, but with a strong sound focus on the future, always integrating technology, enriched with new and fresh musical instruments. MAGMA MAGMA REC CONCEPT debut with the first releases in February 2011. Special events around Europe will promote new artists and new releases of Interest. View all charted tracks on MAGMA REC</text:p>
          </table:table-cell>
          <table:table-cell office:value-type="string">
            <text:p>Monte-Carlo</text:p>
          </table:table-cell>
          <table:table-cell office:value-type="string">
            <text:p>NULL</text:p>
          </table:table-cell>
          <table:table-cell office:value-type="string">
            <text:p>magma2011@hotmail.it</text:p>
          </table:table-cell>
          <table:table-cell office:value-type="string">
            <text:p>http://MAGMA.ALTERVISTA.ORG</text:p>
          </table:table-cell>
          <table:table-cell office:value-type="string">
            <text:p>NULL</text:p>
          </table:table-cell>
          <table:table-cell table:number-columns-repeated="1016"/>
        </table:table-row>
        <table:table-row table:style-name="ro10">
          <table:table-cell office:value-type="float" office:value="5508">
            <text:p>5508</text:p>
          </table:table-cell>
          <table:table-cell office:value-type="string">
            <text:p>DimbiDeep Music</text:p>
          </table:table-cell>
          <table:table-cell office:value-type="string">
            <text:p>DimbiDeep Music is the Imprint of Dimbidub born in 2010 and related to the real dub techno or dubtronica, which consists of electronic beats played in a downbeat manner. It can be much lower in speed than techno and is generally warmer than dance-oriented electronica. The labels sound is repetitive but rewards careful listener attention. Bulding soundscapes with a lot of delays, reverbs and very different, experimental created elements. May the Dub be with you! DimbiDeep Music releases have been charted by Cio D'Or, Don Williams and 26 others. View all charted tracks on DimbiDeep Music</text:p>
          </table:table-cell>
          <table:table-cell office:value-type="string">
            <text:p>Munich, Germany</text:p>
          </table:table-cell>
          <table:table-cell office:value-type="string">
            <text:p>NULL</text:p>
          </table:table-cell>
          <table:table-cell office:value-type="string">
            <text:p>dimbi@diametral-records.de</text:p>
          </table:table-cell>
          <table:table-cell office:value-type="string">
            <text:p>http://www.dimbideep.com</text:p>
          </table:table-cell>
          <table:table-cell office:value-type="string">
            <text:p>http://www.facebook.com/dimbideep</text:p>
          </table:table-cell>
          <table:table-cell table:number-columns-repeated="1016"/>
        </table:table-row>
        <table:table-row table:style-name="ro17">
          <table:table-cell office:value-type="float" office:value="5507">
            <text:p>5507</text:p>
          </table:table-cell>
          <table:table-cell office:value-type="string">
            <text:p>Logism</text:p>
          </table:table-cell>
          <table:table-cell office:value-type="string">
            <text:p>Allan Blomquist was born in Sweden some years ago, since then he worked as audio engineer for different producers in electronic music, but now its the time for him to turn the gained impressions and his own experience into some own tracks. For him electronic music is a really wide perception so he located himself between experimental sounds and rough techno elements. He decided to create the small label Logism in 2010 as platform for some own experimentations in electronic music together with some of his good old friends. Logism is hosted by Diametral - Electronic Music Network View all charted tracks on Logism</text:p>
          </table:table-cell>
          <table:table-cell office:value-type="string">
            <text:p>Sweden</text:p>
          </table:table-cell>
          <table:table-cell office:value-type="string">
            <text:p>NULL</text:p>
          </table:table-cell>
          <table:table-cell office:value-type="string">
            <text:p>contact@diametral-records.de</text:p>
          </table:table-cell>
          <table:table-cell office:value-type="string">
            <text:p>http://www.diametral-records.com</text:p>
          </table:table-cell>
          <table:table-cell office:value-type="string">
            <text:p>http://www.facebook.com/logism</text:p>
          </table:table-cell>
          <table:table-cell table:number-columns-repeated="1016"/>
        </table:table-row>
        <table:table-row table:style-name="ro10">
          <table:table-cell office:value-type="float" office:value="5488">
            <text:p>5488</text:p>
          </table:table-cell>
          <table:table-cell office:value-type="string">
            <text:p>Sounds Never Seen</text:p>
          </table:table-cell>
          <table:table-cell office:value-type="string">
            <text:p>The very first underground - experimental - abstract - techno label from Italy or better Rome. Owned by Lory D A legend in his native Rome, Lory D has been a prime mover on the European techno scene over the last ten years, but has rarely received the acclaim that some of his fellow producers have had heaped upon them. Releasing his records in limited quantities on his own Sounds Never Seen label, Lory D has perfected his take on dark minimalist techno, each track aimed firmly at the heart of the dance floor. View all charted tracks on Sounds Never Seen</text:p>
          </table:table-cell>
          <table:table-cell office:value-type="string">
            <text:p>Rome</text:p>
          </table:table-cell>
          <table:table-cell table:number-columns-repeated="4" office:value-type="string">
            <text:p>NULL</text:p>
          </table:table-cell>
          <table:table-cell table:number-columns-repeated="1016"/>
        </table:table-row>
        <table:table-row table:style-name="ro3">
          <table:table-cell office:value-type="float" office:value="5403">
            <text:p>5403</text:p>
          </table:table-cell>
          <table:table-cell office:value-type="string">
            <text:p>Xela Digital</text:p>
          </table:table-cell>
          <table:table-cell office:value-type="string">
            <text:p>Xela Digital features up front experimental electro, techno &amp; tech house, oppening our fronteers to the underground sounds! The label is managed by BIT Records Mexico and BRM Distribution. View all charted tracks on Xela Digital</text:p>
          </table:table-cell>
          <table:table-cell office:value-type="string">
            <text:p>Cuernavaca, Morelos.</text:p>
          </table:table-cell>
          <table:table-cell office:value-type="string">
            <text:p>NULL</text:p>
          </table:table-cell>
          <table:table-cell office:value-type="string">
            <text:p>info@bitrecordsmexico.com</text:p>
          </table:table-cell>
          <table:table-cell office:value-type="string">
            <text:p>http://www.bitrecordsmexico.com</text:p>
          </table:table-cell>
          <table:table-cell office:value-type="string">
            <text:p>http://www.facebook.com/BRM.Dist. </text:p>
          </table:table-cell>
          <table:table-cell table:number-columns-repeated="1016"/>
        </table:table-row>
        <table:table-row table:style-name="ro15">
          <table:table-cell office:value-type="float" office:value="5353">
            <text:p>5353</text:p>
          </table:table-cell>
          <table:table-cell office:value-type="string">
            <text:p>Estrada Records</text:p>
          </table:table-cell>
          <table:table-cell office:value-type="string">
            <text:p>Estrada records settled in Belgrade (Serbia). is an authentic project that represents music as mishmash of various genres: minimal, house, techno with elements of jazz and etno sound. Some tracks on this label are tending to be more experimental, but always keeping recognizable style of each producer. Headliners of Estrada records will be Igor Krsmanovic , Andreja Z, DJ Royce, and many others, Sinsia Lukic ,Miroslav Pavlovic, Marko Nastic, artists that have been released, since now, wide range of extremely original tracks, promoting in region completely new style in music production. Their music has been supported by some of the biggest name in Djing world sceene, and they are pretending to become a group of new young producers, with the idea to draw the most enthusiastic crowd reactions on the Balkan! Estrada, with the aim to gather new creative talents from this region (and worldwide), will althought give a chanse of hearing brand new sound to the people all over the globe! Estrada Records releases have been charted by Hector Couto, Wehbba and 33 others. View all charted tracks on Estrada Records</text:p>
          </table:table-cell>
          <table:table-cell office:value-type="string">
            <text:p>Ivana Micurina 17/25</text:p>
          </table:table-cell>
          <table:table-cell office:value-type="string">
            <text:p>NULL</text:p>
          </table:table-cell>
          <table:table-cell office:value-type="string">
            <text:p>igoradowi@gmail.com</text:p>
          </table:table-cell>
          <table:table-cell office:value-type="string">
            <text:p>http://soundcloud.com/estrada-rec</text:p>
          </table:table-cell>
          <table:table-cell office:value-type="string">
            <text:p>NULL</text:p>
          </table:table-cell>
          <table:table-cell table:number-columns-repeated="1016"/>
        </table:table-row>
        <table:table-row table:style-name="ro7">
          <table:table-cell office:value-type="float" office:value="5292">
            <text:p>5292</text:p>
          </table:table-cell>
          <table:table-cell office:value-type="string">
            <text:p>Percussion Records</text:p>
          </table:table-cell>
          <table:table-cell office:value-type="string">
            <text:p>We proudly Present to you Percussion Records Records As a new established electronic music digital label in Egypt. Our Sounds are more like Modern Techno / Minimal tech / Tech / Progressive / Electronica &amp; quality Experimentals. View all charted tracks on Percussion Records</text:p>
          </table:table-cell>
          <table:table-cell office:value-type="string">
            <text:p>7st Amr Ebn El Aas, Roushdy, Alexandria, Egypt</text:p>
          </table:table-cell>
          <table:table-cell office:value-type="string">
            <text:p>NULL</text:p>
          </table:table-cell>
          <table:table-cell office:value-type="string">
            <text:p>percussionrecords@gmail.com</text:p>
          </table:table-cell>
          <table:table-cell table:number-columns-repeated="2" office:value-type="string">
            <text:p>NULL</text:p>
          </table:table-cell>
          <table:table-cell table:number-columns-repeated="1016"/>
        </table:table-row>
        <table:table-row table:style-name="ro14">
          <table:table-cell office:value-type="float" office:value="5273">
            <text:p>5273</text:p>
          </table:table-cell>
          <table:table-cell office:value-type="string">
            <text:p>Mulo Records</text:p>
          </table:table-cell>
          <table:table-cell office:value-type="string">
            <text:p>Mulo Records Mulo records is a new label born in 2010 founded by the dj and producer Fabiano Bion. His goal is to support a growing world talented producers that spin minimal music mashed with deep and house through techno and experimental sounds. The emotional experience of the artists are supported by the best quality sounds. www.mulorecords.com info@mulorecords.com Demos: Please, Send a link with zip file with artist name etc. to demo@mulorecords.com Booking@mulorecords.com Dema Emokey Fabiano Bion Federico Grazzini Roland M. Dill Sirius made Stevie Hawk Mulo Records Via Palestro 56 10015 -Ivrea- Torino -Italia- www.mulorecords.com info@mulorecords.com Mulo Records releases have been charted by Bill Patrick and 11 others. View all charted tracks on Mulo Records</text:p>
          </table:table-cell>
          <table:table-cell office:value-type="string">
            <text:p>Via Palestro 56 / Ivrea/ Turin</text:p>
          </table:table-cell>
          <table:table-cell office:value-type="string">
            <text:p>NULL</text:p>
          </table:table-cell>
          <table:table-cell office:value-type="string">
            <text:p>info@mulorecords.com</text:p>
          </table:table-cell>
          <table:table-cell office:value-type="string">
            <text:p>http://www.mulorecords.com</text:p>
          </table:table-cell>
          <table:table-cell office:value-type="string">
            <text:p>http://www.facebook.com//pages/Mulo-Records-FAN-PAGE/152687234777853?v=app_178091127385</text:p>
          </table:table-cell>
          <table:table-cell table:number-columns-repeated="1016"/>
        </table:table-row>
        <table:table-row table:style-name="ro15">
          <table:table-cell office:value-type="float" office:value="5243">
            <text:p>5243</text:p>
          </table:table-cell>
          <table:table-cell office:value-type="string">
            <text:p>Sajgon Records</text:p>
          </table:table-cell>
          <table:table-cell office:value-type="string">
            <text:p>SAJGON RECORDS is digital electronic music label with focusing on intelligent approach in most of kind of electronic music styles which are close special to deep house, house, techhouse and intelligent techno music, but also of calm side of electronic like downtempo, ambient, experimental and others similar styles which are "designed" to dancefloor or chill-outing. Sajgon records assemb the music producers with this music theory from around the all world. Our primary aim is produce high-class music stuffs for all hungry electronic consumers.... LAST RELEASES : ... .... [SJGN030] DomScott - I'm In Love [SJGN031] Tommi Oskari - Bermuda Square E.P. [SJGN032] Various Artist - The Architects 001 E.P. [SJGN033] Richard Scholtz - The Trend E.P. [SJGN034] Deephope - Coffee Time E.P. [SJGN035] Ika Sali - Expressions [SJGN036] Martin Greenland - Believe In Love E.P. [SJGN037] Various Artists - The Architects 002 [SJGN038] Spark Taberner - Meteors [SJGN039] Deephope&amp;Manos - Into My Life View all charted tracks on Sajgon Records</text:p>
          </table:table-cell>
          <table:table-cell office:value-type="string">
            <text:p>Slovakia</text:p>
          </table:table-cell>
          <table:table-cell office:value-type="string">
            <text:p>NULL</text:p>
          </table:table-cell>
          <table:table-cell office:value-type="string">
            <text:p>sajgon@sajgon-records.eu</text:p>
          </table:table-cell>
          <table:table-cell office:value-type="string">
            <text:p>http://www.sajgon-records.eu</text:p>
          </table:table-cell>
          <table:table-cell office:value-type="string">
            <text:p>http://www.facebook.com/#!/pages/Sajgon-Records/125066840887143</text:p>
          </table:table-cell>
          <table:table-cell table:number-columns-repeated="1016"/>
        </table:table-row>
        <table:table-row table:style-name="ro5">
          <table:table-cell office:value-type="float" office:value="5232">
            <text:p>5232</text:p>
          </table:table-cell>
          <table:table-cell office:value-type="string">
            <text:p>Qubit Sound</text:p>
          </table:table-cell>
          <table:table-cell office:value-type="string">
            <text:p>Qubit-sound is a net-label releasing electronic music in file formats. We are interested in music from the field of techno, minimal, house, tech house, micro-house, dub, glitch, ambient and experimental. Qubit-sound's goal is to promote artists through our digital platform and to distribute electronic music around the world. View all charted tracks on Qubit Sound</text:p>
          </table:table-cell>
          <table:table-cell office:value-type="string">
            <text:p>Eugene - OR</text:p>
          </table:table-cell>
          <table:table-cell office:value-type="string">
            <text:p>NULL</text:p>
          </table:table-cell>
          <table:table-cell office:value-type="string">
            <text:p>info@qubitsound.com</text:p>
          </table:table-cell>
          <table:table-cell office:value-type="string">
            <text:p>http://www.qubitsound.com/about.html</text:p>
          </table:table-cell>
          <table:table-cell office:value-type="string">
            <text:p>http://www.facebook.com/pages/Qubit-sound/91919678660?ref=nf</text:p>
          </table:table-cell>
          <table:table-cell table:number-columns-repeated="1016"/>
        </table:table-row>
        <table:table-row table:style-name="ro9">
          <table:table-cell office:value-type="float" office:value="5122">
            <text:p>5122</text:p>
          </table:table-cell>
          <table:table-cell office:value-type="string">
            <text:p>temp~</text:p>
          </table:table-cell>
          <table:table-cell office:value-type="string">
            <text:p>TEMP~Records was founded in 2003 in Austria as collaboration between the organizers of the renowned temp~festival. The concept was to catch the mood and spirit of the festival's music and to provide it permanently. Consequently, TEMP~Records presented different styles of electronic music to their fans. After a break, 2011 TEMP~Records restart again as an independent underground techno/minimal label with more or less the same collective behind. Artists from all over the world are planned for releases, but the main focus is on Austrian artists and to establish a platform to attract the attention they deserve. The musical emphasis is on dubby/techno/minimal/experimental styles with addiction to a trippy, dark and melancholic soul – but ultimately, it's the love for music and the demand for quality in music that we like. temp~ releases have been charted by Cassegrain, Avatism, Cassegrain, Peter Van Hoesen, Cassegrain and 22 others. View all charted tracks on temp~</text:p>
          </table:table-cell>
          <table:table-cell office:value-type="string">
            <text:p>1170 vienna</text:p>
          </table:table-cell>
          <table:table-cell office:value-type="string">
            <text:p>http://www.soundcloud.com/temprecords</text:p>
          </table:table-cell>
          <table:table-cell office:value-type="string">
            <text:p>office@temp-records.net</text:p>
          </table:table-cell>
          <table:table-cell office:value-type="string">
            <text:p>http://www.temp-records.net</text:p>
          </table:table-cell>
          <table:table-cell office:value-type="string">
            <text:p>http://www.facebook.com/TEMP.Records</text:p>
          </table:table-cell>
          <table:table-cell table:number-columns-repeated="1016"/>
        </table:table-row>
        <table:table-row table:style-name="ro21">
          <table:table-cell office:value-type="float" office:value="5111">
            <text:p>5111</text:p>
          </table:table-cell>
          <table:table-cell office:value-type="string">
            <text:p>Detroit Underground</text:p>
          </table:table-cell>
          <table:table-cell office:value-type="string">
            <text:p>Detroit Underground (est. 1997) is a multidisciplinary arts collective. Functioning primarily as a record label dedicated to electronic based experimental music and video installation. Detroit Underground takes us on a chaotic and gripping trip into the nexus of modern experimental and future core music. Representing a palette of artists whose unflinching passion for the bizarre and surreal sonic landscapes of this, and other dimensions, Detroit Underground keeps the secular world at large guessing where the boundaries of sound and silence begin and end. Sounds are fractured into geometric slivers which penetrate the observer's existence and embed themselves under the skin. Self-replicating fragments of noise expand from seed form into a digital chaos garden, challenging the notions that humans and technology are, and will remain, biologically separate. Installments of Detroit Underground are presented by an ever expanding roster of brain blitzed scientists, citing Kero, Annie Hall, Richard Devine, Jesse Somfay, Sense, Vaetxh, Exillon, Jimmy Edgar, Corbin Davis + more. DET_UND is firm in it's resolve to deteriorate our collective sanity into pixelated half-remnants of our analog beginnings. Militant brigades of audio destructors pose serious threats to those who wish music to remain in the cozy confines of historical context. All memories of socially constricted sound will be washed away into the gutter of primordial sludge, and reformed by the noxious twisting and turning of an ever evolving interconnected series of drain pipes, piping hot steamy sleaze for your future neural apparatus. Detroit Underground releases have been charted by Jonas Kopp, Kirk Degiorgio, Ellen Allien, Perc, Max Cooper, Svreca, Dominik Eulberg, Speedy J, Alex Smoke and 99 others. View all charted tracks on Detroit Underground</text:p>
          </table:table-cell>
          <table:table-cell office:value-type="string">
            <text:p>Michigan, USA</text:p>
          </table:table-cell>
          <table:table-cell office:value-type="string">
            <text:p>http://www.soundcloud.com/detroitunderground</text:p>
          </table:table-cell>
          <table:table-cell office:value-type="string">
            <text:p>kero@detroitunderground.net</text:p>
          </table:table-cell>
          <table:table-cell office:value-type="string">
            <text:p>http://www.detund.com</text:p>
          </table:table-cell>
          <table:table-cell office:value-type="string">
            <text:p>http://www.facebook.com/www.detroitunderground.net</text:p>
          </table:table-cell>
          <table:table-cell table:number-columns-repeated="1016"/>
        </table:table-row>
        <table:table-row table:style-name="ro12">
          <table:table-cell office:value-type="float" office:value="5064">
            <text:p>5064</text:p>
          </table:table-cell>
          <table:table-cell office:value-type="string">
            <text:p>EDEC Music Outlet</text:p>
          </table:table-cell>
          <table:table-cell office:value-type="string">
            <text:p>EDEC blazes a distinctive trail into the dance music landscape. Label owner Andreu and A&amp;R Jon Hester curate the label’s international sound with their American roots planted in the spirit of the underground. The diverse catalog spans from purist techno and tough house to hypnotic rhythms and experimental excursions. What connects the dots is a commitment to substance, integrity, and longevity over hype. The timeless nature and raw quality of the releases ensure they find their place as secret weapons in the crates of uncompromising DJ’s who dig deeper... EDEC Music Outlet releases have been charted by John Osborn, Andrew Grant, Okain, Cuartero, Julietta, Robert Dietz, Satoshi Tomiie, Dustin Zahn, Trus'me, Andrew Grant, Ryan Crosson, Ryan Elliott, Andrew Grant, Ernesto Ferreyra, Alex Celler, Shonky, Seuil, Okain, Spencer Parker, System Of Survival and 188 others. View all charted tracks on EDEC Music Outlet</text:p>
          </table:table-cell>
          <table:table-cell office:value-type="string">
            <text:p>Maryland, USA</text:p>
          </table:table-cell>
          <table:table-cell office:value-type="string">
            <text:p>NULL</text:p>
          </table:table-cell>
          <table:table-cell office:value-type="string">
            <text:p>edecmusic@gmail.com</text:p>
          </table:table-cell>
          <table:table-cell office:value-type="string">
            <text:p>http://www.soundcloud.com/edec</text:p>
          </table:table-cell>
          <table:table-cell office:value-type="string">
            <text:p>http://www.facebook.com/EDECMusicOutlet</text:p>
          </table:table-cell>
          <table:table-cell table:number-columns-repeated="1016"/>
        </table:table-row>
        <table:table-row table:style-name="ro17">
          <table:table-cell office:value-type="float" office:value="5044">
            <text:p>5044</text:p>
          </table:table-cell>
          <table:table-cell office:value-type="string">
            <text:p>Serve &amp; Destroy Rec.</text:p>
          </table:table-cell>
          <table:table-cell office:value-type="string">
            <text:p>Electronic, Eclectic, Elektroacoustic, Ballsy. As listed on ZERO": "Cologne, Germany's experimental electronica label, Serve &amp; Destroy, is the brainchild of electronica producer and self confessed 'Audio technology addict,' Bob Humid. As one of Cologne's most well known and versatile producers, Humid has been a big proponent of the German city's underground electronic music scene and wanted to create a label that nurtured its artist's creativity. Enter Serve &amp; Destroy. With new releases by Twila.Too, and Waving Not Drowing on the label, the future looks and sounds good for Serve &amp; Destroy." View all charted tracks on Serve &amp; Destroy Rec.</text:p>
          </table:table-cell>
          <table:table-cell office:value-type="string">
            <text:p>Cologne, Germany</text:p>
          </table:table-cell>
          <table:table-cell office:value-type="string">
            <text:p>NULL</text:p>
          </table:table-cell>
          <table:table-cell office:value-type="string">
            <text:p>bob@bobhumid.de</text:p>
          </table:table-cell>
          <table:table-cell office:value-type="string">
            <text:p>http://bob@bobhumid.de</text:p>
          </table:table-cell>
          <table:table-cell office:value-type="string">
            <text:p>http://www.facebook.com/pages/Bob-Humid/188853874471007</text:p>
          </table:table-cell>
          <table:table-cell table:number-columns-repeated="1016"/>
        </table:table-row>
        <table:table-row table:style-name="ro22">
          <table:table-cell office:value-type="float" office:value="5015">
            <text:p>5015</text:p>
          </table:table-cell>
          <table:table-cell office:value-type="string">
            <text:p>Freitag Limited</text:p>
          </table:table-cell>
          <table:table-cell office:value-type="string">
            <text:p>Freitag Limited was established in the summer of 2010, with agents in London, Zurich and Amsterdam, as an offshoot of the Freitag events established in 2007 in London. Freitag is an independent underground record label representing an international roster of highly resourceful artists, pioneers in the exploration of the possibilities of Industrial Techno, Noise, EBM, Cold Wave and Quality Underground. Freitag collaborates with international DJ’s, celebrated producers, and many other labels to play a vanguard role in this latest stage of musical evolution. The label’s vision involves opening doors for gifted young producers of and freeing them to develop their distinctive voices. We provide the music consumer with a rich variety of scrupulously constructed and mastered tracks that manifest a startling degree of originality. Demo Policy Please listen our releases first to check if your productions match our style. Genres we are looking for are Industrial Techno, Noise (DOTS) , Experimental (DOTS) , EBM ,Cold Wave, ACID (DOTS) with a special ANALOG &amp;(or) VOCAL touch and a lot of personality in a perfect audio balance. Please Upload or Share the tracks with http://soundcloud.com/demos-freitag [ Privat Upload Only ] , and notify us on that account in PM or Mail to demos.freitag.limited[at]gmail.com , thank you . Demos in 320 mp3// -3db uncompressed with headroom, please. Please do not upload ANYTHING beside the genres are written in our policy , thank you. Freitag Limited releases have been charted by Inigo Kennedy, Rebekah and 120 others. View all charted tracks on Freitag Limited</text:p>
          </table:table-cell>
          <table:table-cell office:value-type="string">
            <text:p>London, United Kingdom</text:p>
          </table:table-cell>
          <table:table-cell office:value-type="string">
            <text:p>NULL</text:p>
          </table:table-cell>
          <table:table-cell office:value-type="string">
            <text:p>freitag.limited[at]gmail.com</text:p>
          </table:table-cell>
          <table:table-cell office:value-type="string">
            <text:p>http://www.freitag-limited.com</text:p>
          </table:table-cell>
          <table:table-cell office:value-type="string">
            <text:p>http://www.facebook.com/pages/freitag.recordings</text:p>
          </table:table-cell>
          <table:table-cell table:number-columns-repeated="1016"/>
        </table:table-row>
        <table:table-row table:style-name="ro10">
          <table:table-cell office:value-type="float" office:value="4986">
            <text:p>4986</text:p>
          </table:table-cell>
          <table:table-cell office:value-type="string">
            <text:p>Brood Audio</text:p>
          </table:table-cell>
          <table:table-cell office:value-type="string">
            <text:p>Brood Audio is the label by DJ/Producer "Erphun" and will be the primary home for some of his more darker and experimental productions. Brood Audio will also showcase some of the finest and most groundbreaking artists today in Techno that have motivated and even inspired Erphun with his productions. We are extremely proud and excited about Brood Audio and hope you share our passion for the darker side of Techno! http://www.broodaudio.com/ Brood Audio releases have been charted by Giorgio Gigli and 372 others. View all charted tracks on Brood Audio</text:p>
          </table:table-cell>
          <table:table-cell office:value-type="string">
            <text:p>Los Angeles</text:p>
          </table:table-cell>
          <table:table-cell office:value-type="string">
            <text:p>NULL</text:p>
          </table:table-cell>
          <table:table-cell office:value-type="string">
            <text:p>promo@broodaudio.com</text:p>
          </table:table-cell>
          <table:table-cell office:value-type="string">
            <text:p>http://www.broodaudio.com</text:p>
          </table:table-cell>
          <table:table-cell office:value-type="string">
            <text:p>http://www.facebook.com/BroodAudio</text:p>
          </table:table-cell>
          <table:table-cell table:number-columns-repeated="1016"/>
        </table:table-row>
        <table:table-row table:style-name="ro11">
          <table:table-cell office:value-type="float" office:value="4838">
            <text:p>4838</text:p>
          </table:table-cell>
          <table:table-cell office:value-type="string">
            <text:p>Apologue</text:p>
          </table:table-cell>
          <table:table-cell office:value-type="string">
            <text:p>Apologue recordings is a new collaborative Bristol (UK) based project created by like minded artists driven by their enthusiasm and passion for techno. The concept is to provide music which works on the dancefloor whilst retaining the experimental elements that have inspired and maintained Apologue’s curiosity for electronic music. Embracing the recent advancements in technology, Apologue will incorporate loops, tools, parts and soundscapes for creative use. Apologue recordings - EPs &amp; tracks by apologue recordings Apologue releases have been charted by Derek Plaslaiko, Etapp Kyle, Truss, Peter Van Hoesen, Tommy Four Seven, Peter Van Hoesen and 38 others. View all charted tracks on Apologue</text:p>
          </table:table-cell>
          <table:table-cell office:value-type="string">
            <text:p>Bristol</text:p>
          </table:table-cell>
          <table:table-cell office:value-type="string">
            <text:p>NULL</text:p>
          </table:table-cell>
          <table:table-cell office:value-type="string">
            <text:p>hello@apologue.co.uk</text:p>
          </table:table-cell>
          <table:table-cell office:value-type="string">
            <text:p>http://www.apologue.co.uk</text:p>
          </table:table-cell>
          <table:table-cell office:value-type="string">
            <text:p>http://www.facebook.com/apologuerecords</text:p>
          </table:table-cell>
          <table:table-cell table:number-columns-repeated="1016"/>
        </table:table-row>
        <table:table-row table:style-name="ro9">
          <table:table-cell office:value-type="float" office:value="4817">
            <text:p>4817</text:p>
          </table:table-cell>
          <table:table-cell office:value-type="string">
            <text:p>contrast-r</text:p>
          </table:table-cell>
          <table:table-cell office:value-type="string">
            <text:p>contrast-r is a new music label created in the year 2010 by claude kass &amp; irma brawick, both known under their artist names "ionic benton" &amp; "vali t" and is located in the middle of europe in the small country luxembourg. as truly electronic music freaks with a special interest in techno, they decided to launch the label contrast-r. they are trying to not follow a special scheme but simply follow their taste and feelings about this kind of music. the result will be a more unusual style of techno, ambient and experimental sounds as it is used mostly these days. a sub label will follow soon and there can be expected more experimental and ambient sounds, all in a larger range of dark, deep, relax, chill and experimental ambient style. contrast stands for an open minded and true music loving label with the aim to provide the more special and out of the row sounding tracks. the owners are doing this as a passion and with true love to music and art. View all charted tracks on contrast-r</text:p>
          </table:table-cell>
          <table:table-cell office:value-type="string">
            <text:p>rue du centre 28</text:p>
          </table:table-cell>
          <table:table-cell office:value-type="string">
            <text:p>NULL</text:p>
          </table:table-cell>
          <table:table-cell office:value-type="string">
            <text:p>claudekass@gmail.com</text:p>
          </table:table-cell>
          <table:table-cell office:value-type="string">
            <text:p>http://www.contrast-r.com</text:p>
          </table:table-cell>
          <table:table-cell office:value-type="string">
            <text:p>http://www.facebook.com/contrastr</text:p>
          </table:table-cell>
          <table:table-cell table:number-columns-repeated="1016"/>
        </table:table-row>
        <table:table-row table:style-name="ro7">
          <table:table-cell office:value-type="float" office:value="4814">
            <text:p>4814</text:p>
          </table:table-cell>
          <table:table-cell office:value-type="string">
            <text:p>Avanceé</text:p>
          </table:table-cell>
          <table:table-cell office:value-type="string">
            <text:p>As a sublabel and little brother of gymnastique records from the rhein-neckar area, avanceè wants so specify it´s sound a little more experimental. avanceé want to provide a platform for young fresh artists, to show what their definition of techno music is. View all charted tracks on Avanceé</text:p>
          </table:table-cell>
          <table:table-cell office:value-type="string">
            <text:p>Im Hosend 14</text:p>
          </table:table-cell>
          <table:table-cell office:value-type="string">
            <text:p>NULL</text:p>
          </table:table-cell>
          <table:table-cell office:value-type="string">
            <text:p>info@gymnastiquerecords.de</text:p>
          </table:table-cell>
          <table:table-cell office:value-type="string">
            <text:p>http://www.gymnastiquerecords.de</text:p>
          </table:table-cell>
          <table:table-cell office:value-type="string">
            <text:p>NULL</text:p>
          </table:table-cell>
          <table:table-cell table:number-columns-repeated="1016"/>
        </table:table-row>
        <table:table-row table:style-name="ro17">
          <table:table-cell office:value-type="float" office:value="4804">
            <text:p>4804</text:p>
          </table:table-cell>
          <table:table-cell office:value-type="string">
            <text:p>Wakame Recordings</text:p>
          </table:table-cell>
          <table:table-cell office:value-type="string">
            <text:p>WAKAME RECORDINGS. New label founded in 2009 in Mallorca, Spain. It comes up from various djâ€™s and producers concerns, whom throughout the years, experimenting and investigating have decided to reflect their music ideas This label designed to make quality electronic music for dance floor. Mainly, music filled with groove and feeling the soul of this record label is made of a mixture of experimental sounds, house and minimal techno far from the commercial and typical sounds. Its purpose is to act as a platform for local producers and the main objective is to count on national and international producers so as to develop this project. View all charted tracks on Wakame Recordings</text:p>
          </table:table-cell>
          <table:table-cell office:value-type="string">
            <text:p>Palma de Mallorca</text:p>
          </table:table-cell>
          <table:table-cell office:value-type="string">
            <text:p>NULL</text:p>
          </table:table-cell>
          <table:table-cell office:value-type="string">
            <text:p>wakamemusic@gmail.com</text:p>
          </table:table-cell>
          <table:table-cell table:number-columns-repeated="2" office:value-type="string">
            <text:p>NULL</text:p>
          </table:table-cell>
          <table:table-cell table:number-columns-repeated="1016"/>
        </table:table-row>
        <table:table-row table:style-name="ro7">
          <table:table-cell office:value-type="float" office:value="4777">
            <text:p>4777</text:p>
          </table:table-cell>
          <table:table-cell office:value-type="string">
            <text:p>SMP records</text:p>
          </table:table-cell>
          <table:table-cell office:value-type="string">
            <text:p>Experimental Techno Sounds [No Komputers Involved]. SMP records label founded by Sigmatron in 1995, based in Glasgow, Scotland, releasing Experimental Techno sounds. Real time recordings using sequencers and synths. View all charted tracks on SMP records</text:p>
          </table:table-cell>
          <table:table-cell office:value-type="string">
            <text:p>8 Park Circus, G3 6AX, Glasgow</text:p>
          </table:table-cell>
          <table:table-cell office:value-type="string">
            <text:p>http://www.soundcloud.com/sigmatron-1</text:p>
          </table:table-cell>
          <table:table-cell office:value-type="string">
            <text:p>label@sigmatron.org</text:p>
          </table:table-cell>
          <table:table-cell office:value-type="string">
            <text:p>http://www.sigmatron.org</text:p>
          </table:table-cell>
          <table:table-cell office:value-type="string">
            <text:p>http://www.facebook.com/smprecords</text:p>
          </table:table-cell>
          <table:table-cell table:number-columns-repeated="1016"/>
        </table:table-row>
        <table:table-row table:style-name="ro4">
          <table:table-cell office:value-type="float" office:value="4741">
            <text:p>4741</text:p>
          </table:table-cell>
          <table:table-cell office:value-type="string">
            <text:p>shadybrain</text:p>
          </table:table-cell>
          <table:table-cell office:value-type="string">
            <text:p>shadybrain was founded in 2004 based on a former booking- and event-agency. It is based in Berlin, Germany, and has been the first Drum and Bass label to offer MP3s on a pay per download level. Shortly after Apple’s Itunes and before Beatport, .shadybrain established a MP3 shop at shadybrain.net, offering exclusive music by emerging as well as established artists. Some of the bigger artists who have produced music for the label are Optiv / Cause 4 Concern, Phace, Misanthrop, N.Phect, Axiom, Rregula, Dementia, Cern, Duo Infernale to name just a few. .shadybrain steadily grew along with the digital market and sold numerous tunes through the years. Since late 2006, .shadybrain is also releasing vinyl which is distributed worldwide through Triple Vision and ST Holdings. In 2009, the whole project was relaunched. Following a way of progression, .shadybrain now also releases music from a wide range of different independent music subcultures as Techno, Indie, Electronica, Dubstep, Experimental, etc. The idea is to deliver a message of trust, to both, artists and users. Artists receive 50% of all income while users are offered free full streams as well as very reasonable prices for DRM free high quality MP3s. View all charted tracks on shadybrain</text:p>
          </table:table-cell>
          <table:table-cell office:value-type="string">
            <text:p>Schliemannstrasse</text:p>
          </table:table-cell>
          <table:table-cell office:value-type="string">
            <text:p>NULL</text:p>
          </table:table-cell>
          <table:table-cell office:value-type="string">
            <text:p>info@shadybrain.net</text:p>
          </table:table-cell>
          <table:table-cell office:value-type="string">
            <text:p>http://www.shadybrain.net</text:p>
          </table:table-cell>
          <table:table-cell office:value-type="string">
            <text:p>http://www.facebook.com/shadybrainmusic</text:p>
          </table:table-cell>
          <table:table-cell table:number-columns-repeated="1016"/>
        </table:table-row>
        <table:table-row table:style-name="ro10">
          <table:table-cell office:value-type="float" office:value="4695">
            <text:p>4695</text:p>
          </table:table-cell>
          <table:table-cell office:value-type="string">
            <text:p>labor51</text:p>
          </table:table-cell>
          <table:table-cell office:value-type="string">
            <text:p>labor51 (recordings) was founded in early 2008 by tooltech (germany) as subdivision of tt-rec (tooltechrecords). the label releases experimental, micro, dub, ambient, minimal, house and techno music. labor51 prefers concept works with unique sound character... no rules - no borders..! the releases show you a independent way of producing and the results keep in mind. allready released: 18 EPÂ´s/ Albums more will follow... actual labor51 019 by angelo krizashi "passage EP" contact: tt-rec@freenet.de or tooltech@emailn,de View all charted tracks on labor51</text:p>
          </table:table-cell>
          <table:table-cell office:value-type="string">
            <text:p>labor51 / research department</text:p>
          </table:table-cell>
          <table:table-cell office:value-type="string">
            <text:p>http://www.soundcloud.com/labor51</text:p>
          </table:table-cell>
          <table:table-cell office:value-type="string">
            <text:p>tt-rec@freenet.de</text:p>
          </table:table-cell>
          <table:table-cell office:value-type="string">
            <text:p>http://toolte.ch</text:p>
          </table:table-cell>
          <table:table-cell office:value-type="string">
            <text:p>http://www.facebook.com/profile.php?id=100002002694654#!/home.php?sk=group_103398333062878&amp;ap=1</text:p>
          </table:table-cell>
          <table:table-cell table:number-columns-repeated="1016"/>
        </table:table-row>
        <table:table-row table:style-name="ro7">
          <table:table-cell office:value-type="float" office:value="4619">
            <text:p>4619</text:p>
          </table:table-cell>
          <table:table-cell office:value-type="string">
            <text:p>Transhuman</text:p>
          </table:table-cell>
          <table:table-cell office:value-type="string">
            <text:p>The primary role is a record label dedicated to electronic based Techno and Experimental Music. Transhuman releases have been charted by Giorgio Gigli, Jonas Kopp, Ryan Elliott, Dario Zenker, Don Williams, Zadig, Sunil Sharpe, Dario Zenker and 43 others. View all charted tracks on Transhuman</text:p>
          </table:table-cell>
          <table:table-cell office:value-type="string">
            <text:p>Beilsteiner str. 121. 12681 </text:p>
          </table:table-cell>
          <table:table-cell office:value-type="string">
            <text:p>http://www.soundcloud.com/transhuman</text:p>
          </table:table-cell>
          <table:table-cell office:value-type="string">
            <text:p>transhumanrecords@gmail.com</text:p>
          </table:table-cell>
          <table:table-cell office:value-type="string">
            <text:p>http://transhumanrecords.bandcamp.com/</text:p>
          </table:table-cell>
          <table:table-cell office:value-type="string">
            <text:p>http://www.facebook.com/pages/TRANSHUMAN/108996749142110</text:p>
          </table:table-cell>
          <table:table-cell table:number-columns-repeated="1016"/>
        </table:table-row>
        <table:table-row table:style-name="ro14">
          <table:table-cell office:value-type="float" office:value="4584">
            <text:p>4584</text:p>
          </table:table-cell>
          <table:table-cell office:value-type="string">
            <text:p>Deca Rhythm</text:p>
          </table:table-cell>
          <table:table-cell office:value-type="string">
            <text:p>Todays dubstep scene is thriving thanks to labels such as Applepips, Tectonic, Punch Drunk and more. However, back in 2009, we, Orphan 101, Bloodman and Headhunter, felt there was a need for a label which could open doors to new forms of experimental music, mixtures of Dubstep, Techno and Electronica. There's a lot out there that needs to be discovered and shared with the public, and as Deca Rhythm, that's what we do: spreading music which is on a all different level, a level of uniqueness, and experimentation, sounds from nowhere and everywhere, music that will withstand the test of time. Deca Rhythm is a platform not only for our own music but also artists whose sound is in line with our concept of music. Deca Rhythm releases have been charted by Dominik Eulberg, Chrissy, Eli Verveine and 15 others. View all charted tracks on Deca Rhythm</text:p>
          </table:table-cell>
          <table:table-cell office:value-type="string">
            <text:p>South + East, United Kingdom</text:p>
          </table:table-cell>
          <table:table-cell table:number-columns-repeated="2" office:value-type="string">
            <text:p>NULL</text:p>
          </table:table-cell>
          <table:table-cell office:value-type="string">
            <text:p>http://www.decarhythm.co.uk</text:p>
          </table:table-cell>
          <table:table-cell office:value-type="string">
            <text:p>NULL</text:p>
          </table:table-cell>
          <table:table-cell table:number-columns-repeated="1016"/>
        </table:table-row>
        <table:table-row table:style-name="ro18">
          <table:table-cell office:value-type="float" office:value="4485">
            <text:p>4485</text:p>
          </table:table-cell>
          <table:table-cell office:value-type="string">
            <text:p>Flying Donkey Music</text:p>
          </table:table-cell>
          <table:table-cell office:value-type="string">
            <text:p>"...flying donkey" is about the human need to believe in impossible things: dreaming and catching a glimpse of things never seen before. The music represents that "space-moment" for our interpretation and imagination. The desire to make people dance doesn't mean excluding some message, emotion or spontaneity. Flying Donkey is an open platform for any artist, already known or emerging talent, who feels the need of self-expression everyday. Flying donkeys are characters that saw in the label a new way to display rare aspects of their musical psyche. Flying Donkey Music is aiming to get back to the timeless message of club vibes, rendering the synthetic melancholy of Detroit and the quintessential reinassance of Berlin, focusing on the deeper and darker side of electronic dance music. The strategy is to serve the market with versatility, finding the correct link between techno, experimental techno, electronic and quality house music. Flying Donkey is a true feeling of love and we thank all our friends for their continuous support, trust and guidance in this crazy business. This humble record label, based in the South of Italy, is the brainchild of Italian producers Claudio Mate, Roberto Bosco and their agent Orlando Longobardi. Our records and digital releases are distributed by Intergroove. Flying Donkey Music releases have been charted by John Osborn, Peter Van Hoesen, Chymera, Silicone Soul, Cristian Varela, Nicole Moudaber and 52 others. View all charted tracks on Flying Donkey Music</text:p>
          </table:table-cell>
          <table:table-cell office:value-type="string">
            <text:p>Salerno</text:p>
          </table:table-cell>
          <table:table-cell office:value-type="string">
            <text:p>NULL</text:p>
          </table:table-cell>
          <table:table-cell office:value-type="string">
            <text:p>flyingdonkeymusic@gmail.com</text:p>
          </table:table-cell>
          <table:table-cell office:value-type="string">
            <text:p>http://www.flyingdonkeymusic.com</text:p>
          </table:table-cell>
          <table:table-cell office:value-type="string">
            <text:p>NULL</text:p>
          </table:table-cell>
          <table:table-cell table:number-columns-repeated="1016"/>
        </table:table-row>
        <table:table-row table:style-name="ro5">
          <table:table-cell office:value-type="float" office:value="4442">
            <text:p>4442</text:p>
          </table:table-cell>
          <table:table-cell office:value-type="string">
            <text:p>Rene Records</text:p>
          </table:table-cell>
          <table:table-cell office:value-type="string">
            <text:p>Rene Records was born in 18/06/2009 in the hands of the spanish dj &amp; producer Edgar Rene. Rene Records makes all its proyects with software, instruments and machines.The label offers different styles of electronic music from Experimental and Lounge to 4/4 genres like House, Techno, Minimal and Hardtechno. www.renerecords.com View all charted tracks on Rene Records</text:p>
          </table:table-cell>
          <table:table-cell office:value-type="string">
            <text:p>Rene Records</text:p>
          </table:table-cell>
          <table:table-cell office:value-type="string">
            <text:p>NULL</text:p>
          </table:table-cell>
          <table:table-cell office:value-type="string">
            <text:p>info@renerecords.com</text:p>
          </table:table-cell>
          <table:table-cell office:value-type="string">
            <text:p>http://www.renerecords.com</text:p>
          </table:table-cell>
          <table:table-cell office:value-type="string">
            <text:p>http://www.facebook.com/renerecords.spain</text:p>
          </table:table-cell>
          <table:table-cell table:number-columns-repeated="1016"/>
        </table:table-row>
        <table:table-row table:style-name="ro12">
          <table:table-cell office:value-type="float" office:value="4359">
            <text:p>4359</text:p>
          </table:table-cell>
          <table:table-cell office:value-type="string">
            <text:p>Doma Musique</text:p>
          </table:table-cell>
          <table:table-cell office:value-type="string">
            <text:p>Doma musique is a Spanish based project run by SeQ that includes: Net Label (Electronica, Techno, minimal, Experimental, Dub) followed by a collective of Artists specialized in various Medias (Photography, Moving Image, Illustration, Painting, Installation). All contributors help spread the record labels sound and a good taste of Modern Art around Spain, Europe and the rest of the world.. Plans for the future include bringing doma sound and Arts to as many countries as possible with new releases, LIVE gigs, events, Exhibitions and guest sessions. The label is divided into 3different projects: Doma Musique Net Series &amp; Doma Musique Digital Series Demos: Please try to fit your music into the style of music we publish. The Net Label will release mainly, either minimal,dub or house &amp; sometimes IDM, experimental, or any other genre. Thanks INFO:domamusique@gmail.com View all charted tracks on Doma Musique</text:p>
          </table:table-cell>
          <table:table-cell office:value-type="string">
            <text:p>Calvo Sotelo 71 (Lugo)</text:p>
          </table:table-cell>
          <table:table-cell office:value-type="string">
            <text:p>NULL</text:p>
          </table:table-cell>
          <table:table-cell office:value-type="string">
            <text:p>info@domamusique.com</text:p>
          </table:table-cell>
          <table:table-cell office:value-type="string">
            <text:p>http://domamusique.blogspot.com</text:p>
          </table:table-cell>
          <table:table-cell office:value-type="string">
            <text:p>http://www.facebook.com/http://www.facebook.com/profile.php?id=100000800936695</text:p>
          </table:table-cell>
          <table:table-cell table:number-columns-repeated="1016"/>
        </table:table-row>
        <table:table-row table:style-name="ro7">
          <table:table-cell office:value-type="float" office:value="4351">
            <text:p>4351</text:p>
          </table:table-cell>
          <table:table-cell office:value-type="string">
            <text:p>Seed Records</text:p>
          </table:table-cell>
          <table:table-cell office:value-type="string">
            <text:p>Leftfield label based in the UK. Massively varied output ranging from experimental electronics, krautrock, no-wave, lo-fi, avante-garde and Italo, to techno, electro and IDM. Founded by duo Posthuman at the turn of the century, run by author Bruce McClure since 2006. View all charted tracks on Seed Records</text:p>
          </table:table-cell>
          <table:table-cell office:value-type="string">
            <text:p>A variety of countrysides</text:p>
          </table:table-cell>
          <table:table-cell office:value-type="string">
            <text:p>NULL</text:p>
          </table:table-cell>
          <table:table-cell office:value-type="string">
            <text:p>info@seedrecords.co.uk</text:p>
          </table:table-cell>
          <table:table-cell office:value-type="string">
            <text:p>http://www.seedrecords.co.uk</text:p>
          </table:table-cell>
          <table:table-cell office:value-type="string">
            <text:p>http://www.facebook.com/pages/Seed-Records/95451726504</text:p>
          </table:table-cell>
          <table:table-cell table:number-columns-repeated="1016"/>
        </table:table-row>
        <table:table-row table:style-name="ro11">
          <table:table-cell office:value-type="float" office:value="4313">
            <text:p>4313</text:p>
          </table:table-cell>
          <table:table-cell office:value-type="string">
            <text:p>Informa Records</text:p>
          </table:table-cell>
          <table:table-cell office:value-type="string">
            <text:p>Informa is an independent record label established by Glasgow based producer Deepbass. It is a platform for underground music generally portrayed as deep, dark, experimental techno which has subtle elements of ambient and electronica. Our objective is to push artists minds to new depths of creativity and originality, push past the physical boundaries music production and to embrace the future of electronic music. Informa Records releases have been charted by Giorgio Gigli, DJ Deep, Mike Dehnert, DJ Deep, Etapp Kyle, Giorgio Gigli, Kr!z, Psyk, Giorgio Gigli, Etapp Kyle, Psyk, Giorgio Gigli, Samuli Kemppi, Brendon Moeller, Etapp Kyle, Giorgio Gigli, Mike Parker, Etapp Kyle, Kirk Degiorgio, Psyk, Giorgio Gigli, Psyk, Speedy J and 151 others. View all charted tracks on Informa Records</text:p>
          </table:table-cell>
          <table:table-cell office:value-type="string">
            <text:p>Glasgow</text:p>
          </table:table-cell>
          <table:table-cell office:value-type="string">
            <text:p>NULL</text:p>
          </table:table-cell>
          <table:table-cell office:value-type="string">
            <text:p>informarecords@gmail.com</text:p>
          </table:table-cell>
          <table:table-cell office:value-type="string">
            <text:p>http://www.informarecords.com</text:p>
          </table:table-cell>
          <table:table-cell office:value-type="string">
            <text:p>http://www.facebook.com/pages/Informa-Records/107910485954741</text:p>
          </table:table-cell>
          <table:table-cell table:number-columns-repeated="1016"/>
        </table:table-row>
        <table:table-row table:style-name="ro14">
          <table:table-cell office:value-type="float" office:value="4129">
            <text:p>4129</text:p>
          </table:table-cell>
          <table:table-cell office:value-type="string">
            <text:p>Brickwork</text:p>
          </table:table-cell>
          <table:table-cell office:value-type="string">
            <text:p>Brickwork, founded in march 2010 by Marc Zimmermann &amp; Stephan Koenigk, wants to push music and ideas from artists who explore the many faces of techno, from dark, deep driving to experimental, strength new underground sounds. In a saturated electronic music scene we prefer quality over quantity so our vision is to bring techno in its best form to the dancefloor and to keep a steady progress with every release by exploring, using and realizing the expanding technological possibilities to get a high level of innovation. Techno is Passion and Lifestyle, are you Techno ? Since July this year we host our own Radioshow ‘Brickwork.FM’ on www.fnoob.com. Monthly we present upcomers and well known Dj’s who will show us new hot stuff for the dancefloor. View all charted tracks on Brickwork</text:p>
          </table:table-cell>
          <table:table-cell office:value-type="string">
            <text:p>Leipzig, Germany</text:p>
          </table:table-cell>
          <table:table-cell office:value-type="string">
            <text:p>http://www.soundcloud.com/brickwork</text:p>
          </table:table-cell>
          <table:table-cell office:value-type="string">
            <text:p>contact@brickworksound.de</text:p>
          </table:table-cell>
          <table:table-cell office:value-type="string">
            <text:p>http://www.brickworksound.de</text:p>
          </table:table-cell>
          <table:table-cell office:value-type="string">
            <text:p>http://www.facebook.com/Brickwork.Rec</text:p>
          </table:table-cell>
          <table:table-cell table:number-columns-repeated="1016"/>
        </table:table-row>
        <table:table-row table:style-name="ro14">
          <table:table-cell office:value-type="float" office:value="4111">
            <text:p>4111</text:p>
          </table:table-cell>
          <table:table-cell office:value-type="string">
            <text:p>Zarek Records</text:p>
          </table:table-cell>
          <table:table-cell office:value-type="string">
            <text:p>Zarek Records is a vinyl &amp; digital label created by Diego Cheloni in the city of Montevideo, Uruguay. Our vision is to provide with the most fresh soundsboarding style references like minimal, techno &amp; tech house. The label aims to be part of the most avant-garde dancefloor sounds while also searching for new sounds, fresh, innovative, creative and experimental. Our mission is to take Zarek records to the same level of the most respected labels, revindicate the good sound, and aim to the most possible formats available, in the best record stores and with the artists who deserve to be a part of our team. Zarek also takes part on events administration in Lationamérica and Europe, sharing a musical view with the most respected artists of the moment, as well as the new label promises taking the music worlwide. View all charted tracks on Zarek Records</text:p>
          </table:table-cell>
          <table:table-cell office:value-type="string">
            <text:p>Aquiles Lanza 1175/2</text:p>
          </table:table-cell>
          <table:table-cell office:value-type="string">
            <text:p>NULL</text:p>
          </table:table-cell>
          <table:table-cell office:value-type="string">
            <text:p>zarekrecords@gmail.com</text:p>
          </table:table-cell>
          <table:table-cell office:value-type="string">
            <text:p>http://www.zarekrecords.com</text:p>
          </table:table-cell>
          <table:table-cell office:value-type="string">
            <text:p>NULL</text:p>
          </table:table-cell>
          <table:table-cell table:number-columns-repeated="1016"/>
        </table:table-row>
        <table:table-row table:style-name="ro14">
          <table:table-cell office:value-type="float" office:value="3985">
            <text:p>3985</text:p>
          </table:table-cell>
          <table:table-cell office:value-type="string">
            <text:p>Stereoptico</text:p>
          </table:table-cell>
          <table:table-cell office:value-type="string">
            <text:p>Originally an audiovisual project encompassing live electronic music and visuals, this experimental electronic music netlabel founded by Gabo Lora in 2007 as a way to launch his own music to the public online. Eventually, more and more contirbutors kept joining, and it formed into what it is today. Everything from dub techno to hip-hop, the label, for the moment, still offers its entire catalog for free on its website, including the main series, and the 2X2 series launched in late 2009, 2 artists per release, 2 tracks each. Aside from hosting parties and promoting events, the only 3 Red Bull Music Academy participants from Dominican Republic are also part of the crew, Ronald Kohn, n6el and Cohoba. A big family that loves to make music, expect to see the label continue to grow and expand globally. View all charted tracks on Stereoptico</text:p>
          </table:table-cell>
          <table:table-cell office:value-type="string">
            <text:p>Dominican Republic</text:p>
          </table:table-cell>
          <table:table-cell office:value-type="string">
            <text:p>http://www.soundcloud.com/stereoptico</text:p>
          </table:table-cell>
          <table:table-cell office:value-type="string">
            <text:p>stereoptico@gmail.com</text:p>
          </table:table-cell>
          <table:table-cell office:value-type="string">
            <text:p>http://www.stereoptico.com</text:p>
          </table:table-cell>
          <table:table-cell office:value-type="string">
            <text:p>http://www.facebook.com/stereoptico</text:p>
          </table:table-cell>
          <table:table-cell table:number-columns-repeated="1016"/>
        </table:table-row>
        <table:table-row table:style-name="ro6">
          <table:table-cell office:value-type="float" office:value="3848">
            <text:p>3848</text:p>
          </table:table-cell>
          <table:table-cell office:value-type="string">
            <text:p>csGAS</text:p>
          </table:table-cell>
          <table:table-cell office:value-type="string">
            <text:p>Brainchild of the artist DarkChambers and was originally set up to push and promote his own music but yet believing that its true destination belonged within an industry of many alike the new csGas Records was launched in 2006 and has now established itself as a forward thinking creative and aspiring young label. As new and exciting as the label is' it shows it in its music and through its artists like Dark Chambers tCSDjs’ Alan Castro' &amp; Rebekah.. After looking for years at what csGas thought was a washed out market of repetitive sounds suddenly we can see how exciting Electronic music is and all the fantastic supporting labels that strive to bring you forward thinking new and exciting grooves and tunes that we can remember rather than forget in a few month's Working closely with its artists csGas stands firm and strong in giving you A continuous stream of house music be it techno' tech house deep house minimal house, With csGAS the music is highly evolved experimental electronic music thus creating a platform to move forward and ensure that all that comes from the cs camp remains fresh and exciting. csGAS releases have been charted by Rebekah, and -2 others. View all charted tracks on csGAS</text:p>
          </table:table-cell>
          <table:table-cell office:value-type="string">
            <text:p>62/64 NORTHWOOD STREET</text:p>
          </table:table-cell>
          <table:table-cell office:value-type="string">
            <text:p>NULL</text:p>
          </table:table-cell>
          <table:table-cell office:value-type="string">
            <text:p>info@csgasrecords.com</text:p>
          </table:table-cell>
          <table:table-cell office:value-type="string">
            <text:p>http://www.csgasrecords.com</text:p>
          </table:table-cell>
          <table:table-cell office:value-type="string">
            <text:p>http://www.facebook.com/csgasrecords</text:p>
          </table:table-cell>
          <table:table-cell table:number-columns-repeated="1016"/>
        </table:table-row>
        <table:table-row table:style-name="ro11">
          <table:table-cell office:value-type="float" office:value="3811">
            <text:p>3811</text:p>
          </table:table-cell>
          <table:table-cell office:value-type="string">
            <text:p>Drama Society Recordings</text:p>
          </table:table-cell>
          <table:table-cell office:value-type="string">
            <text:p>Drama Society Recordings is the brand new label founded by Sergio Ricciardone (Club To Club festival art director) and Luca Baldini (solo releasing on Hell Yeah! records). The triple somersault label logotype represents the will to propose a sound that can be “the missing link” amongst different genres: techno, experimental techno, electronic and quality house music. Aiming to mix eclectic styles and imaginaries, DSR forthcoming releases will feature various collaborations between different producers and Drama Society, anticipated by the first EP with Vladislav Delay. To believe in the void, to do triple somersaults, is just what we like to do. Drama Society Recordings wants to be both the tightrope and the whirling motion! View all charted tracks on Drama Society Recordings</text:p>
          </table:table-cell>
          <table:table-cell office:value-type="string">
            <text:p>Berlin, Germany</text:p>
          </table:table-cell>
          <table:table-cell office:value-type="string">
            <text:p>NULL</text:p>
          </table:table-cell>
          <table:table-cell office:value-type="string">
            <text:p>label@dramasocietyrecordings.com</text:p>
          </table:table-cell>
          <table:table-cell office:value-type="string">
            <text:p>http://www.dramasocietyrecordings.com</text:p>
          </table:table-cell>
          <table:table-cell office:value-type="string">
            <text:p>NULL</text:p>
          </table:table-cell>
          <table:table-cell table:number-columns-repeated="1016"/>
        </table:table-row>
        <table:table-row table:style-name="ro5">
          <table:table-cell office:value-type="float" office:value="3737">
            <text:p>3737</text:p>
          </table:table-cell>
          <table:table-cell office:value-type="string">
            <text:p>Mirrors</text:p>
          </table:table-cell>
          <table:table-cell office:value-type="string">
            <text:p>Mirrors is a Sublabel of Skript Music, which was founded in 2008 by Frankfurt based Dj and Producer Robin Jacobs. The music spectrum features aspects of house, techno, progressive as well as of minimalistic and experimental electronics. It was always the goal to be an open minded label and to give some talented musicians a home for their music. View all charted tracks on Mirrors</text:p>
          </table:table-cell>
          <table:table-cell office:value-type="string">
            <text:p>Rod am Berger Straße 7a-61267 Neu-Anspach</text:p>
          </table:table-cell>
          <table:table-cell office:value-type="string">
            <text:p>NULL</text:p>
          </table:table-cell>
          <table:table-cell office:value-type="string">
            <text:p>info@skript-music.net</text:p>
          </table:table-cell>
          <table:table-cell office:value-type="string">
            <text:p>http://www.skript-music.com/mirrors</text:p>
          </table:table-cell>
          <table:table-cell office:value-type="string">
            <text:p>NULL</text:p>
          </table:table-cell>
          <table:table-cell table:number-columns-repeated="1016"/>
        </table:table-row>
        <table:table-row table:style-name="ro14">
          <table:table-cell office:value-type="float" office:value="3703">
            <text:p>3703</text:p>
          </table:table-cell>
          <table:table-cell office:value-type="string">
            <text:p>BlueCode Records</text:p>
          </table:table-cell>
          <table:table-cell office:value-type="string">
            <text:p>BlueCode is a Berlin-based record label that was called into life by DJ &amp; Producer Flipmatic in early 2009. The original aim was to focus on dark, experimental and minimalistic techno, and BlueCode’s stylistic core is still found in that direction. But the label now focuses on more than stylistic qualities, namely individuality, originality, and most importantly, fun. The reason for that idealistic change is obvious: It’s quite impossible for any artist to produce open-minded music within certain given genre boundaries. Our primary artist portfolio demonstrates a wide variety of substyles and we definitely don’t want to lose their individual capabilities, so we are proud to support diversity. Feel free to get this picture of our music and artists yourself. Enjoy View all charted tracks on BlueCode Records</text:p>
          </table:table-cell>
          <table:table-cell office:value-type="string">
            <text:p>Niederbarnimstr.8 10247 Berlin</text:p>
          </table:table-cell>
          <table:table-cell office:value-type="string">
            <text:p>NULL</text:p>
          </table:table-cell>
          <table:table-cell office:value-type="string">
            <text:p>info@bluecoderec.com</text:p>
          </table:table-cell>
          <table:table-cell office:value-type="string">
            <text:p>http://www.bluecoderec.com</text:p>
          </table:table-cell>
          <table:table-cell office:value-type="string">
            <text:p>http://www.facebook.com/pages/BlueCode-Rec-Official/316465233198?ref=ts</text:p>
          </table:table-cell>
          <table:table-cell table:number-columns-repeated="1016"/>
        </table:table-row>
        <table:table-row table:style-name="ro12">
          <table:table-cell office:value-type="float" office:value="3672">
            <text:p>3672</text:p>
          </table:table-cell>
          <table:table-cell office:value-type="string">
            <text:p>Bad Data Records</text:p>
          </table:table-cell>
          <table:table-cell office:value-type="string">
            <text:p>Bad Data Records, a fresh &amp; remarkable new label from hanover, germany. We focus on all kinds of techno music with some minimal, experimental or even housy influence. "There are so many great artists that would never been heard by someone, if there were no places where they could stay, create and experiment their creative passions in an adequate spiritual home they need for living out their own interpretations of what is techno music." Bad Data is all about creating a warm and familiar home for all techno maniacs, infected minimal heads as well as in any regard electronic minded people. Having on mind the profound task of discovering and developing the unfathomable depths of electronic music, we want to offer a platform for any variation of computer or hardware generated forms of music. ...and what is Techno? Bad Data is about to develop and discover. View all charted tracks on Bad Data Records</text:p>
          </table:table-cell>
          <table:table-cell office:value-type="string">
            <text:p>Hannover, Germany</text:p>
          </table:table-cell>
          <table:table-cell office:value-type="string">
            <text:p>NULL</text:p>
          </table:table-cell>
          <table:table-cell office:value-type="string">
            <text:p>info@baddata.de</text:p>
          </table:table-cell>
          <table:table-cell office:value-type="string">
            <text:p>http://www.baddata.de</text:p>
          </table:table-cell>
          <table:table-cell office:value-type="string">
            <text:p>http://www.facebook.com/baddatarecords</text:p>
          </table:table-cell>
          <table:table-cell table:number-columns-repeated="1016"/>
        </table:table-row>
        <table:table-row table:style-name="ro11">
          <table:table-cell office:value-type="float" office:value="3669">
            <text:p>3669</text:p>
          </table:table-cell>
          <table:table-cell office:value-type="string">
            <text:p>Artform</text:p>
          </table:table-cell>
          <table:table-cell office:value-type="string">
            <text:p>Artform was set up in 1997 by reknowned DJ and producer; Jamie Anderson. The label has racked up over a decade worth of Detroit and Chicago influenced House and Techno releases championed by the likes of Richie Hawtin, Dave Angel, DJ Sneak, Derrick May and Laurent Garnier. The label released the first records by Jesse Rose, Jamie Anderson and AJ Scent as well as releasing material and remixes by established artists such as Steve Rachmad, Jerome Krom, Dave Angel and Stanny Franssen. In 2005, Jamie also set up Fixia records for his own Acid House, Minimal and experimental output. Artform releases have been charted by Steve Bug, Shifted, Thomas Schumacher, Martin Eyerer, Rebekah, Agoria, Chymera and 142 others. View all charted tracks on Artform</text:p>
          </table:table-cell>
          <table:table-cell office:value-type="string">
            <text:p>West + Wales, United Kingdom</text:p>
          </table:table-cell>
          <table:table-cell office:value-type="string">
            <text:p>NULL</text:p>
          </table:table-cell>
          <table:table-cell office:value-type="string">
            <text:p>jamieanderson@artformrecords.com</text:p>
          </table:table-cell>
          <table:table-cell table:number-columns-repeated="2" office:value-type="string">
            <text:p>NULL</text:p>
          </table:table-cell>
          <table:table-cell table:number-columns-repeated="1016"/>
        </table:table-row>
        <table:table-row table:style-name="ro20">
          <table:table-cell office:value-type="float" office:value="3667">
            <text:p>3667</text:p>
          </table:table-cell>
          <table:table-cell office:value-type="string">
            <text:p>Deafness Records</text:p>
          </table:table-cell>
          <table:table-cell office:value-type="string">
            <text:p>Our first random thoughts of founding a label emerged on a morning in the year 2007, heading back home from an open-air festival. Our aim was to create a netlabel which would offer a chance and help to young and talented artists and producers to show up themselves and their works to electronic music-lovers with a sophisticated taste.Among the latest and most forward-thinking directions we would like to make some space for all the genres or styles which are being pushed to the background and also less popular due to current music trends - indicating that not only the latest musical directions have refreshing energy, soul and progressive conceptions in themselves. All the kinds of electronic music fit into our profile which differs from the commonplace and average, let it be electro, electroclash, techno, minimal, experimental or ambient. Our aim has not changed: we transmit and mediate considerable, fresh and forward-thinking soundscapes towards party people, dj's and connoisseurs, so actually, to You all! Contact us via this email address: deafnessrecords@gmail.com Our materials are under the 'Attribution-Noncommercial-No Derivative Works' Creative Commons License. Supported by: Cio D'Or, Electric Indigo, Beroshima, Kosmas Epsilon, Fine Cut Bodies, Reecoba aka Igor Do'urden, Workidz View all charted tracks on Deafness Records</text:p>
          </table:table-cell>
          <table:table-cell office:value-type="string">
            <text:p>Sopron / Budapest</text:p>
          </table:table-cell>
          <table:table-cell office:value-type="string">
            <text:p>http://www.soundcloud.com/deafnessrecords</text:p>
          </table:table-cell>
          <table:table-cell office:value-type="string">
            <text:p>deafnessrecords@gmail.com</text:p>
          </table:table-cell>
          <table:table-cell office:value-type="string">
            <text:p>http://www.deafnessrecords.com</text:p>
          </table:table-cell>
          <table:table-cell office:value-type="string">
            <text:p>http://www.facebook.com/deafnessrecords</text:p>
          </table:table-cell>
          <table:table-cell table:number-columns-repeated="1016"/>
        </table:table-row>
        <table:table-row table:style-name="ro17">
          <table:table-cell office:value-type="float" office:value="3607">
            <text:p>3607</text:p>
          </table:table-cell>
          <table:table-cell office:value-type="string">
            <text:p>JopRec</text:p>
          </table:table-cell>
          <table:table-cell office:value-type="string">
            <text:p>JopRec is an indipendent electronic music label and artists network. JopRec is based Berlin born with the idea to breaking down terrestrial boundaries speaking the international language of electronic music and be a gateway for new talent and international electronic artists. The internationality of the structure and its innovative artists gives an incredible multicultural richness to the label. Started in 2005 publishing experimental, breakbeat, electro and minimal techno, releasing music on vinyl and cd. In the begining of 2008 JopRec started to release music also in digital format providing high-quality variable bitrate MP3's for digital distributors and resellers. View all charted tracks on JopRec</text:p>
          </table:table-cell>
          <table:table-cell office:value-type="string">
            <text:p>gärtnerstr 21 berlin 10245</text:p>
          </table:table-cell>
          <table:table-cell office:value-type="string">
            <text:p>http://www.soundcloud.com/joprec</text:p>
          </table:table-cell>
          <table:table-cell office:value-type="string">
            <text:p>info@joprec.org</text:p>
          </table:table-cell>
          <table:table-cell office:value-type="string">
            <text:p>http://www.joprec.org</text:p>
          </table:table-cell>
          <table:table-cell office:value-type="string">
            <text:p>http://www.facebook.com//pages/joprec/251355822236?ref=hl</text:p>
          </table:table-cell>
          <table:table-cell table:number-columns-repeated="1016"/>
        </table:table-row>
        <table:table-row table:style-name="ro23">
          <table:table-cell office:value-type="float" office:value="3573">
            <text:p>3573</text:p>
          </table:table-cell>
          <table:table-cell office:value-type="string">
            <text:p>Black Montanas</text:p>
          </table:table-cell>
          <table:table-cell office:value-type="string">
            <text:p>Black Montanas provides worldwide digital distribution and representation for independent artists of an Electro, Techno, EBM &amp; Experimental variety. Digital releases from Black Montanas distributed by: Black Montanas, The Reliquary &amp; Black Leather Records (via worldwide digital distributors) NOTE: Black Montanas closed it's doors as of January 2013. All past titles are still available via Junodownload, Amazon mp3, Djdownload, Rhapsody, Napster, Emusic, Itunes, Spotify + other fine digital download sites (worldwide). Thank you for your support! We go down as one of the first "all digital" electronic music labels in the world. Black Montanas 1993-2013 FEATURED ARTISTS EQUITANT, STARCHASER NETWORK, EQUITANT &amp; YASMIN GATE, EQUIMANTHORN, ZHARK, MILLIMETRIC, RED INDUSTRIE, KABALL, FANCYMAN, SCORPIO, OESTRAL, ORLINE, GEISTECH, BA', DR. SIAK, UNIFLUX, DE NOVO, FRANCK KARTELL, KATELECTRO, OTHER-ASPECT, THE BREAKWATERS, JAUZAS THE SHINING, MARCO ASOLEDA &amp; DREY, MISS DUCKIN', CUTE HEELS, NEXUS 6, ELECTROBERLIN, GALAXIAN, THE PULSE PROJECTS, JONATHANN CAST, RAW MECHANICS, DR. LOVELOCK, HADAMARD, MOONDISCO, DARANK, ADOLF FILTER, CROSSOVER, TRIFID NEBULA, ELITE!, KORPORATION, MYSTERIUM, VALERIO ORLANDINI, TESLA MONOPHONIC, SVART1, X-IN, WAVE TANK, NICOLAS ESTANY. REMIX ARTISTS EQUITANT, ADRIANO CANZIAN, SALAMANDER, STRANGE CONNECTION, MINI, HEKO, THE CRIME, YAN SIZOV, FABRIQUE, CIUDAD 70, C. DENZA, THE BLISTERS BOYZ, STRUCK 9, FRONTAL, EKOBROTTSMYNDIGHETEN, A.D.A.C.8286, HIV+, FETICHES DA FASTER, PROJECT BLUE, ESPION, CODENAME GUARD, LEGGO, DR. WUNDT, LETHARGY, BUBBLEDOOR, DJ JAKUB, DJ PISCES, MAHURA, DJ SLINKY, RAUL PARRA, RUBEN MONTESCO, CPU, HEADNOAKS, KOMARKEN ELECTRONICS, TECHNICOLOR, JORDAN PASSMORE, TKUZ, ILLUMINE CONCRETE, ALEXANDER ROBOTNICK, CANZIAN, CARRETTA &amp; WORKERPOOR, ELECTROSEXUAL, INDIRA PAGANOTTO, LIA ORGANA &amp; ELECTRIC PRINCE, COLE BLACK, LIFE FOR DEAD, THE POPULISTS, PEOPLE THEATRE, DYLAN MCBRIDE, BHASMANTAM, FABIO SCOGNAMIGLIO, FAT BAST View all charted tracks on Black Montanas</text:p>
          </table:table-cell>
          <table:table-cell office:value-type="string">
            <text:p>Houston, USA</text:p>
          </table:table-cell>
          <table:table-cell office:value-type="string">
            <text:p>http://www.soundcloud.com/blackmontanas</text:p>
          </table:table-cell>
          <table:table-cell office:value-type="string">
            <text:p>equitant@prodigy.net</text:p>
          </table:table-cell>
          <table:table-cell office:value-type="string">
            <text:p>http://www.blackmontanas.com</text:p>
          </table:table-cell>
          <table:table-cell office:value-type="string">
            <text:p>http://www.facebook.com/blackmontanas</text:p>
          </table:table-cell>
          <table:table-cell table:number-columns-repeated="1016"/>
        </table:table-row>
        <table:table-row table:style-name="ro12">
          <table:table-cell office:value-type="float" office:value="3570">
            <text:p>3570</text:p>
          </table:table-cell>
          <table:table-cell office:value-type="string">
            <text:p>Klangscheiben</text:p>
          </table:table-cell>
          <table:table-cell office:value-type="string">
            <text:p>The variable match with the beats Since summer 2004 the aficionado label Klangscheiben runs its business with dedication to the mini-funk with maximum effect. First started as a rumpling place for groove chimera in the sound design of label owner demas, the artist grid expanded appreciably. Since then much minimal water flowed down the valleys worldwide - the dams threaten to flood… But not the dams in the tranquil little city Steinach in Thuringia, because finest selection with sophisticated electronic body-music instead of peak-time flooding is announced. Without committing to a direction the label flanked between the styles of house and techno with a funky thrill and experimental note. To offer also the opportunity to book careful selected artists from the label, Klangscheiben is not just a label furthermore, but also a booking agency which is separated as Klangscheiben Booking. View all charted tracks on Klangscheiben</text:p>
          </table:table-cell>
          <table:table-cell office:value-type="string">
            <text:p>Steinach</text:p>
          </table:table-cell>
          <table:table-cell office:value-type="string">
            <text:p>NULL</text:p>
          </table:table-cell>
          <table:table-cell office:value-type="string">
            <text:p>info@klangscheiben.de</text:p>
          </table:table-cell>
          <table:table-cell office:value-type="string">
            <text:p>http://www.klangscheiben.de</text:p>
          </table:table-cell>
          <table:table-cell office:value-type="string">
            <text:p>NULL</text:p>
          </table:table-cell>
          <table:table-cell table:number-columns-repeated="1016"/>
        </table:table-row>
        <table:table-row table:style-name="ro8">
          <table:table-cell office:value-type="float" office:value="3446">
            <text:p>3446</text:p>
          </table:table-cell>
          <table:table-cell office:value-type="string">
            <text:p>LFB</text:p>
          </table:table-cell>
          <table:table-cell office:value-type="string">
            <text:p>Originally named as !"@.*!%, now also known as LFB. Digital only sublabel is called LFBdigi. Based in Bratislava, into 128 bpm minimal techno, mainly for the dancefloor, sometimes a bit more experimental. Recently has released tracks/remixes by Yarda (Takaaki Itoh), Loktibrada, Mark Broom, HU, Kosheen DJs, Monoide, Damolh33, Rumenige &amp; Loktibrada, Mizek (Christian Wunsch), etc.. LFB discography: www.discogs.com/label/!%22%40.*!%25 View all charted tracks on LFB</text:p>
          </table:table-cell>
          <table:table-cell office:value-type="string">
            <text:p>Slovakia</text:p>
          </table:table-cell>
          <table:table-cell office:value-type="string">
            <text:p>NULL</text:p>
          </table:table-cell>
          <table:table-cell office:value-type="string">
            <text:p>anti@uclub.sk</text:p>
          </table:table-cell>
          <table:table-cell office:value-type="string">
            <text:p>http://lfb.sk</text:p>
          </table:table-cell>
          <table:table-cell office:value-type="string">
            <text:p>NULL</text:p>
          </table:table-cell>
          <table:table-cell table:number-columns-repeated="1016"/>
        </table:table-row>
        <table:table-row table:style-name="ro2">
          <table:table-cell office:value-type="float" office:value="3442">
            <text:p>3442</text:p>
          </table:table-cell>
          <table:table-cell office:value-type="string">
            <text:p>Reiz Musik</text:p>
          </table:table-cell>
          <table:table-cell office:value-type="string">
            <text:p>Experimental electro funk techno house deep house ambient release label. View all charted tracks on Reiz Musik</text:p>
          </table:table-cell>
          <table:table-cell office:value-type="string">
            <text:p>Via tito speri 21</text:p>
          </table:table-cell>
          <table:table-cell office:value-type="string">
            <text:p>NULL</text:p>
          </table:table-cell>
          <table:table-cell office:value-type="string">
            <text:p>reizmusik@libero.it</text:p>
          </table:table-cell>
          <table:table-cell office:value-type="string">
            <text:p>http://www.myspace.com/reizmusik</text:p>
          </table:table-cell>
          <table:table-cell office:value-type="string">
            <text:p>NULL</text:p>
          </table:table-cell>
          <table:table-cell table:number-columns-repeated="1016"/>
        </table:table-row>
        <table:table-row table:style-name="ro22">
          <table:table-cell office:value-type="float" office:value="3430">
            <text:p>3430</text:p>
          </table:table-cell>
          <table:table-cell office:value-type="string">
            <text:p>igloo-rec</text:p>
          </table:table-cell>
          <table:table-cell office:value-type="string">
            <text:p>Hidden away under the white, icy layers that make up the Buenos Aires music scene, the igloo-rec label is melting bodies, hearts and souls with its warm, organic and eclectic sounds. In its core essence utterly experimental and incalculable, the output created by its international artist family ranges from glitchy, weird experimental IDM and raging minimal to dream-poppy indietronic songs. Almost always sounding outright electronic and vanguardist, all the artists tiptoe elegantly around any possible cliché trap and cooky classification, making the igloo a very special place to turn on, tune in and drop out in... This might be down to the futuristic vision of label founder Dilo, the well-known Buenos Aires and Berlin-based DJ and producer: Embracing the internet as a promotion tool, Igloo, launched in 2005, was created to be a net and digital label the from day one (with most of its output released under the Creative Commons License), placing Argentina at the forefront of things. Fusing new technologies with a strong visual and aural identity, the emerging local currents managed to have global impact immediately, and Igloo quickly became one of the hottest hotbeds for new and upcoming artists from all around the globe, shaping the local scene as well as giving an outlook on international future tendencies. igloo-rec releases have been charted by Cesare vs Disorder, Mark Henning, Tommy Four Seven, Kate Simko, Avatism, Mark Henning, Jonas Kopp, Joseph Capriati, Mark Henning, Varoslav, Cesare vs Disorder, Mark Henning and 159 others. View all charted tracks on igloo-rec</text:p>
          </table:table-cell>
          <table:table-cell office:value-type="string">
            <text:p>Buenos Aires</text:p>
          </table:table-cell>
          <table:table-cell office:value-type="string">
            <text:p>NULL</text:p>
          </table:table-cell>
          <table:table-cell office:value-type="string">
            <text:p>dilo@igloo-rec.com.ar</text:p>
          </table:table-cell>
          <table:table-cell office:value-type="string">
            <text:p>http://www.igloo-rec.com.ar</text:p>
          </table:table-cell>
          <table:table-cell office:value-type="string">
            <text:p>http://www.facebook.com/Igloorec</text:p>
          </table:table-cell>
          <table:table-cell table:number-columns-repeated="1016"/>
        </table:table-row>
        <table:table-row table:style-name="ro2">
          <table:table-cell office:value-type="float" office:value="3397">
            <text:p>3397</text:p>
          </table:table-cell>
          <table:table-cell office:value-type="string">
            <text:p>Simphonic Silence Inside</text:p>
          </table:table-cell>
          <table:table-cell office:value-type="string">
            <text:p>russian underground music label based in rostov on don, russia. ambient, deep, techno, experimental. View all charted tracks on Simphonic Silence Inside</text:p>
          </table:table-cell>
          <table:table-cell office:value-type="string">
            <text:p>Rostov-on- Don</text:p>
          </table:table-cell>
          <table:table-cell office:value-type="string">
            <text:p>http://www.soundcloud.com/ssi-records</text:p>
          </table:table-cell>
          <table:table-cell office:value-type="string">
            <text:p>mail@ssirec.com</text:p>
          </table:table-cell>
          <table:table-cell office:value-type="string">
            <text:p>http://www.ssirec.com</text:p>
          </table:table-cell>
          <table:table-cell office:value-type="string">
            <text:p>http://www.facebook.com/ssirecords</text:p>
          </table:table-cell>
          <table:table-cell table:number-columns-repeated="1016"/>
        </table:table-row>
        <table:table-row table:style-name="ro7">
          <table:table-cell office:value-type="float" office:value="3341">
            <text:p>3341</text:p>
          </table:table-cell>
          <table:table-cell office:value-type="string">
            <text:p>Purple Edge Records</text:p>
          </table:table-cell>
          <table:table-cell office:value-type="string">
            <text:p>We proudly present you "Purple Edge Records": a new established electronic music label based in Egypt. Our sound is best described as a mixture of: Techno / Minimal / Progressive / Electronica /Experimental. Of course we only release the music we like! View all charted tracks on Purple Edge Records</text:p>
          </table:table-cell>
          <table:table-cell office:value-type="string">
            <text:p>Egypt</text:p>
          </table:table-cell>
          <table:table-cell office:value-type="string">
            <text:p>NULL</text:p>
          </table:table-cell>
          <table:table-cell office:value-type="string">
            <text:p>purpleedgerecords@gmail.com</text:p>
          </table:table-cell>
          <table:table-cell office:value-type="string">
            <text:p>http://soundcloud.com/purpleedgerecords/</text:p>
          </table:table-cell>
          <table:table-cell office:value-type="string">
            <text:p>NULL</text:p>
          </table:table-cell>
          <table:table-cell table:number-columns-repeated="1016"/>
        </table:table-row>
        <table:table-row table:style-name="ro20">
          <table:table-cell office:value-type="float" office:value="3311">
            <text:p>3311</text:p>
          </table:table-cell>
          <table:table-cell office:value-type="string">
            <text:p>QT Records</text:p>
          </table:table-cell>
          <table:table-cell office:value-type="string">
            <text:p>Since 2006 is John Curtis's Record Label QT RECORDS a brand for his ideas and multiple musical creativity for the worldwide market. As closed familiar circle with fix artists as, S.M.E.R.T., Sven Jozwiak, DJ Geronimo, Fly O Tech, Room Of Replica, Daniel L and Polium is the main focus to looking forward to the music Industry and still deliver quality grooves. Musical creativity are devoted to the Tunes as Techno, Minimal and Experimental. Abstracts arts from worldwide artists as Video, Graphic, Web design, fill the artistic bundle of formats the Label's looking for and presents regularly in his releases. A continuous research for the unconventional stuff is the main target the label sets without any end in his back catalogue. QT RECORDS is a synonym of quality underground music as new musical and visual standards. Label's other branches are Booking Agency where only a very selected artist list is available and present to the public in his events as in a huge clubs globally QT RECORDS artists are performing to. A further engagement is the Event organization, which organizes club events as well as outdoor events and tours worldwide. QT RECORDS's tagret is to contribute to the musical underground scene, delivering for the future lot more artistical expressions. View all charted tracks on QT Records</text:p>
          </table:table-cell>
          <table:table-cell office:value-type="string">
            <text:p>Switzerland</text:p>
          </table:table-cell>
          <table:table-cell table:number-columns-repeated="2" office:value-type="string">
            <text:p>NULL</text:p>
          </table:table-cell>
          <table:table-cell office:value-type="string">
            <text:p>http://qt-records.com</text:p>
          </table:table-cell>
          <table:table-cell office:value-type="string">
            <text:p>NULL</text:p>
          </table:table-cell>
          <table:table-cell table:number-columns-repeated="1016"/>
        </table:table-row>
        <table:table-row table:style-name="ro12">
          <table:table-cell office:value-type="float" office:value="3298">
            <text:p>3298</text:p>
          </table:table-cell>
          <table:table-cell office:value-type="string">
            <text:p>de'fchild productions</text:p>
          </table:table-cell>
          <table:table-cell office:value-type="string">
            <text:p>de’fchild productions is an independent label and music production imprint currently located in San Francisco. Origin: Conceived in Montréal in June 2004, our first releases appeared on vinyl in springtime 2005. We subsequently relocated from La Belle Province and have settled in San Francisco. Label Philosophy: Our musical interests span time and geography, which frees us from the restraints of any one sound aesthetic, style or musical boundary, while our technical work in the studio (see below) has us constantly thinking about ways to cultivate genuinely new means of musical expression. This predilection to studio-borne-inspiration is particularly present in our affection for idioms rooted in dub, experimental electro-acoustics and techno. Quintessentially, we're interested in the pursuit of novel sonic art, while exploring the frontiers of more popular musical forms. View all charted tracks on de'fchild productions</text:p>
          </table:table-cell>
          <table:table-cell office:value-type="string">
            <text:p>548 Market St #21116 San Francisco, CA 94104 </text:p>
          </table:table-cell>
          <table:table-cell office:value-type="string">
            <text:p>NULL</text:p>
          </table:table-cell>
          <table:table-cell office:value-type="string">
            <text:p>info@defchild.com</text:p>
          </table:table-cell>
          <table:table-cell office:value-type="string">
            <text:p>http://defchild.com</text:p>
          </table:table-cell>
          <table:table-cell office:value-type="string">
            <text:p>NULL</text:p>
          </table:table-cell>
          <table:table-cell table:number-columns-repeated="1016"/>
        </table:table-row>
        <table:table-row table:style-name="ro2">
          <table:table-cell office:value-type="float" office:value="3285">
            <text:p>3285</text:p>
          </table:table-cell>
          <table:table-cell office:value-type="string">
            <text:p>wuenschenswert</text:p>
          </table:table-cell>
          <table:table-cell office:value-type="string">
            <text:p>wünschenswert was founded in 2009 by Laura Auer. It concatenates electro, techno and experimental music. View all charted tracks on wuenschenswert</text:p>
          </table:table-cell>
          <table:table-cell office:value-type="string">
            <text:p>Hessen</text:p>
          </table:table-cell>
          <table:table-cell table:number-columns-repeated="4" office:value-type="string">
            <text:p>NULL</text:p>
          </table:table-cell>
          <table:table-cell table:number-columns-repeated="1016"/>
        </table:table-row>
        <table:table-row table:style-name="ro6">
          <table:table-cell office:value-type="float" office:value="3151">
            <text:p>3151</text:p>
          </table:table-cell>
          <table:table-cell office:value-type="string">
            <text:p>Cs Gas Records</text:p>
          </table:table-cell>
          <table:table-cell office:value-type="string">
            <text:p>1st reared its head in 1998 putting its house music and trance to the test of many, after a succession of releases and an all change policy from within its influences changed to a more experimental and electronic feel. Believing that it true destination belonged within an industry of many alike’ Cs Gas Records was transformed in 2005 and has now established itself as a forward thinking creative and aspiring young label. And as new and exciting as the label is it shows it in its music and through its artists that like Dark Chambers’ tCSDjs’ nOWHERE Man’ P-Midi. After looking for years at what Cs Gas thought was a washed out market of repetitive sounds suddenly we can see how exciting Electronic music is and all the fantastic supporting labels that strive to bring you forward thinking new and exciting grooves and tunes that we can remember rather than forget in a few month’s Working closely with its artists and having its own studio facilities theChamberStudio uk Cs Gas stands firm and strong in giving you continuous house music be it techno tech house’ deep house’ minimal. Cs Gas Records releases have been charted by Rebekah, and 5 others. View all charted tracks on Cs Gas Records</text:p>
          </table:table-cell>
          <table:table-cell office:value-type="string">
            <text:p>35 Regents place Jewellery Quarter Birmingham</text:p>
          </table:table-cell>
          <table:table-cell office:value-type="string">
            <text:p>NULL</text:p>
          </table:table-cell>
          <table:table-cell office:value-type="string">
            <text:p>info@thechamberstudio.co.uk</text:p>
          </table:table-cell>
          <table:table-cell office:value-type="string">
            <text:p>http://www.thechamberstudio.co.uk</text:p>
          </table:table-cell>
          <table:table-cell office:value-type="string">
            <text:p>NULL</text:p>
          </table:table-cell>
          <table:table-cell table:number-columns-repeated="1016"/>
        </table:table-row>
        <table:table-row table:style-name="ro2">
          <table:table-cell office:value-type="float" office:value="3123">
            <text:p>3123</text:p>
          </table:table-cell>
          <table:table-cell office:value-type="string">
            <text:p>Musicaoltranza</text:p>
          </table:table-cell>
          <table:table-cell office:value-type="string">
            <text:p>Digital label releasing glitch, experimental, techno and odd electronics. View all charted tracks on Musicaoltranza</text:p>
          </table:table-cell>
          <table:table-cell office:value-type="string">
            <text:p>Bologna, Italy</text:p>
          </table:table-cell>
          <table:table-cell office:value-type="string">
            <text:p>NULL</text:p>
          </table:table-cell>
          <table:table-cell office:value-type="string">
            <text:p>musicaoltranza@gmail.com</text:p>
          </table:table-cell>
          <table:table-cell office:value-type="string">
            <text:p>http://www.modr.net</text:p>
          </table:table-cell>
          <table:table-cell office:value-type="string">
            <text:p>NULL</text:p>
          </table:table-cell>
          <table:table-cell table:number-columns-repeated="1016"/>
        </table:table-row>
        <table:table-row table:style-name="ro2">
          <table:table-cell office:value-type="float" office:value="3109">
            <text:p>3109</text:p>
          </table:table-cell>
          <table:table-cell office:value-type="string">
            <text:p>input - output inc.</text:p>
          </table:table-cell>
          <table:table-cell office:value-type="string">
            <text:p>Experimental techno label managed by Cynthia Stern. View all charted tracks on input - output inc.</text:p>
          </table:table-cell>
          <table:table-cell office:value-type="string">
            <text:p>Lövholmsgränd 12, 11743 Stockholm</text:p>
          </table:table-cell>
          <table:table-cell office:value-type="string">
            <text:p>NULL</text:p>
          </table:table-cell>
          <table:table-cell office:value-type="string">
            <text:p>i@i-o-in.com</text:p>
          </table:table-cell>
          <table:table-cell office:value-type="string">
            <text:p>http://i-o-inc.com</text:p>
          </table:table-cell>
          <table:table-cell office:value-type="string">
            <text:p>NULL</text:p>
          </table:table-cell>
          <table:table-cell table:number-columns-repeated="1016"/>
        </table:table-row>
        <table:table-row table:style-name="ro9">
          <table:table-cell office:value-type="float" office:value="3026">
            <text:p>3026</text:p>
          </table:table-cell>
          <table:table-cell office:value-type="string">
            <text:p>Mutate to Survive</text:p>
          </table:table-cell>
          <table:table-cell office:value-type="string">
            <text:p>Mutate to Survive label is a collaboration between Henry Cullen and Pattrix to spread their wings musically and mutate themselves with a more minimal/stripped down and experimental sound but still techno Together they choose and write most of the tunes and steer the label in it's weird and wonderful direction. Varying between awareness and thoughtlessness. The label has already achieved an amount of success with support coming from DJs such as Nils Hess,DJ Misjah,Chris Finke and Ben Sims at split radio,Anderson noise,,Scan X,Laurent Garnier,Luke Slater,Len Faki,Oliver Huntemann. The tracks are all slightly left of centre but clearly directed towards the Techno floor, but always with a rich diversity in mind. The emphasis is on the funk and originality, throwing a spanner into the works of normality. The aim is on realising the state of thoughtless awareness, where the everyday activity of the mind ceases and yet remaining fully alert. View all charted tracks on Mutate to Survive</text:p>
          </table:table-cell>
          <table:table-cell office:value-type="string">
            <text:p>London, United Kingdom</text:p>
          </table:table-cell>
          <table:table-cell office:value-type="string">
            <text:p>NULL</text:p>
          </table:table-cell>
          <table:table-cell office:value-type="string">
            <text:p>mutate-survive@hotmail.co.uk</text:p>
          </table:table-cell>
          <table:table-cell office:value-type="string">
            <text:p>http://www.mutate2survive.co.uk/mutate.html</text:p>
          </table:table-cell>
          <table:table-cell office:value-type="string">
            <text:p>NULL</text:p>
          </table:table-cell>
          <table:table-cell table:number-columns-repeated="1016"/>
        </table:table-row>
        <table:table-row table:style-name="ro3">
          <table:table-cell office:value-type="float" office:value="2914">
            <text:p>2914</text:p>
          </table:table-cell>
          <table:table-cell office:value-type="string">
            <text:p>Frappant</text:p>
          </table:table-cell>
          <table:table-cell office:value-type="string">
            <text:p>Frappant founded 2009 in Germany. The musical focus is a futuristic, experimental mixture of Techno and Minimal for new experiences on the dancefloor. Frappant releases have been charted by Julian Perez and 47 others. View all charted tracks on Frappant</text:p>
          </table:table-cell>
          <table:table-cell office:value-type="string">
            <text:p>Dortmund / Essen, Germany</text:p>
          </table:table-cell>
          <table:table-cell office:value-type="string">
            <text:p>NULL</text:p>
          </table:table-cell>
          <table:table-cell office:value-type="string">
            <text:p>hello@frappantmusic.com</text:p>
          </table:table-cell>
          <table:table-cell office:value-type="string">
            <text:p>http://www.frappantmusic.com</text:p>
          </table:table-cell>
          <table:table-cell office:value-type="string">
            <text:p>NULL</text:p>
          </table:table-cell>
          <table:table-cell table:number-columns-repeated="1016"/>
        </table:table-row>
        <table:table-row table:style-name="ro4">
          <table:table-cell office:value-type="float" office:value="2891">
            <text:p>2891</text:p>
          </table:table-cell>
          <table:table-cell office:value-type="string">
            <text:p>Antena Discos</text:p>
          </table:table-cell>
          <table:table-cell office:value-type="string">
            <text:p>The grip of techno music reached Mexico a long time ago. For over a decade now, there have been several individuals producing in their own styles, bringing their unique references to the genre. Antena Records is a new home for these individuals, an outlet for the work of a talented generation of artists who have come together behind a guiding concept: 3rd World Techno_Logic, a unique stance on techno from a common perspective. There is something surreal about a country where a dirt-floor shack can have a satellite dish on the roof; or city electricity lines are tapped to set up a taco stand in the middle of a street, TV set and all. Creativity always rules over limitations in Mexico, and this is something that is palpable in the music of Antena Records. Its artists have their roots in the underground Mexican electronica scene. Living in a surreal context where everything is adapted to suit the local idiosyncrasies, their take on techno is unique. Although each project has a distinct identity, the overall sound is inorganic, experimental and suited for the dance floor. The creative bond between them is a search for a sound that is globally accessible but inspired by their own surroundings. View all charted tracks on Antena Discos</text:p>
          </table:table-cell>
          <table:table-cell office:value-type="string">
            <text:p>Center, Mexico</text:p>
          </table:table-cell>
          <table:table-cell office:value-type="string">
            <text:p>NULL</text:p>
          </table:table-cell>
          <table:table-cell office:value-type="string">
            <text:p>contact@antenadiscos</text:p>
          </table:table-cell>
          <table:table-cell office:value-type="string">
            <text:p>http://www.antenadiscos.com</text:p>
          </table:table-cell>
          <table:table-cell office:value-type="string">
            <text:p>NULL</text:p>
          </table:table-cell>
          <table:table-cell table:number-columns-repeated="1016"/>
        </table:table-row>
        <table:table-row table:style-name="ro19">
          <table:table-cell office:value-type="float" office:value="2752">
            <text:p>2752</text:p>
          </table:table-cell>
          <table:table-cell office:value-type="string">
            <text:p>Delikat Recordings</text:p>
          </table:table-cell>
          <table:table-cell office:value-type="string">
            <text:p>Label founded by Christian Weiland &amp; Sascha Wallus (Time Tools Studio Hannover) Hello and welcome to Delikat Recordings we are fresh and absolutely new! The sound of the label is located between detroit and deep techno, but also present in the modern deep house and nujazz area. Interesting sounds and massive pushing elements will play important parts in all future releases. DISCOGRAPHY OF DELIKAT RECORDINGS RELEASE-DATE: 11th OF Dezember 2009 get it on beatport, itunes, junodownload and all known stores DELIKAT006 Mark O‘Sullivan Paper And Stone EP Tracks: 01....Jeriko 02....Paper And Stone 03....Paper And Stone (Tigershape Remix) ------------------------------------------- DELIKAT005 Sascha Wallus Compressed EP Tracks: 01....Bring it 02....Bahiba 03....Compressed Sascha Wallus – Compressed EP The next DELIKAT Release will be delivered by Sascha Wallus. In his first solo-project he starts with three different kinds of modern tech-house music and absolutely every single track works on the dancefloor on its own way: „Bring it“ is a fresh clubhouse track with minimal style. More powerful and with a touch of tribal tech comes along „Bahiba“, which rolls on and on right up into the heads. Minimalistic and a bit experimental shows up „Compressed“ – a fat bassline and some well-designed crazy sounds create a tangible KILLER for late-hour-sessions in the club. ------------------------------------------- DELIKAT004 Mr. Bizz Cognitive Dissonance EP Tracks: 01....Cislunar Trayls 02....Cognitive Dissonance 03....Darma 04....Idea ------------------------------------------ DELIKAT003 Weiland &amp; Wallus Summerwave 2009 EP Tracks: 01....Sum.wav (Original Mix) 02....Sum.wav (Strichkot Remix) ------------------------------------------- DELIKAT002 XDB Mihon EP Tracks: 01....Letak 02....Mihon 03....Unago (Live) 04....Unago ------------------------------------------ DELIKAT View all charted tracks on Delikat Recordings</text:p>
          </table:table-cell>
          <table:table-cell office:value-type="string">
            <text:p>Sandstrasse 12</text:p>
          </table:table-cell>
          <table:table-cell office:value-type="string">
            <text:p>NULL</text:p>
          </table:table-cell>
          <table:table-cell office:value-type="string">
            <text:p>promo@delikat-recordings.com</text:p>
          </table:table-cell>
          <table:table-cell office:value-type="string">
            <text:p>http://www.delikat-recordings.com</text:p>
          </table:table-cell>
          <table:table-cell office:value-type="string">
            <text:p>NULL</text:p>
          </table:table-cell>
          <table:table-cell table:number-columns-repeated="1016"/>
        </table:table-row>
        <table:table-row table:style-name="ro4">
          <table:table-cell office:value-type="float" office:value="2739">
            <text:p>2739</text:p>
          </table:table-cell>
          <table:table-cell office:value-type="string">
            <text:p>Love International</text:p>
          </table:table-cell>
          <table:table-cell office:value-type="string">
            <text:p>Love International is a collective of like minded artists, musicians and creative beings who have met through the international club/dj/music scene. Our basic message is simple. We aim to spread the message of love through music. We believe in its power to unite people, breaking down barriers and making the world a better place through our understanding and gifts to the world. Resulting in the ability to give to humanity and the world our individual gifts, and more. Love International is a pop label with a twisted music policy that encompasses house, disco, techno, experimental and anything in between, and beyond :) with the added emphasis on quality, fun, and an open mindset. Providing a platform for high quality local and regional based electronic/pop/dance music producers/djs to showcase their work to an international audience, alongside established and well-known producers/djs from around the world. As an environmentally conscientious bunch, Love International will also do its part for the environment by giving a percentage of all profits to a suitable environmental agency. We hope to help increase the awareness of the public about the importance of an environmentally sustainable lifestyle. View all charted tracks on Love International</text:p>
          </table:table-cell>
          <table:table-cell office:value-type="string">
            <text:p>Kuala Lumpur via Berlin</text:p>
          </table:table-cell>
          <table:table-cell office:value-type="string">
            <text:p>NULL</text:p>
          </table:table-cell>
          <table:table-cell office:value-type="string">
            <text:p>ray@loveint.net</text:p>
          </table:table-cell>
          <table:table-cell office:value-type="string">
            <text:p>http://www.loveint.net</text:p>
          </table:table-cell>
          <table:table-cell office:value-type="string">
            <text:p>NULL</text:p>
          </table:table-cell>
          <table:table-cell table:number-columns-repeated="1016"/>
        </table:table-row>
        <table:table-row table:style-name="ro8">
          <table:table-cell office:value-type="float" office:value="2735">
            <text:p>2735</text:p>
          </table:table-cell>
          <table:table-cell office:value-type="string">
            <text:p>beaTMind label</text:p>
          </table:table-cell>
          <table:table-cell office:value-type="string">
            <text:p>beaTMind surge en el año 2007, con un proyecto que intenta acoger nuevas propuestas de música electrónica, fundiendo desde electro experimental hasta el techno más minimalista. La filosofia de beaTMind es plasmar nuevas ideas en cada trabajo utilizando a las mentes más inquietas del panorama actual arriesgando y abriendose a cualquier propuesta artistica o creativa del mundo audiovisual. View all charted tracks on beaTMind label</text:p>
          </table:table-cell>
          <table:table-cell office:value-type="string">
            <text:p>Madrid</text:p>
          </table:table-cell>
          <table:table-cell office:value-type="string">
            <text:p>http://www.soundcloud.com/beatmind</text:p>
          </table:table-cell>
          <table:table-cell office:value-type="string">
            <text:p>beatmindlabel@gmail.com</text:p>
          </table:table-cell>
          <table:table-cell office:value-type="string">
            <text:p>http://https://www.residentadvisor.net/user-label-details.aspx?id=2735</text:p>
          </table:table-cell>
          <table:table-cell office:value-type="string">
            <text:p>http://www.facebook.com/beaTMindlabel?ref=hl</text:p>
          </table:table-cell>
          <table:table-cell table:number-columns-repeated="1016"/>
        </table:table-row>
        <table:table-row table:style-name="ro10">
          <table:table-cell office:value-type="float" office:value="2636">
            <text:p>2636</text:p>
          </table:table-cell>
          <table:table-cell office:value-type="string">
            <text:p>Dektek Records</text:p>
          </table:table-cell>
          <table:table-cell office:value-type="string">
            <text:p>With its birth in 2006, Dektek Records® was founded by local music enthusiast, Alex Ward. Stretching over a wide range of styles majoring in Techno, Minimal, House,Deep House and Electronica, Dektek Records® was created to provide and introduce the Electronic dance scene with fresh new experimental sounds, but with its major focus on local producers. With several artists now on board, Dektek Records® is now selling releases to over 150 stores worldwide. These include beatport, HMV digital, juno, trackitdown, and many more. View all charted tracks on Dektek Records</text:p>
          </table:table-cell>
          <table:table-cell office:value-type="string">
            <text:p>2 Sheldon Court Worongary 4213</text:p>
          </table:table-cell>
          <table:table-cell office:value-type="string">
            <text:p>NULL</text:p>
          </table:table-cell>
          <table:table-cell office:value-type="string">
            <text:p>info@dektekrecords.com.au</text:p>
          </table:table-cell>
          <table:table-cell office:value-type="string">
            <text:p>http://www.dektekrecords.com.au</text:p>
          </table:table-cell>
          <table:table-cell office:value-type="string">
            <text:p>NULL</text:p>
          </table:table-cell>
          <table:table-cell table:number-columns-repeated="1016"/>
        </table:table-row>
        <table:table-row table:style-name="ro15">
          <table:table-cell office:value-type="float" office:value="2596">
            <text:p>2596</text:p>
          </table:table-cell>
          <table:table-cell office:value-type="string">
            <text:p>Skript</text:p>
          </table:table-cell>
          <table:table-cell office:value-type="string">
            <text:p>Skript Music was founded in 2008 by Frankfurt based Dj and Producer Robin Jacobs. The music spectrum features aspects of house, techno, progressive as well as of minimalistic and experimental electronics. It was always the goal to be an open minded label and to give some talented musicians a home for their music. Since 2009 two Sublabels followed: "Trust Us" for more freaky Stuff and "Mirrors" for more drivin' techy stuff for the clubs. Releases: Skript 004-John Lagora-Klink Pat EP Skript 003-Various Artists-Synth Sprombler EP Skript 002-Byron Bogues-Bass 2 Bass Skript 001-Nico Grubert-Sleepless in Berlin Skript Digital 007-Oscar Burnside-Soul Skript Digital 006-P.oint-Afterhours Skript Digital 005-P.oint-Troublemaker Skript Digital 004-Various Artists-Tupperware EP Skript Digital 003-Zid-Romantik EP Skript Digital 002-Guba-Chaotic EP Skript Digital 001-Jacobs &amp; Lee-Stolen Uncut Diamonds-The Remixes Skript Compilation 002-Various Artists-3 Years Skript Part 2 Skript Compilation 001-Various Artists-3 Years Skript Part 1 View all charted tracks on Skript</text:p>
          </table:table-cell>
          <table:table-cell office:value-type="string">
            <text:p>Rod am Berger Str. 7a-61267 Neu-Anspach</text:p>
          </table:table-cell>
          <table:table-cell office:value-type="string">
            <text:p>NULL</text:p>
          </table:table-cell>
          <table:table-cell office:value-type="string">
            <text:p>contact@skript-music.com</text:p>
          </table:table-cell>
          <table:table-cell office:value-type="string">
            <text:p>http://www.skript-music.com</text:p>
          </table:table-cell>
          <table:table-cell office:value-type="string">
            <text:p>http://www.facebook.com/skriptmusiclabel</text:p>
          </table:table-cell>
          <table:table-cell table:number-columns-repeated="1016"/>
        </table:table-row>
        <table:table-row table:style-name="ro11">
          <table:table-cell office:value-type="float" office:value="2566">
            <text:p>2566</text:p>
          </table:table-cell>
          <table:table-cell office:value-type="string">
            <text:p>3 Liquid Hz Records</text:p>
          </table:table-cell>
          <table:table-cell office:value-type="string">
            <text:p>3 Liquid Hz Records is based in Transylvania, Romania and it was founded in May 2007 by 3 musicians driven exclusively by the passion for music. 3 Liquid Hz Records releases include a wide range of genres: from deep house, minimal, progressive and techno to chill-out, downtempo and even experimental. Initially the label's goal was to present and promote the main band "3 Liquid Hz", formerly known as "Contact", but the great feedback received from Dj's and listeners over the world quickly grown the artist rooster and the label's catalogue. The label founders are determined to release only quality music from talented musicians / producers and to promote them to a global audience. View all charted tracks on 3 Liquid Hz Records</text:p>
          </table:table-cell>
          <table:table-cell office:value-type="string">
            <text:p>Deva, Transilvania</text:p>
          </table:table-cell>
          <table:table-cell office:value-type="string">
            <text:p>NULL</text:p>
          </table:table-cell>
          <table:table-cell office:value-type="string">
            <text:p>contact@3lh-records.com</text:p>
          </table:table-cell>
          <table:table-cell office:value-type="string">
            <text:p>http://www.3lh-records.com</text:p>
          </table:table-cell>
          <table:table-cell office:value-type="string">
            <text:p>NULL</text:p>
          </table:table-cell>
          <table:table-cell table:number-columns-repeated="1016"/>
        </table:table-row>
        <table:table-row table:style-name="ro17">
          <table:table-cell office:value-type="float" office:value="2505">
            <text:p>2505</text:p>
          </table:table-cell>
          <table:table-cell office:value-type="string">
            <text:p>Undercut Forward</text:p>
          </table:table-cell>
          <table:table-cell office:value-type="string">
            <text:p>The idea of starting Undercut Forward came up after 2 yers of work on Undercut Records. The founders wanted to print their own productions and, in the meantime giving the chance to young and talented producers to give it a try. Undercut seen as a collector that allows artists to express themselves and their own unique style. In Undercut there is no strict rule on what kind of music will be published, only a suggestion: Undercut want to have a techno flavour or, if not, the artist must be very special. That’s all we ask for! That’s why ‘UNDERCUT’ is the collector of such different styles as minimal tunes, experimental stuff or techno to name a few. View all charted tracks on Undercut Forward</text:p>
          </table:table-cell>
          <table:table-cell office:value-type="string">
            <text:p>Adriatico</text:p>
          </table:table-cell>
          <table:table-cell office:value-type="string">
            <text:p>NULL</text:p>
          </table:table-cell>
          <table:table-cell office:value-type="string">
            <text:p>info@undercut-records.com</text:p>
          </table:table-cell>
          <table:table-cell office:value-type="string">
            <text:p>http://www.undercut-records.com</text:p>
          </table:table-cell>
          <table:table-cell office:value-type="string">
            <text:p>NULL</text:p>
          </table:table-cell>
          <table:table-cell table:number-columns-repeated="1016"/>
        </table:table-row>
        <table:table-row table:style-name="ro14">
          <table:table-cell office:value-type="float" office:value="2500">
            <text:p>2500</text:p>
          </table:table-cell>
          <table:table-cell office:value-type="string">
            <text:p>bouq.</text:p>
          </table:table-cell>
          <table:table-cell office:value-type="string">
            <text:p>Founded by the friends and production partners Amir &amp; Butch as well as their old-time friend Sebastian Lutz, the Mainz-based powerhouse bouq., including the label bouq.records will push sounds from groovy deep House to uplifting Techno. What connects all releases canÂ´t be reduced to analytic information, pigenholes and formulas, but is the feeling, soul and freshness of rhythms which all releases exude. Tech-House at itÂ´s funky-finest, with driving and innovative highs, catchy or experimental mids and groovy, pushing lows! bouq. releases have been charted by Robert James, Mendo, Santé, Jay Lumen, Marco Resmann, Butch, Uner, Oxia, Uner, Lee Van Dowski, Noir, Butch, Bart Skils, Robert Dietz, Tube &amp; Berger, Re.You, Blond:ish, Rampa, &amp;ME and 1027 others. View all charted tracks on bouq.</text:p>
          </table:table-cell>
          <table:table-cell office:value-type="string">
            <text:p>Mainz</text:p>
          </table:table-cell>
          <table:table-cell office:value-type="string">
            <text:p>http://www.soundcloud.com/bouq</text:p>
          </table:table-cell>
          <table:table-cell office:value-type="string">
            <text:p>info@bouq.de</text:p>
          </table:table-cell>
          <table:table-cell office:value-type="string">
            <text:p>http://www.bouq.de</text:p>
          </table:table-cell>
          <table:table-cell office:value-type="string">
            <text:p>http://www.facebook.com/bouqfamily</text:p>
          </table:table-cell>
          <table:table-cell table:number-columns-repeated="1016"/>
        </table:table-row>
        <table:table-row table:style-name="ro2">
          <table:table-cell office:value-type="float" office:value="2454">
            <text:p>2454</text:p>
          </table:table-cell>
          <table:table-cell office:value-type="string">
            <text:p>Konstructure</text:p>
          </table:table-cell>
          <table:table-cell office:value-type="string">
            <text:p>Experimental Techno Konstructure releases have been charted by Etapp Kyle, Derek Plaslaiko, Eric Cloutier and 41 others. View all charted tracks on Konstructure</text:p>
          </table:table-cell>
          <table:table-cell office:value-type="string">
            <text:p>Tokyo, Japan</text:p>
          </table:table-cell>
          <table:table-cell office:value-type="string">
            <text:p>NULL</text:p>
          </table:table-cell>
          <table:table-cell office:value-type="string">
            <text:p>info@konstructure.com</text:p>
          </table:table-cell>
          <table:table-cell office:value-type="string">
            <text:p>http://www.konstructure.com</text:p>
          </table:table-cell>
          <table:table-cell office:value-type="string">
            <text:p>NULL</text:p>
          </table:table-cell>
          <table:table-cell table:number-columns-repeated="1016"/>
        </table:table-row>
        <table:table-row table:style-name="ro3">
          <table:table-cell office:value-type="float" office:value="2415">
            <text:p>2415</text:p>
          </table:table-cell>
          <table:table-cell office:value-type="string">
            <text:p>Out To Lunch</text:p>
          </table:table-cell>
          <table:table-cell office:value-type="string">
            <text:p>Run by Jens Kuhn (AKA Lowtec), this R.A.N.D. Muzik-affiliated label focuses on experimental, danceable and minimalist house and techno. Out To Lunch releases have been charted by Dario Zenker and 26 others. View all charted tracks on Out To Lunch</text:p>
          </table:table-cell>
          <table:table-cell office:value-type="string">
            <text:p>GÃƒÂ¶schenstr. 2-4 D-04317 Leipzig</text:p>
          </table:table-cell>
          <table:table-cell table:number-columns-repeated="4" office:value-type="string">
            <text:p>NULL</text:p>
          </table:table-cell>
          <table:table-cell table:number-columns-repeated="1016"/>
        </table:table-row>
        <table:table-row table:style-name="ro12">
          <table:table-cell office:value-type="float" office:value="2259">
            <text:p>2259</text:p>
          </table:table-cell>
          <table:table-cell office:value-type="string">
            <text:p>Hertzklopfen</text:p>
          </table:table-cell>
          <table:table-cell office:value-type="string">
            <text:p>the label hertzklopfen was founded in 2007 by roderick (roddy) haas and chris haberer (ulan bator). the pre-stadium of that record company used to be an event- and booking agency that had then been active since 1997 in the field of electronic music. the label 'hertzklopfen' stands out for a refined music style beyond the scope of mainstream, which can be experimental, minimal or technoid, but always with two feet on the dancefloor. the literal translation of the term 'hertzklopfen', which is an almagation of the frequency and heartbeat, indicates the direction in which the label is moving: that is always forward! national- and international artists alike will get a "hertzklopfen" (he(a)rt(z)beat) by having a release on that platform, but also young starters who come up with quality demos. Hertzklopfen releases have been charted by Okain, Amine Edge, Dapayk and 43 others. View all charted tracks on Hertzklopfen</text:p>
          </table:table-cell>
          <table:table-cell office:value-type="string">
            <text:p>Mannheim, Germany</text:p>
          </table:table-cell>
          <table:table-cell office:value-type="string">
            <text:p>NULL</text:p>
          </table:table-cell>
          <table:table-cell office:value-type="string">
            <text:p>a_and_r@hertzmusic.com</text:p>
          </table:table-cell>
          <table:table-cell office:value-type="string">
            <text:p>http://www.hertzmusic.com/records</text:p>
          </table:table-cell>
          <table:table-cell office:value-type="string">
            <text:p>http://www.facebook.com/hertzmusic</text:p>
          </table:table-cell>
          <table:table-cell table:number-columns-repeated="1016"/>
        </table:table-row>
        <table:table-row table:style-name="ro19">
          <table:table-cell office:value-type="float" office:value="2251">
            <text:p>2251</text:p>
          </table:table-cell>
          <table:table-cell office:value-type="string">
            <text:p>Techsound Records</text:p>
          </table:table-cell>
          <table:table-cell office:value-type="string">
            <text:p>Specifical situations in every country influences art all around. We been influenced,among other things, for an internal social-political and economical conflict that is been not bad or good but just an influence in our case.To transform this into music and materialize it as an expression have been our road to construct national music identity. Colombia been always seen as a War, Violence and Narcotrafic nation in the rest of the world. As for the electronic music scene we are only seen as a partyholic country but not as an electronic music production country: - we know there is more than that- ....and that´s talking not just about the music and djs but also our people and amazing culture as well. For us, Techno is a musical platform. In this way, we see techno as the paint for the painter. In this way techno is wide open and continously evolving. Techsound is about techno by all means. So since there is different styles of music going on within Techsound’s friends worldwide, we decided to start 3 series for the label wich are Extra, White and Black series: White Series is focus on experimental, down tempo and minimal music. Black Series is focus on hard vibe beats . Extra Series is more open, pure straight techno, electro and alternative sounds, right in between. The label started 2006 and its been going slow but strong. I don’t really have all the time I would like to produce so I just do music when I feel like it. I don’t intend to be the best producer in the world, but if people like my tracks it’s very cool!!… specially when you get supported by artist like the ones today on the label like: *White Series: R.A.D., Blanali, Adam Collins, Ladies on Mars, Rafael Gomez, Spieltape, Ken Hayakawa, Faktor M., Bellota, Nicholas Pianola, Maxime Chanteux, Woody Mcbride, Magdalena and Event 99, Derek Marin and more coming up. *Extra Series: Sonico, Tim Xavier, Blanali, Statik, Coline, D.C. Input (Sonico + Andrés Plata), Pattrix, Henry Cullen aka D.A.V View all charted tracks on Techsound Records</text:p>
          </table:table-cell>
          <table:table-cell office:value-type="string">
            <text:p>Colombia</text:p>
          </table:table-cell>
          <table:table-cell office:value-type="string">
            <text:p>http://www.soundcloud.com/techsoundrecords</text:p>
          </table:table-cell>
          <table:table-cell office:value-type="string">
            <text:p>techsoundrecords@hotmail.com</text:p>
          </table:table-cell>
          <table:table-cell office:value-type="string">
            <text:p>http://www.beatport.com/label/techsound/22001</text:p>
          </table:table-cell>
          <table:table-cell office:value-type="string">
            <text:p>http://www.facebook.com/techsoundeventos</text:p>
          </table:table-cell>
          <table:table-cell table:number-columns-repeated="1016"/>
        </table:table-row>
        <table:table-row table:style-name="ro8">
          <table:table-cell office:value-type="float" office:value="2205">
            <text:p>2205</text:p>
          </table:table-cell>
          <table:table-cell office:value-type="string">
            <text:p>Soulmate Records</text:p>
          </table:table-cell>
          <table:table-cell office:value-type="string">
            <text:p>SOULMATE RECORDS is label that is totally dedicated to the progression and evolution of the sublime arrangement and intellectual fusion of the future electronic sounds of both minimal and techno.In turn this has been collectively aiding the birth of a new sub culture. Spearheaded by an infectious groove from some of the worlds most yet to be realised underground talent, pioneering their sounds in the field of experimental beat manipulation. View all charted tracks on Soulmate Records</text:p>
          </table:table-cell>
          <table:table-cell office:value-type="string">
            <text:p>London, United Kingdom</text:p>
          </table:table-cell>
          <table:table-cell office:value-type="string">
            <text:p>NULL</text:p>
          </table:table-cell>
          <table:table-cell office:value-type="string">
            <text:p>soulmaterecord@yahoo.com</text:p>
          </table:table-cell>
          <table:table-cell office:value-type="string">
            <text:p>http://www.soulmaterecord.com</text:p>
          </table:table-cell>
          <table:table-cell office:value-type="string">
            <text:p>NULL</text:p>
          </table:table-cell>
          <table:table-cell table:number-columns-repeated="1016"/>
        </table:table-row>
        <table:table-row table:style-name="ro7">
          <table:table-cell office:value-type="float" office:value="2187">
            <text:p>2187</text:p>
          </table:table-cell>
          <table:table-cell office:value-type="string">
            <text:p>Embarcadero Records</text:p>
          </table:table-cell>
          <table:table-cell office:value-type="string">
            <text:p>Embarcadero Records was founded by Donald Wilborn in 2006, primarily to distribute his own productions as well as undiscovered artists. Spanning genres such as cinematic ambient, spacey house, progressive breaks, experimental techno, melodic trance, and ethereal drum and bass. View all charted tracks on Embarcadero Records</text:p>
          </table:table-cell>
          <table:table-cell office:value-type="string">
            <text:p>Dallas</text:p>
          </table:table-cell>
          <table:table-cell office:value-type="string">
            <text:p>NULL</text:p>
          </table:table-cell>
          <table:table-cell office:value-type="string">
            <text:p>label@embarcaderorecords.com</text:p>
          </table:table-cell>
          <table:table-cell office:value-type="string">
            <text:p>http://www.embarcaderorecords.com</text:p>
          </table:table-cell>
          <table:table-cell office:value-type="string">
            <text:p>http://www.facebook.com/donaldwilborn</text:p>
          </table:table-cell>
          <table:table-cell table:number-columns-repeated="1016"/>
        </table:table-row>
        <table:table-row table:style-name="ro5">
          <table:table-cell office:value-type="float" office:value="2111">
            <text:p>2111</text:p>
          </table:table-cell>
          <table:table-cell office:value-type="string">
            <text:p>6th studio</text:p>
          </table:table-cell>
          <table:table-cell office:value-type="string">
            <text:p>Independent record label for electronic music, 6th Studio records, was born as an idea of Francesco Lenza (Dj &amp; producer) and Francesca Cavassa (Events organization and management) in order to produce music ranging from several kinds of techno (Deep,House,Minimal) to a more experimental introspective types of electronic music. View all charted tracks on 6th studio</text:p>
          </table:table-cell>
          <table:table-cell office:value-type="string">
            <text:p>Milano</text:p>
          </table:table-cell>
          <table:table-cell office:value-type="string">
            <text:p>NULL</text:p>
          </table:table-cell>
          <table:table-cell office:value-type="string">
            <text:p>info@6thstudio.com</text:p>
          </table:table-cell>
          <table:table-cell office:value-type="string">
            <text:p>http://www.6thstudio.com</text:p>
          </table:table-cell>
          <table:table-cell office:value-type="string">
            <text:p>NULL</text:p>
          </table:table-cell>
          <table:table-cell table:number-columns-repeated="1016"/>
        </table:table-row>
        <table:table-row table:style-name="ro14">
          <table:table-cell office:value-type="float" office:value="2080">
            <text:p>2080</text:p>
          </table:table-cell>
          <table:table-cell office:value-type="string">
            <text:p>Diplomatik</text:p>
          </table:table-cell>
          <table:table-cell office:value-type="string">
            <text:p>originally created as a platform for innovation in recording art and as a resource for djs, live acts, bloggers, podcasters, non-commercial radio and internet radio, diplomatik is an internationally based digital electronic music label/netlabel founded in late 2007. some of diplomatik's releases are openly and indefinitely distributed on diplomatik.net in high quality (320 kbps) .mp3 format, while others are exclusively available through digital download services like beatport, juno and more. diplomatik's ultimate goal is to foster international collaboration while exploring experimental methods of music production and distribution. diplomatik's music is predominately electronic and is sometimes filed under minimal, techno, electro, and/or idm. Diplomatik releases have been charted by Oliver Ho and 9 others. View all charted tracks on Diplomatik</text:p>
          </table:table-cell>
          <table:table-cell office:value-type="string">
            <text:p>Montreal, Canada</text:p>
          </table:table-cell>
          <table:table-cell office:value-type="string">
            <text:p>NULL</text:p>
          </table:table-cell>
          <table:table-cell office:value-type="string">
            <text:p>di91omatik@gmail.com</text:p>
          </table:table-cell>
          <table:table-cell office:value-type="string">
            <text:p>http://www.diplomatik.net</text:p>
          </table:table-cell>
          <table:table-cell office:value-type="string">
            <text:p>NULL</text:p>
          </table:table-cell>
          <table:table-cell table:number-columns-repeated="1016"/>
        </table:table-row>
        <table:table-row table:style-name="ro17">
          <table:table-cell office:value-type="float" office:value="1869">
            <text:p>1869</text:p>
          </table:table-cell>
          <table:table-cell office:value-type="string">
            <text:p>Undercut Records</text:p>
          </table:table-cell>
          <table:table-cell office:value-type="string">
            <text:p>The idea of starting Undercut records came up from 3 italians dj/producers as wanted to print their own productions and, in the meantime giving the chance to young and talented producers to give it a try. Undercut seen as a collector that allows artists to express themselves and their own unique style. In Undercut there is no strict rule on what kind of music will be published, only a suggestion: Undercut want to have a techno flavour or, if not, the artist must be very special. That’s all we ask for! That’s why ‘UNDERCUT’ is the collector of such different styles as minimal tunes, experimental stuff or techno to name a few. View all charted tracks on Undercut Records</text:p>
          </table:table-cell>
          <table:table-cell office:value-type="string">
            <text:p>Adriatico</text:p>
          </table:table-cell>
          <table:table-cell office:value-type="string">
            <text:p>NULL</text:p>
          </table:table-cell>
          <table:table-cell office:value-type="string">
            <text:p>info@undercut-records.com</text:p>
          </table:table-cell>
          <table:table-cell office:value-type="string">
            <text:p>http://www.undercut-records.com</text:p>
          </table:table-cell>
          <table:table-cell office:value-type="string">
            <text:p>NULL</text:p>
          </table:table-cell>
          <table:table-cell table:number-columns-repeated="1016"/>
        </table:table-row>
        <table:table-row table:style-name="ro17">
          <table:table-cell office:value-type="float" office:value="1740">
            <text:p>1740</text:p>
          </table:table-cell>
          <table:table-cell office:value-type="string">
            <text:p>SNEJL</text:p>
          </table:table-cell>
          <table:table-cell office:value-type="string">
            <text:p>Set up by Adi Dumitra in late 2007, SNEJL is a brand new label focused on delievering cutting edge house music, wether its techno, minimal, tech or deep, crossing experimental sounds.... a tribute to the ancestors and to all the musicians.. Snejl came out as a neccessity to express a different side of the music genres, the more weirder, intelligent and experimental one, so we're focused on more like unique, original and self-esteemed sounds ... coming from deep roots through tech, techno, electronica, minimal and the ever-changing house. SNEJL releases have been charted by Mihai Popoviciu, Nick Warren, M.A.N.D.Y. and 90 others. View all charted tracks on SNEJL</text:p>
          </table:table-cell>
          <table:table-cell office:value-type="string">
            <text:p>Calea Gusteritei 21-23</text:p>
          </table:table-cell>
          <table:table-cell office:value-type="string">
            <text:p>NULL</text:p>
          </table:table-cell>
          <table:table-cell office:value-type="string">
            <text:p>info@snejl.com</text:p>
          </table:table-cell>
          <table:table-cell office:value-type="string">
            <text:p>http://www.snejl.com</text:p>
          </table:table-cell>
          <table:table-cell office:value-type="string">
            <text:p>NULL</text:p>
          </table:table-cell>
          <table:table-cell table:number-columns-repeated="1016"/>
        </table:table-row>
        <table:table-row table:style-name="ro17">
          <table:table-cell office:value-type="float" office:value="1660">
            <text:p>1660</text:p>
          </table:table-cell>
          <table:table-cell office:value-type="string">
            <text:p>Side FX</text:p>
          </table:table-cell>
          <table:table-cell office:value-type="string">
            <text:p>Side Effects Productions is launching Macau's first electronic music label. Established in one of the hottest Asian Destinations, Side FX will serve as a platform for releasing quality music, be it house, deep, jacking, electro, minimal, techno, you name it! This project, a potent mix of passion, will cover a larger musical spectrum but staying true to its roots and goals. Work as a field source for new beats and sounds by up-and-coming talents as well as more established artists. Side FX tracks can move from more corporeal and rocking dance floor oriented to more experimental, sensual and soulful. View all charted tracks on Side FX</text:p>
          </table:table-cell>
          <table:table-cell office:value-type="string">
            <text:p>Macau, China</text:p>
          </table:table-cell>
          <table:table-cell office:value-type="string">
            <text:p>http://www.soundcloud.com/https://soundcloud.com/sidefxrecords</text:p>
          </table:table-cell>
          <table:table-cell office:value-type="string">
            <text:p>sidefxrecords@gmail.com</text:p>
          </table:table-cell>
          <table:table-cell office:value-type="string">
            <text:p>http://www.sidefxrecords.com</text:p>
          </table:table-cell>
          <table:table-cell office:value-type="string">
            <text:p>http://www.facebook.com/https://www.facebook.com/sidefxrecords</text:p>
          </table:table-cell>
          <table:table-cell table:number-columns-repeated="1016"/>
        </table:table-row>
        <table:table-row table:style-name="ro16">
          <table:table-cell office:value-type="float" office:value="1609">
            <text:p>1609</text:p>
          </table:table-cell>
          <table:table-cell office:value-type="string">
            <text:p>Bauns</text:p>
          </table:table-cell>
          <table:table-cell office:value-type="string">
            <text:p>Born to express independent music without any compromise, Bauns is today a fluid channel always creating new music where young producers and great artists can enter into Electronic world in a quite dynamic and experimental way. The Label was founded in 2007 by two DJ/Producers Maurizio Vitiello and Gianni Pellecchia, but today is only Gianni working on this project since a lot of time trying to feed Bauns with all his musical background, beginning from his first experiences as a DJ started in the early 90's in England to the world of productions where is already inside it since many years. A special research of Funk mood and eclectic sounds like origin’s reflection evolved made the project Bauns as a fusion of musical influences always evolving, without defined parameters neither limited boundaries. The evolutionary process continues thanks to the collaboration of DJ / Producer Lerio Corrado who joined the project in 2012, but is not all, Bauns Music is under the management and distribution of Analytic Trail since the beginning of 2014. The famous Italian Techno label is approaching to other circuits provided by different Bauns channels, so both labels are working together to create a new vision of the groove, where nature deep house vibes and experimental electronic influences will be Bauns Music’s business card. Bauns releases have been charted by Uto Karem, Umek, Uto Karem and 73 others. View all charted tracks on Bauns</text:p>
          </table:table-cell>
          <table:table-cell office:value-type="string">
            <text:p>Napoli</text:p>
          </table:table-cell>
          <table:table-cell office:value-type="string">
            <text:p>http://www.soundcloud.com/baunsmusic</text:p>
          </table:table-cell>
          <table:table-cell office:value-type="string">
            <text:p>info@baunsmusic.net</text:p>
          </table:table-cell>
          <table:table-cell office:value-type="string">
            <text:p>http://www.baunsmusic.net</text:p>
          </table:table-cell>
          <table:table-cell office:value-type="string">
            <text:p>http://www.facebook.com/Baunsmusic</text:p>
          </table:table-cell>
          <table:table-cell table:number-columns-repeated="1016"/>
        </table:table-row>
        <table:table-row table:style-name="ro7">
          <table:table-cell office:value-type="float" office:value="1560">
            <text:p>1560</text:p>
          </table:table-cell>
          <table:table-cell office:value-type="string">
            <text:p>Profan</text:p>
          </table:table-cell>
          <table:table-cell office:value-type="string">
            <text:p>Experimental techno label founded by Wolfgang Voigt. Profan releases have been charted by Kenneth Christiansen, Barnt, Kenneth Christiansen, Magda, Kenneth Christiansen, DJ Hell, Barnt, Kris Wadsworth, Dave DK, Kornél Kovács, DJ Koze, Kenneth Christiansen, Kris Wadsworth and 67 others. View all charted tracks on Profan</text:p>
          </table:table-cell>
          <table:table-cell office:value-type="string">
            <text:p>Kasparstraße 24, Köln</text:p>
          </table:table-cell>
          <table:table-cell table:number-columns-repeated="4" office:value-type="string">
            <text:p>NULL</text:p>
          </table:table-cell>
          <table:table-cell table:number-columns-repeated="1016"/>
        </table:table-row>
        <table:table-row table:style-name="ro7">
          <table:table-cell office:value-type="float" office:value="1556">
            <text:p>1556</text:p>
          </table:table-cell>
          <table:table-cell office:value-type="string">
            <text:p>Gravid Digital</text:p>
          </table:table-cell>
          <table:table-cell office:value-type="string">
            <text:p>Gravid Digital is a minimal and experimental techno label founded by Scott Ferguson and Keith Kemp which releases virtual records, music videos and podcasts, as well as loops, samples, and Ableton Live songs. Label motto: The evolution of music and mind. View all charted tracks on Gravid Digital</text:p>
          </table:table-cell>
          <table:table-cell office:value-type="string">
            <text:p>1245 Vine, Suite #3, Los Angeles CA 90038</text:p>
          </table:table-cell>
          <table:table-cell office:value-type="string">
            <text:p>NULL</text:p>
          </table:table-cell>
          <table:table-cell office:value-type="string">
            <text:p>info@graviddigital.com</text:p>
          </table:table-cell>
          <table:table-cell office:value-type="string">
            <text:p>http://www.graviddigital.com</text:p>
          </table:table-cell>
          <table:table-cell office:value-type="string">
            <text:p>NULL</text:p>
          </table:table-cell>
          <table:table-cell table:number-columns-repeated="1016"/>
        </table:table-row>
        <table:table-row table:style-name="ro8">
          <table:table-cell office:value-type="float" office:value="1372">
            <text:p>1372</text:p>
          </table:table-cell>
          <table:table-cell office:value-type="string">
            <text:p>Something</text:p>
          </table:table-cell>
          <table:table-cell office:value-type="string">
            <text:p>Label releasing experimental techno and deep electronic music run by Stephan Laubner. Something releases have been charted by Kenneth Christiansen, Marquis Hawkes, Boris Werner, Ernesto Ferreyra, Andrea Oliva, Kornél Kovács, Avatism, Cosmin TRG, Eli Verveine, Ryan Crosson, Mark Henning, Dustin Zahn, Ryan Crosson, Sian, Andrew Grant, Rødhåd, Ben Klock, Marcel Dettmann, Redshape, Mark Henning, Brendon Moeller, Ryan Elliott, Dario Zenker, Alex Smoke and 302 others. View all charted tracks on Something</text:p>
          </table:table-cell>
          <table:table-cell table:number-columns-repeated="2" office:value-type="string">
            <text:p>NULL</text:p>
          </table:table-cell>
          <table:table-cell office:value-type="string">
            <text:p>someone@something-records.com</text:p>
          </table:table-cell>
          <table:table-cell office:value-type="string">
            <text:p>http://www.something-records.com</text:p>
          </table:table-cell>
          <table:table-cell office:value-type="string">
            <text:p>NULL</text:p>
          </table:table-cell>
          <table:table-cell table:number-columns-repeated="1016"/>
        </table:table-row>
        <table:table-row table:style-name="ro21">
          <table:table-cell office:value-type="float" office:value="1289">
            <text:p>1289</text:p>
          </table:table-cell>
          <table:table-cell office:value-type="string">
            <text:p>Multi Vitamins</text:p>
          </table:table-cell>
          <table:table-cell office:value-type="string">
            <text:p>Multi Vitamins was created by Edouard Darracq aka Doudou Malicious initiated as a series of events and rooted within London's eclectic electronic scene in 2004. Multi Vitamins' night was the perfect location to seek and find unmissable emerging artists and music. A stop-off for plenty of now internationally known djs/producers (Argy, dOP, EKkohaus, Gummihz, Italoboyz, Kabale Und Liebe, Margaret Dygas, Mark-Henning, Massi DL, Miss Fitz). It was surly one of the most important weekly attractions to meet up, exchange musical views and listen to a broad range of music. As Multi Vitamins events were gaining more recognition as "a night to be" around London, Multi net label was the first concept born in 2005. Multi has had a diverse musical approach and listeners can search and download easy listening, down tempo, electronica and experimental music. Multi Vitamins records was then formed in 2006. It was the next logical step as Doudou Malicious's series of showcases were rising in demand. The label provides a platform for dexterous artists. It's first projects explored the field of minimalism in electronic music and flirted with various innovative sounds. Multi Vitamins records is now focused mainly on multiple forms of minimal house and techno. The label is divided into 2 different projects: mV = vinyl &amp; digital releases MVD = digital releases Multi Vitamins releases have been charted by Mark Henning, El_Txef_A, Kate Simko, Dominik Eulberg, Rodriguez Jr., Mark Henning, Andrew Grant, Cesare vs Disorder, Mark Henning, Zadig, Cesare vs Disorder, Marco Passarani, Cesare vs Disorder, Lee Van Dowski, Ilario Alicante, Mark Henning, Lucy, Paco Osuna and 148 others. View all charted tracks on Multi Vitamins</text:p>
          </table:table-cell>
          <table:table-cell office:value-type="string">
            <text:p>London, United Kingdom</text:p>
          </table:table-cell>
          <table:table-cell table:number-columns-repeated="2" office:value-type="string">
            <text:p>NULL</text:p>
          </table:table-cell>
          <table:table-cell office:value-type="string">
            <text:p>http://www.multivitamins-records.com</text:p>
          </table:table-cell>
          <table:table-cell office:value-type="string">
            <text:p>NULL</text:p>
          </table:table-cell>
          <table:table-cell table:number-columns-repeated="1016"/>
        </table:table-row>
        <table:table-row table:style-name="ro8">
          <table:table-cell office:value-type="float" office:value="1202">
            <text:p>1202</text:p>
          </table:table-cell>
          <table:table-cell office:value-type="string">
            <text:p>Phil e</text:p>
          </table:table-cell>
          <table:table-cell office:value-type="string">
            <text:p>Phil e is a division of Philpot-Records. Its releases range from ambient and drone music to experimental forms of techno. Phil e releases have been charted by Dario Zenker, Seuil, Samuli Kemppi, Kenneth Christiansen, Ilario Alicante, Simian Mobile Disco, Booka Shade, Brendon Moeller, nd_baumecker, Dave DK, André Lodemann, Ripperton, And.Id, Karotte, Adam Port, DJ Koze, Ellen Allien, Ryan Elliott, Modeselektor, Ripperton, Lawrence and 142 others. View all charted tracks on Phil e</text:p>
          </table:table-cell>
          <table:table-cell office:value-type="string">
            <text:p>Stuttgart, Germany</text:p>
          </table:table-cell>
          <table:table-cell table:number-columns-repeated="2" office:value-type="string">
            <text:p>NULL</text:p>
          </table:table-cell>
          <table:table-cell office:value-type="string">
            <text:p>http://www.philpot-records.net</text:p>
          </table:table-cell>
          <table:table-cell office:value-type="string">
            <text:p>NULL</text:p>
          </table:table-cell>
          <table:table-cell table:number-columns-repeated="1016"/>
        </table:table-row>
        <table:table-row table:style-name="ro8">
          <table:table-cell office:value-type="float" office:value="1166">
            <text:p>1166</text:p>
          </table:table-cell>
          <table:table-cell office:value-type="string">
            <text:p>Mad Eye</text:p>
          </table:table-cell>
          <table:table-cell office:value-type="string">
            <text:p>Experimental techno label run by Adam Beyer. Mad Eye releases have been charted by Cari Lekebusch, Joel Mull, Joseph Capriati, Sian, Camea, Marco Bailey, Joseph Capriati, Avatism, Dustin Zahn, Camea, Rebekah, Pan-Pot, Anja Schneider, Joel Mull, Karotte, Dustin Zahn, Gregor Tresher, Sian, Hernan Cattaneo, The Advent, Dustin Zahn, Valentino Kanzyani, Cari Lekebusch, Simon Baker and 232 others. View all charted tracks on Mad Eye</text:p>
          </table:table-cell>
          <table:table-cell office:value-type="string">
            <text:p>Sweden</text:p>
          </table:table-cell>
          <table:table-cell table:number-columns-repeated="4" office:value-type="string">
            <text:p>NULL</text:p>
          </table:table-cell>
          <table:table-cell table:number-columns-repeated="1016"/>
        </table:table-row>
        <table:table-row table:style-name="ro7">
          <table:table-cell office:value-type="float" office:value="886">
            <text:p>886</text:p>
          </table:table-cell>
          <table:table-cell office:value-type="string">
            <text:p>~scape</text:p>
          </table:table-cell>
          <table:table-cell office:value-type="string">
            <text:p>~scape is renowned master engineer and Pole member Stefan Betke's own imprint. Experimental techno and crackling dub. ~scape releases have been charted by Ilario Alicante, Prosumer, Pär Grindvik, Mark Henning, Svreca, Martyn and 44 others. View all charted tracks on ~scape</text:p>
          </table:table-cell>
          <table:table-cell office:value-type="string">
            <text:p>Dunckerstr. 7, 10437 Berlin, Germany</text:p>
          </table:table-cell>
          <table:table-cell office:value-type="string">
            <text:p>NULL</text:p>
          </table:table-cell>
          <table:table-cell office:value-type="string">
            <text:p>info@scape-music.de</text:p>
          </table:table-cell>
          <table:table-cell office:value-type="string">
            <text:p>http://www.scape-music.de</text:p>
          </table:table-cell>
          <table:table-cell office:value-type="string">
            <text:p>NULL</text:p>
          </table:table-cell>
          <table:table-cell table:number-columns-repeated="1016"/>
        </table:table-row>
        <table:table-row table:style-name="ro8">
          <table:table-cell office:value-type="float" office:value="741">
            <text:p>741</text:p>
          </table:table-cell>
          <table:table-cell office:value-type="string">
            <text:p>Recognition Recordings</text:p>
          </table:table-cell>
          <table:table-cell office:value-type="string">
            <text:p>Warsaw-based techno label run by Jacek Sienkiewicz "Walking the line between full-on modern, detroit-inspired techno and digital experimentalism." Recognition Recordings releases have been charted by Valentino Kanzyani, Jimpster, Speedy J, Shonky, Milton Bradley, Nima Gorji, Tommy Four Seven, Kate Simko, Ryan Crosson, Cio D'Or, Reboot, Kiki, Oskar Offermann, Lawrence, and 101 others. View all charted tracks on Recognition Recordings</text:p>
          </table:table-cell>
          <table:table-cell office:value-type="string">
            <text:p>PO Box 46, Warsaw</text:p>
          </table:table-cell>
          <table:table-cell office:value-type="string">
            <text:p>http://www.soundcloud.com/recognition</text:p>
          </table:table-cell>
          <table:table-cell office:value-type="string">
            <text:p>info@recognition.pl</text:p>
          </table:table-cell>
          <table:table-cell office:value-type="string">
            <text:p>http://www.recognition.pl</text:p>
          </table:table-cell>
          <table:table-cell office:value-type="string">
            <text:p>http://www.facebook.com/pages/Recognition-Records/89577623699</text:p>
          </table:table-cell>
          <table:table-cell table:number-columns-repeated="1016"/>
        </table:table-row>
        <table:table-row table:style-name="ro13">
          <table:table-cell office:value-type="float" office:value="568">
            <text:p>568</text:p>
          </table:table-cell>
          <table:table-cell office:value-type="string">
            <text:p>Curvve Recordings</text:p>
          </table:table-cell>
          <table:table-cell office:value-type="string">
            <text:p>Curvve Recordings is a record label founded by Vinny Troia in 2003 that specializes in EDM. Since its inception, Curvve has been home to notable original and remix artists including David Guetta, Gareth Emery, Jerome Isma-ae, Wally Lopez, Oscar G, Max Graham, Vinny Troia, Abe Duque, Chris Fortier, Steve Porter, Dave Aude, and many more. A long time DJ himself, Troia created Curvve with the intention of making a big impact through legal remixes of classic songs. The first of these was his remix of Ultra Nate’s “Free”, a track he obtained the rights for through the bankruptcy proceedings of Ultra Nate’s label, Strictly Rhythm. A popular remix of Joi Cardwell’s “Soul to Bear” soon followed, and in 2004 Troia released his own music through Curvve for the first time, doing so with a track called “Expressive.” Thanks in part to a remix by techno legend Abe Duque, “Expressive” debuted on Pete Tong’s Essential Selection show on Radio 1 in the UK and made it into the Top 10 on Beaport. Curvve obtained its first number one single in September 2005 when Peace Biscuit’s official remix of Jody Watley’s “Looking For a New Love” reached the top spot on Billboard’s Dance Club Songs chart. Despite the label’s success with remixes of vocal pop songs from 2003 - 2005, Troia opted to venture into more experimental, underground music in the years following. Many creations in this vein by the likes of Gareth Emery, Dave Aude, Jay Lumen, Jerome Isma-ae, Starkillers, Fine Taste, and notably David Guetta’s remix of Chris Willis’s “My Freedom” all earned top 10 status on Beatport. Curvve’s first published compilation Curvve Vol 1: Live at Miso was also released during this era and, due to its positive reception, led to the release of many more compilations in the years that followed. Curvve marked its ten year anniversary in 2013 with the release of progressive house track “Fade Into You,” Troia’s most recent creation. Curvve Recordings releases have been charted by Huxley and 23 others. View all charted tracks on Curvve Recordings</text:p>
          </table:table-cell>
          <table:table-cell office:value-type="string">
            <text:p>St. Louis</text:p>
          </table:table-cell>
          <table:table-cell office:value-type="string">
            <text:p>http://www.soundcloud.com/curvve</text:p>
          </table:table-cell>
          <table:table-cell office:value-type="string">
            <text:p>info@curvverecordings.com</text:p>
          </table:table-cell>
          <table:table-cell office:value-type="string">
            <text:p>http://www.curvverecordings.com</text:p>
          </table:table-cell>
          <table:table-cell office:value-type="string">
            <text:p>http://www.facebook.com/curvve</text:p>
          </table:table-cell>
          <table:table-cell table:number-columns-repeated="1016"/>
        </table:table-row>
        <table:table-row table:style-name="ro6">
          <table:table-cell office:value-type="float" office:value="530">
            <text:p>530</text:p>
          </table:table-cell>
          <table:table-cell office:value-type="string">
            <text:p>Spectral Sound</text:p>
          </table:table-cell>
          <table:table-cell office:value-type="string">
            <text:p>Spectral Sound was formed in 2000 as the dancefloor home of Ghostly International label since it was moving toward more experimental and pop releases. Keeping the label's dance-floor roots growing, Spectral focuses on moody, leftfield techno/house and showcases the music of area artists like Matthew Dear, Osborne, James Cotton and Hieroglyphic Being. Spectral has also worked with some of America's best producers at the remix/reconstruction level, including Germany's Reinhard Voigt (Kompakt) and Pantytec (Perlon), LA's David Alvarado, Virginia's Bryan Zentz and NYC's John Selway. With releases as diverse as acid house workouts to glitched-out dub tracks, the Spectral Sound imprint strives to find the perfect balance between retro and future, art and dance. Spectral Sound releases have been charted by Alex Niggemann, Ian Pooley, DJ Qu, Erol Alkan, Matrixxman, nd_baumecker, El_Txef_A, Scuba, Chymera, Daniel Avery, Jimmy Edgar, Ryan Crosson, Tale Of Us, Ryan Elliott, Daniel Avery, Traxx, Maher Daniel, Dirt Crew, Clockwork, Christian Smith, Burnski, Homework, Subb-an, Luca Bacchetti and 2025 others. View all charted tracks on Spectral Sound</text:p>
          </table:table-cell>
          <table:table-cell office:value-type="string">
            <text:p>PO Box 7120 Ann Arbor, MI 48107</text:p>
          </table:table-cell>
          <table:table-cell office:value-type="string">
            <text:p>NULL</text:p>
          </table:table-cell>
          <table:table-cell office:value-type="string">
            <text:p>dado@ghostly.com</text:p>
          </table:table-cell>
          <table:table-cell office:value-type="string">
            <text:p>http://www.spectralsound.com</text:p>
          </table:table-cell>
          <table:table-cell office:value-type="string">
            <text:p>NULL</text:p>
          </table:table-cell>
          <table:table-cell table:number-columns-repeated="1016"/>
        </table:table-row>
        <table:table-row table:style-name="ro19">
          <table:table-cell office:value-type="float" office:value="390">
            <text:p>390</text:p>
          </table:table-cell>
          <table:table-cell office:value-type="string">
            <text:p>Convert Recordings</text:p>
          </table:table-cell>
          <table:table-cell office:value-type="string">
            <text:p>Convert recordings was launched in 2000 by electronic artist &amp; production outfit "Blue Amazon". The idea behind the label was to create a platform to promote and release quality club music from artists and friends within the UK and across the globe. The label mainly specializes in the areas of Progressive / European house, Techno and Breaks although diverse in some of the signings / remix projects. We took the attitude that good music would be appreciated without it being too categorized. The long term inspiration and objective of the label is to create an imprint like the legendary "Warp and R&amp;S Records (Belgium)". This objective involves releasing consistent quality music, aiding the progression of some undiscovered talents and being experimental at times. Existing projects have included remixes of the club classic by "Sam Mollison" Will you Love me In The Morning. A track originally released in the early nineties and set in stone as a Renaissance anthem after being championed by John Digweed. Remix projects from Progressive House and Break Beat favorites include "Meat Katie &amp; Force Mass Motion". Imported talents from South America such as "Tom Sawyer" and releases from Berlin's "Namito , Kama Arts and DJ Emerson". Releasing and aiding the progression of Hungaries international DJ "Corvin Dalek". Remix projects / releases from "Blue Amazon" and amongst others promoting the rising production qualities of Irelands "Mal Black". Throughout a period of releases support and attention has been received from the likes of " Timo Mass, Pete Tong (Radio 1), Paul Oakenfold, John Peel, Seb Fontaine (Radio 1), Fergie (Radio 1), Carl Cox, Lee Buridge, Andry Nalin, Andy Morris (Kiss FM) ,Mark Moore, Paul Van Dyk, Danny Howell's, John Digweed, Mixmag, Ministry Mag, 7 Update, DJ Mag and M8 Magazine + More. Please check out the Artist and release pages for more! View all charted tracks on Convert Recordings</text:p>
          </table:table-cell>
          <table:table-cell office:value-type="string">
            <text:p>London, United Kingdom</text:p>
          </table:table-cell>
          <table:table-cell office:value-type="string">
            <text:p>NULL</text:p>
          </table:table-cell>
          <table:table-cell office:value-type="string">
            <text:p>info@convertrecordings.com</text:p>
          </table:table-cell>
          <table:table-cell office:value-type="string">
            <text:p>http://www.convertrecordings.com</text:p>
          </table:table-cell>
          <table:table-cell office:value-type="string">
            <text:p>http://www.facebook.com/http://en-gb.facebook.com/people/Convert-Recordings/100000483784490</text:p>
          </table:table-cell>
          <table:table-cell table:number-columns-repeated="1016"/>
        </table:table-row>
        <table:table-row table:style-name="ro19" table:number-rows-repeated="1048365">
          <table:table-cell table:number-columns-repeated="1024"/>
        </table:table-row>
        <table:table-row table:style-name="ro1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54cm" fo:margin-bottom="2.54cm" fo:margin-left="3.175cm" fo:margin-right="3.175cm"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6">06-12-2015</text:date>, <text:time>20:27:50</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meta:initial-creator>phpMyAdmin 4.1.14</meta:initial-creator>
    <meta:creation-date>2015-10-24T15:16:13</meta:creation-date>
    <dc:date>2015-12-06T20:27:50.60</dc:date>
    <dc:creator>Ayco Holleman</dc:creator>
    <meta:editing-duration>PT10H47M32S</meta:editing-duration>
    <meta:editing-cycles>7</meta:editing-cycles>
    <meta:document-statistic meta:table-count="1" meta:cell-count="1680" meta:object-count="0"/>
  </office:meta>
</office:document-meta>
</file>